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settings.xml" manifest:media-type="text/xml"/>
  <manifest:file-entry manifest:full-path="styles.xml" manifest:media-type="text/xml"/>
  <manifest:file-entry manifest:full-path="media/image1.png" manifest:media-type="image/png"/>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text" style:name="a505">
      <style:text-properties fo:font-variant="small-caps" fo:color="#f2f2f2"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06">
      <style:text-properties fo:font-variant="small-caps" fo:color="#f2f2f2" style:text-line-through-type="none" style:text-line-through-style="none" style:text-line-through-width="auto" style:text-line-through-color="font-color" style:text-position="0% 100%" fo:font-family="Calibri Light" style:font-family-complex="Times New Roman" style:font-family-generic="swiss" style:font-family-generic-complex="roman" style:font-pitch="variable" style:font-pitch-complex="variable" fo:font-size="0.25in" style:font-size-asian="0.25in" style:font-size-complex="0.25in" fo:letter-spacing="0in" fo:language="en" fo:country="GB" fo:font-style="normal" style:font-style-asian="normal" style:font-style-complex="normal" fo:text-shadow="-0.00874in -0.01079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07">
      <style:paragraph-properties fo:line-height="100%" fo:text-align="left" style:tab-stop-distance="0.5in" fo:margin-left="0.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9">
      <style:text-properties fo:font-variant="small-caps"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1">
      <style:text-properties fo:font-variant="small-caps" fo:color="#f2f2f2"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0833in" style:font-size-asian="0.20833in" style:font-size-complex="0.20833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2">
      <style:text-properties fo:font-variant="small-caps" fo:color="#f2f2f2"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0833in" style:font-size-asian="0.20833in" style:font-size-complex="0.20833in" fo:letter-spacing="0in" fo:language="en" fo:country="GB"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3">
      <style:paragraph-properties fo:line-height="140%" fo:text-align="left" style:tab-stop-distance="0.5in" fo:margin-left="0.375in" fo:margin-right="0in" fo:text-indent="-0.375in" fo:margin-top="0.05556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0">
      <style:paragraph-properties fo:line-height="90%" fo:text-align="left" style:tab-stop-distance="0.5in" fo:margin-left="0.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5">
      <style:text-properties fo:font-variant="small-caps" fo:color="#00000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en" fo:country="GB"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6">
      <style:paragraph-properties fo:line-height="90%" fo:text-align="left" style:tab-stop-distance="0.5in" fo:margin-left="0.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2">
      <style:text-properties fo:font-variant="small-caps" fo:color="#d0cece"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3611in" style:font-size-asian="0.23611in" style:font-size-complex="0.23611in" fo:letter-spacing="0in" fo:language="en" fo:country="GB"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3">
      <style:text-properties fo:font-variant="small-caps" fo:color="#f2f2f2"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0833in" style:font-size-asian="0.20833in" style:font-size-complex="0.20833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34">
      <style:text-properties fo:font-variant="small-caps" fo:color="#f2f2f2" style:text-line-through-type="none" style:text-line-through-style="none" style:text-line-through-width="auto" style:text-line-through-color="font-color" style:text-position="0% 100%" fo:font-family="Calibri" style:font-family-complex="Times New Roman" style:font-family-generic="swiss" style:font-family-generic-complex="roman" style:font-pitch="variable" style:font-pitch-complex="variable" fo:font-size="0.20833in" style:font-size-asian="0.20833in" style:font-size-complex="0.20833in" fo:letter-spacing="0in" fo:language="en" fo:country="GB"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0">
      <style:paragraph-properties fo:line-height="100%" fo:text-align="left" style:tab-stop-distance="0.5in" fo:margin-left="0.3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5">
      <style:paragraph-properties fo:line-height="9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37">
      <style:text-properties fo:font-variant="small-caps" fo:color="#00000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en" fo:country="GB"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89">
      <style:drawing-page-properties draw:fill="bitmap" draw:fill-image-name="a488"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38">
      <style:paragraph-properties fo:line-height="9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14">
      <style:drawing-page-properties draw:fill="bitmap" draw:fill-image-name="a513"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15">
      <style:text-properties fo:text-transform="uppercase" fo:color="#d0cece"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GB" fo:font-style="normal" style:font-style-asian="normal" style:font-style-complex="normal" fo:text-shadow="-0.02449in -0.0337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7">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518">
      <style:text-properties fo:font-variant="small-caps" fo:color="#f2f2f2" style:text-line-through-type="none" style:text-line-through-style="none" style:text-line-through-width="auto" style:text-line-through-color="font-color" style:text-position="0% 100%" fo:font-family="Times New Roman" style:font-family-generic="roman" style:font-pitch="variable" fo:font-size="0.25in" style:font-size-asian="0.25in" style:font-size-complex="0.25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19">
      <style:text-properties fo:font-variant="small-caps" fo:color="#f2f2f2" style:text-line-through-type="none" style:text-line-through-style="none" style:text-line-through-width="auto" style:text-line-through-color="font-color" style:text-position="0% 100%" fo:font-family="Times New Roman" style:font-family-generic="roman" style:font-pitch="variable" fo:font-size="0.25in" style:font-size-asian="0.25in" style:font-size-complex="0.25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560">
      <style:drawing-page-properties draw:fill="bitmap" draw:fill-image-name="a559"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61">
      <style:text-properties fo:text-transform="uppercase" fo:color="#ffffff" style:text-line-through-type="none" style:text-line-through-style="none" style:text-line-through-width="auto" style:text-line-through-color="font-color" style:text-position="0% 100%" fo:font-family="Century Gothic" fo:font-size="1.22222in" style:font-size-asian="1.22222in" style:font-size-complex="1.22222in" fo:letter-spacing="0in" fo:language="en" fo:country="GB" fo:font-style="normal" style:font-style-asian="normal" style:font-style-complex="normal" fo:text-shadow="-0.02449in -0.0337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3">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490">
      <style:text-properties fo:text-transform="uppercase" fo:color="#d0cece" style:text-line-through-type="none" style:text-line-through-style="none" style:text-line-through-width="auto" style:text-line-through-color="font-color" style:text-position="0% 100%" fo:font-family="Century Gothic" fo:font-size="0.66667in" style:font-size-asian="0.66667in" style:font-size-complex="0.66667in" fo:letter-spacing="0in" fo:language="en" fo:country="GB" fo:font-style="normal" style:font-style-asian="normal" style:font-style-complex="normal" fo:text-shadow="-0.0266in -0.02232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0">
      <style:text-properties fo:font-variant="small-caps" fo:color="#d0cece" style:text-line-through-type="none" style:text-line-through-style="none" style:text-line-through-width="auto" style:text-line-through-color="font-color" style:text-position="0% 100%" fo:font-family="Century Gothic" fo:font-size="0.23611in" style:font-size-asian="0.23611in" style:font-size-complex="0.23611in" fo:letter-spacing="0in" fo:language="en" fo:country="GB"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92">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paragraph" style:name="a541">
      <style:paragraph-properties fo:line-height="90%" fo:text-align="left" style:tab-stop-distance="0.5in" fo:margin-left="0.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3">
      <style:text-properties fo:font-variant="small-caps" fo:color="#d0cece" style:text-line-through-type="none" style:text-line-through-style="none" style:text-line-through-width="auto" style:text-line-through-color="font-color" style:text-position="0% 100%" fo:font-family="Century Gothic" fo:font-size="0.29167in" style:font-size-asian="0.29167in" style:font-size-complex="0.29167in" fo:letter-spacing="0in" fo:language="en" fo:country="GB"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4">
      <style:paragraph-properties fo:line-height="100%" fo:text-align="center"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3">
      <style:text-properties fo:font-variant="small-caps" fo:color="#f2f2f2"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0833in" style:font-size-asian="0.20833in" style:font-size-complex="0.20833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5">
      <style:text-properties fo:font-variant="small-caps" fo:color="#d0cece" style:text-line-through-type="none" style:text-line-through-style="none" style:text-line-through-width="auto" style:text-line-through-color="font-color" style:text-position="0% 100%" fo:font-family="Century Gothic" fo:font-size="0.29167in" style:font-size-asian="0.29167in" style:font-size-complex="0.29167in" fo:letter-spacing="0in" fo:language="en" fo:country="GB"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4">
      <style:text-properties fo:font-variant="small-caps" fo:color="#f2f2f2"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0833in" style:font-size-asian="0.20833in" style:font-size-complex="0.20833in" fo:letter-spacing="0in" fo:language="en" fo:country="GB"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6">
      <style:paragraph-properties fo:line-height="100%" fo:text-align="center"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0">
      <style:text-properties fo:font-variant="small-caps" fo:color="#f2f2f2"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fo:text-shadow="-0.00874in -0.01079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45">
      <style:paragraph-properties fo:line-height="140%" fo:text-align="left" style:tab-stop-distance="0.5in" fo:margin-left="0.375in" fo:margin-right="0in" fo:text-indent="-0.3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7">
      <style:text-properties fo:font-variant="small-caps" fo:color="#d0cece" style:text-line-through-type="none" style:text-line-through-style="none" style:text-line-through-width="auto" style:text-line-through-color="font-color" style:text-position="0% 100%" fo:font-family="Century Gothic" fo:font-size="0.29167in" style:font-size-asian="0.29167in" style:font-size-complex="0.29167in" fo:letter-spacing="0in" fo:language="en" fo:country="GB"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1">
      <style:paragraph-properties fo:line-height="100%" fo:text-align="left" style:tab-stop-distance="0.5in" fo:margin-left="0.3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8">
      <style:paragraph-properties fo:line-height="100%" fo:text-align="center"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7">
      <style:text-properties fo:font-variant="small-caps" fo:color="#f2f2f2"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0833in" style:font-size-asian="0.20833in" style:font-size-complex="0.20833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2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48">
      <style:text-properties fo:font-variant="small-caps" fo:color="#f2f2f2"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0833in" style:font-size-asian="0.20833in" style:font-size-complex="0.20833in" fo:letter-spacing="0in" fo:language="en" fo:country="GB"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99">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paragraph" style:name="a549">
      <style:paragraph-properties fo:line-height="140%" fo:text-align="left" style:tab-stop-distance="0.5in" fo:margin-left="0.375in" fo:margin-right="0in" fo:text-indent="-0.3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25">
      <style:drawing-page-properties draw:fill="bitmap" draw:fill-image-name="a524"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26">
      <style:text-properties fo:text-transform="uppercase" fo:color="#d0cece"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GB" fo:font-style="normal" style:font-style-asian="normal" style:font-style-complex="normal" fo:text-shadow="-0.02449in -0.0337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01">
      <style:drawing-page-properties draw:fill="bitmap" draw:fill-image-name="a500"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2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2">
      <style:text-properties fo:text-transform="uppercase" fo:color="#d0cece"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GB" fo:font-style="normal" style:font-style-asian="normal" style:font-style-complex="normal" fo:text-shadow="-0.02449in -0.0337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28">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aragraph" style:name="a50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9">
      <style:text-properties fo:font-variant="small-caps" fo:color="#d0cece" style:text-line-through-type="none" style:text-line-through-style="none" style:text-line-through-width="auto" style:text-line-through-color="font-color" style:text-position="0% 100%" fo:font-family="Century Gothic" fo:font-size="0.23611in" style:font-size-asian="0.23611in" style:font-size-complex="0.23611in" fo:letter-spacing="0in" fo:language="en" fo:country="GB"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04">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text:list-style style:name="a53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4375in"/>
      </text:list-level-style-number>
      <text:list-level-style-number text:level="7" style:num-format="">
        <style:list-level-properties text:space-before="2.9375in"/>
      </text:list-level-style-number>
      <text:list-level-style-number text:level="8" style:num-format="">
        <style:list-level-properties text:space-before="3.4375in"/>
      </text:list-level-style-number>
      <text:list-level-style-number text:level="9" style:num-format="">
        <style:list-level-properties text:space-before="3.9375in"/>
      </text:list-level-style-number>
    </text:list-style>
    <text:list-style style:name="a550">
      <text:list-level-style-number text:level="1" style:num-format="i" style:num-prefix="(" style:num-suffix=")">
        <style:list-level-properties text:space-before="0in" text:min-label-width="0.375in"/>
        <style:text-properties fo:color="#ffffff" fo:font-family="Century Gothic" fo:font-size="100%"/>
      </text:list-level-style-number>
      <text:list-level-style-number text:level="2" style:num-format="i" style:num-prefix="(" style:num-suffix=")">
        <style:list-level-properties text:space-before="0.5in" text:min-label-width="0.375in"/>
        <style:text-properties fo:color="#ffffff" fo:font-family="Century Gothic" fo:font-size="100%"/>
      </text:list-level-style-number>
      <text:list-level-style-number text:level="3" style:num-format="i" style:num-prefix="(" style:num-suffix=")">
        <style:list-level-properties text:space-before="1in" text:min-label-width="0.375in"/>
        <style:text-properties fo:color="#ffffff" fo:font-family="Century Gothic" fo:font-size="100%"/>
      </text:list-level-style-number>
      <text:list-level-style-number text:level="4" style:num-format="i" style:num-prefix="(" style:num-suffix=")">
        <style:list-level-properties text:space-before="1.375in" text:min-label-width="0.375in"/>
        <style:text-properties fo:color="#ffffff" fo:font-family="Century Gothic" fo:font-size="100%"/>
      </text:list-level-style-number>
      <text:list-level-style-number text:level="5" style:num-format="i" style:num-prefix="(" style:num-suffix=")">
        <style:list-level-properties text:space-before="1.875in" text:min-label-width="0.375in"/>
        <style:text-properties fo:color="#ffffff" fo:font-family="Century Gothic" fo:font-size="100%"/>
      </text:list-level-style-number>
      <text:list-level-style-number text:level="6" style:num-format="i" style:num-prefix="(" style:num-suffix=")">
        <style:list-level-properties text:space-before="2.4375in" text:min-label-width="0.375in"/>
        <style:text-properties fo:color="#ffffff" fo:font-family="Century Gothic" fo:font-size="100%"/>
      </text:list-level-style-number>
      <text:list-level-style-number text:level="7" style:num-format="i" style:num-prefix="(" style:num-suffix=")">
        <style:list-level-properties text:space-before="2.9375in" text:min-label-width="0.375in"/>
        <style:text-properties fo:color="#ffffff" fo:font-family="Century Gothic" fo:font-size="100%"/>
      </text:list-level-style-number>
      <text:list-level-style-number text:level="8" style:num-format="i" style:num-prefix="(" style:num-suffix=")">
        <style:list-level-properties text:space-before="3.4375in" text:min-label-width="0.375in"/>
        <style:text-properties fo:color="#ffffff" fo:font-family="Century Gothic" fo:font-size="100%"/>
      </text:list-level-style-number>
      <text:list-level-style-number text:level="9" style:num-format="i" style:num-prefix="(" style:num-suffix=")">
        <style:list-level-properties text:space-before="3.9375in" text:min-label-width="0.375in"/>
        <style:text-properties fo:color="#ffffff" fo:font-family="Century Gothic" fo:font-size="100%"/>
      </text:list-level-style-number>
    </text:list-style>
    <text:list-style style:name="a557">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522">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546">
      <text:list-level-style-number text:level="1" style:num-format="i" style:num-prefix="(" style:num-suffix=")">
        <style:list-level-properties text:space-before="0in" text:min-label-width="0.375in"/>
        <style:text-properties fo:color="#ffffff" fo:font-family="Century Gothic" fo:font-size="100%"/>
      </text:list-level-style-number>
      <text:list-level-style-number text:level="2" style:num-format="i" style:num-prefix="(" style:num-suffix=")">
        <style:list-level-properties text:space-before="0.5in" text:min-label-width="0.375in"/>
        <style:text-properties fo:color="#ffffff" fo:font-family="Century Gothic" fo:font-size="100%"/>
      </text:list-level-style-number>
      <text:list-level-style-number text:level="3" style:num-format="i" style:num-prefix="(" style:num-suffix=")">
        <style:list-level-properties text:space-before="1in" text:min-label-width="0.375in"/>
        <style:text-properties fo:color="#ffffff" fo:font-family="Century Gothic" fo:font-size="100%"/>
      </text:list-level-style-number>
      <text:list-level-style-number text:level="4" style:num-format="i" style:num-prefix="(" style:num-suffix=")">
        <style:list-level-properties text:space-before="1.375in" text:min-label-width="0.375in"/>
        <style:text-properties fo:color="#ffffff" fo:font-family="Century Gothic" fo:font-size="100%"/>
      </text:list-level-style-number>
      <text:list-level-style-number text:level="5" style:num-format="i" style:num-prefix="(" style:num-suffix=")">
        <style:list-level-properties text:space-before="1.875in" text:min-label-width="0.375in"/>
        <style:text-properties fo:color="#ffffff" fo:font-family="Century Gothic" fo:font-size="100%"/>
      </text:list-level-style-number>
      <text:list-level-style-number text:level="6" style:num-format="i" style:num-prefix="(" style:num-suffix=")">
        <style:list-level-properties text:space-before="2.4375in" text:min-label-width="0.375in"/>
        <style:text-properties fo:color="#ffffff" fo:font-family="Century Gothic" fo:font-size="100%"/>
      </text:list-level-style-number>
      <text:list-level-style-number text:level="7" style:num-format="i" style:num-prefix="(" style:num-suffix=")">
        <style:list-level-properties text:space-before="2.9375in" text:min-label-width="0.375in"/>
        <style:text-properties fo:color="#ffffff" fo:font-family="Century Gothic" fo:font-size="100%"/>
      </text:list-level-style-number>
      <text:list-level-style-number text:level="8" style:num-format="i" style:num-prefix="(" style:num-suffix=")">
        <style:list-level-properties text:space-before="3.4375in" text:min-label-width="0.375in"/>
        <style:text-properties fo:color="#ffffff" fo:font-family="Century Gothic" fo:font-size="100%"/>
      </text:list-level-style-number>
      <text:list-level-style-number text:level="9" style:num-format="i" style:num-prefix="(" style:num-suffix=")">
        <style:list-level-properties text:space-before="3.9375in" text:min-label-width="0.375in"/>
        <style:text-properties fo:color="#ffffff" fo:font-family="Century Gothic" fo:font-size="100%"/>
      </text:list-level-style-number>
    </text:list-style>
    <text:list-style style:name="a511">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53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4375in"/>
      </text:list-level-style-number>
      <text:list-level-style-number text:level="7" style:num-format="">
        <style:list-level-properties text:space-before="2.9375in"/>
      </text:list-level-style-number>
      <text:list-level-style-number text:level="8" style:num-format="">
        <style:list-level-properties text:space-before="3.4375in"/>
      </text:list-level-style-number>
      <text:list-level-style-number text:level="9" style:num-format="">
        <style:list-level-properties text:space-before="3.9375in"/>
      </text:list-level-style-number>
    </text:list-style>
    <text:list-style style:name="a508">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554">
      <text:list-level-style-number text:level="1" style:num-format="i" style:num-prefix="(" style:num-suffix=")">
        <style:list-level-properties text:space-before="0in" text:min-label-width="0.375in"/>
        <style:text-properties fo:color="#ffffff" fo:font-family="Century Gothic" fo:font-size="100%"/>
      </text:list-level-style-number>
      <text:list-level-style-number text:level="2" style:num-format="i" style:num-prefix="(" style:num-suffix=")">
        <style:list-level-properties text:space-before="0.5in" text:min-label-width="0.375in"/>
        <style:text-properties fo:color="#ffffff" fo:font-family="Century Gothic" fo:font-size="100%"/>
      </text:list-level-style-number>
      <text:list-level-style-number text:level="3" style:num-format="i" style:num-prefix="(" style:num-suffix=")">
        <style:list-level-properties text:space-before="1in" text:min-label-width="0.375in"/>
        <style:text-properties fo:color="#ffffff" fo:font-family="Century Gothic" fo:font-size="100%"/>
      </text:list-level-style-number>
      <text:list-level-style-number text:level="4" style:num-format="i" style:num-prefix="(" style:num-suffix=")">
        <style:list-level-properties text:space-before="1.375in" text:min-label-width="0.375in"/>
        <style:text-properties fo:color="#ffffff" fo:font-family="Century Gothic" fo:font-size="100%"/>
      </text:list-level-style-number>
      <text:list-level-style-number text:level="5" style:num-format="i" style:num-prefix="(" style:num-suffix=")">
        <style:list-level-properties text:space-before="1.875in" text:min-label-width="0.375in"/>
        <style:text-properties fo:color="#ffffff" fo:font-family="Century Gothic" fo:font-size="100%"/>
      </text:list-level-style-number>
      <text:list-level-style-number text:level="6" style:num-format="i" style:num-prefix="(" style:num-suffix=")">
        <style:list-level-properties text:space-before="2.4375in" text:min-label-width="0.375in"/>
        <style:text-properties fo:color="#ffffff" fo:font-family="Century Gothic" fo:font-size="100%"/>
      </text:list-level-style-number>
      <text:list-level-style-number text:level="7" style:num-format="i" style:num-prefix="(" style:num-suffix=")">
        <style:list-level-properties text:space-before="2.9375in" text:min-label-width="0.375in"/>
        <style:text-properties fo:color="#ffffff" fo:font-family="Century Gothic" fo:font-size="100%"/>
      </text:list-level-style-number>
      <text:list-level-style-number text:level="8" style:num-format="i" style:num-prefix="(" style:num-suffix=")">
        <style:list-level-properties text:space-before="3.4375in" text:min-label-width="0.375in"/>
        <style:text-properties fo:color="#ffffff" fo:font-family="Century Gothic" fo:font-size="100%"/>
      </text:list-level-style-number>
      <text:list-level-style-number text:level="9" style:num-format="i" style:num-prefix="(" style:num-suffix=")">
        <style:list-level-properties text:space-before="3.9375in" text:min-label-width="0.375in"/>
        <style:text-properties fo:color="#ffffff" fo:font-family="Century Gothic" fo:font-size="100%"/>
      </text:list-level-style-number>
    </text:list-style>
    <text:list-style style:name="a542">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531">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office:automatic-styles>
  <office:body>
    <office:presentation>
      <draw:page draw:name="Slide1" draw:style-name="a489" draw:master-page-name="Master1-Layout1-title-Title-Slide" presentation:presentation-page-layout-name="Master1-PPL1" draw:id="Slide-256">
        <draw:frame draw:id="id101" presentation:style-name="a492" draw:name="Title 1" svg:x="1.91493in" svg:y="0.66667in" svg:width="9.48843in" svg:height="3.5in" presentation:class="title" presentation:placeholder="false">
          <draw:text-box>
            <text:p text:style-name="a491" text:class-names="" text:cond-style-name=""><text:span text:style-name="a490" text:class-names="">WAREHOUSE MANAGNENT INFORMATION SYSTEM</text:span></text:p>
          </draw:text-box>
          <svg:title/>
          <svg:desc/>
        </draw:frame>
        <draw:frame draw:id="id102" presentation:style-name="a499" draw:name="Subtitle 2" svg:x="1.91493in" svg:y="4.25in" svg:width="9.48843in" svg:height="2.08333in" presentation:class="subtitle" presentation:placeholder="false">
          <draw:text-box>
            <text:p text:style-name="a494" text:class-names="" text:cond-style-name=""><text:span text:style-name="a493" text:class-names="">Casestudy: +250warehouse</text:span></text:p>
            <text:p text:style-name="a496" text:class-names="" text:cond-style-name=""><text:span text:style-name="a495" text:class-names="">KABAGAMBE Ishema Fabrice</text:span></text:p>
            <text:p text:style-name="a498" text:class-names="" text:cond-style-name=""><text:span text:style-name="a497" text:class-names="">Bbict/2021/78153</text:span></text:p>
          </draw:text-box>
          <svg:title/>
          <svg:desc/>
        </draw:frame>
      </draw:page>
      <draw:page draw:name="Slide2" draw:style-name="a501" draw:master-page-name="Master1-Layout2-obj-Title-and-Content" presentation:presentation-page-layout-name="Master1-PPL2" draw:id="Slide-257">
        <draw:frame draw:id="id103" presentation:style-name="a504" draw:name="Title 1" svg:x="1.24826in" svg:y="0.66667in" svg:width="10.83333in" svg:height="2.08333in" presentation:class="title" presentation:placeholder="false">
          <draw:text-box>
            <text:p text:style-name="a503" text:class-names="" text:cond-style-name=""><text:span text:style-name="a502" text:class-names="">Introduction</text:span></text:p>
          </draw:text-box>
          <svg:title/>
          <svg:desc/>
        </draw:frame>
        <draw:frame draw:id="id104" presentation:style-name="a512" draw:name="Content Placeholder 2" svg:x="1.24826in" svg:y="2.91667in" svg:width="10.83333in" svg:height="3.41667in" presentation:class="outline" presentation:placeholder="false">
          <draw:text-box>
            <text:list text:style-name="a508">
              <text:list-item>
                <text:p text:style-name="a507" text:class-names="" text:cond-style-name=""><text:span text:style-name="a505" text:class-names="">+250 warehouse Management Information System is a comprehensive solution designed to help +250 to manage their product selling operations with ease. The system provides tools for tracking stock levels, bookings, and other aspects of products management. With this system, +250 will be able to streamline their stores management and ensure smooth operations.</text:span><text:span text:style-name="a506" text:class-names=""/></text:p>
              </text:list-item>
            </text:list>
            <text:list text:style-name="a511">
              <text:list-item>
                <text:p text:style-name="a510" text:class-names="" text:cond-style-name=""><text:span text:style-name="a509" text:class-names=""/></text:p>
              </text:list-item>
            </text:list>
          </draw:text-box>
          <svg:title/>
          <svg:desc/>
        </draw:frame>
      </draw:page>
      <draw:page draw:name="Slide3" draw:style-name="a514" draw:master-page-name="Master1-Layout2-obj-Title-and-Content" presentation:presentation-page-layout-name="Master1-PPL2" draw:id="Slide-258">
        <draw:frame draw:id="id105" presentation:style-name="a517" draw:name="Title 1" svg:x="1.24826in" svg:y="0.66667in" svg:width="10.83333in" svg:height="2.08333in" presentation:class="title" presentation:placeholder="false">
          <draw:text-box>
            <text:p text:style-name="a516" text:class-names="" text:cond-style-name=""><text:span text:style-name="a515" text:class-names="">Problem statement</text:span></text:p>
          </draw:text-box>
          <svg:title/>
          <svg:desc/>
        </draw:frame>
        <draw:frame draw:id="id106" presentation:style-name="a523" draw:name="Content Placeholder 2" svg:x="0.58159in" svg:y="2.625in" svg:width="10.83333in" svg:height="3.41667in" presentation:class="outline" presentation:placeholder="false">
          <draw:text-box>
            <text:list text:style-name="a522">
              <text:list-item>
                <text:p text:style-name="a521" text:class-names="" text:cond-style-name=""><text:span text:style-name="a518" text:class-names="">+250 currently face several challenges in managing their goods selling, including inefficient stock tracking, manual record-keeping, and a lack of real-time insights into sales and stock levels. These issues result in increased operational costs, decreased productivity, potential loss of business due to stockouts, inventory accuracy, technology integration, supply chain complexity and seasonal demand variation. +250 warehouse Management Information System aims to address these challenges by providing a centralized, automated solution for tracking stock, sales, and other aspects of goods management, improving operational efficiency, and enabling better<text:s text:c="1"/></text:span><text:span text:style-name="a519" text:class-names="">decision-making.</text:span><text:span text:style-name="a520" text:class-names=""/></text:p>
              </text:list-item>
            </text:list>
          </draw:text-box>
          <svg:title/>
          <svg:desc/>
        </draw:frame>
      </draw:page>
      <draw:page draw:name="Slide4" draw:style-name="a525" draw:master-page-name="Master1-Layout2-obj-Title-and-Content" presentation:presentation-page-layout-name="Master1-PPL2" draw:id="Slide-259">
        <draw:frame draw:id="id107" presentation:style-name="a528" draw:name="Title 1" svg:x="1.24826in" svg:y="0.66667in" svg:width="10.83333in" svg:height="2.08333in" presentation:class="title" presentation:placeholder="false">
          <draw:text-box>
            <text:p text:style-name="a527" text:class-names="" text:cond-style-name=""><text:span text:style-name="a526" text:class-names="">objectives</text:span></text:p>
          </draw:text-box>
          <svg:title/>
          <svg:desc/>
        </draw:frame>
        <draw:frame draw:id="id108" presentation:style-name="a558" draw:name="Content Placeholder 2" svg:x="1.24826in" svg:y="2.91667in" svg:width="10.83333in" svg:height="3.41667in" presentation:class="outline" presentation:placeholder="false">
          <draw:text-box>
            <text:list text:style-name="a531">
              <text:list-item>
                <text:p text:style-name="a530" text:class-names="" text:cond-style-name=""><text:span text:style-name="a529" text:class-names="">General objective</text:span></text:p>
              </text:list-item>
            </text:list>
            <text:list text:style-name="a536">
              <text:list-item>
                <text:p text:style-name="a535" text:class-names="" text:cond-style-name=""><text:span text:style-name="a532" text:class-names=""><text:s text:c="2"/></text:span><text:span text:style-name="a533" text:class-names="">To develop an online +250 warehouse Management Information System.</text:span><text:span text:style-name="a534" text:class-names=""/></text:p>
              </text:list-item>
            </text:list>
            <text:list text:style-name="a539">
              <text:list-item>
                <text:p text:style-name="a538" text:class-names="" text:cond-style-name=""><text:span text:style-name="a537" text:class-names=""/></text:p>
              </text:list-item>
            </text:list>
            <text:list text:style-name="a542">
              <text:list-item>
                <text:p text:style-name="a541" text:class-names="" text:cond-style-name=""><text:span text:style-name="a540" text:class-names="">Specific objective</text:span></text:p>
              </text:list-item>
            </text:list>
            <text:list text:style-name="a546">
              <text:list-item>
                <text:p text:style-name="a545" text:class-names="" text:cond-style-name=""><text:span text:style-name="a543" text:class-names="">To implement a centralized system for tracking +250 stock levels and bookings data in real-time.</text:span><text:span text:style-name="a544" text:class-names=""/></text:p>
              </text:list-item>
            </text:list>
            <text:list text:style-name="a550">
              <text:list-item>
                <text:p text:style-name="a549" text:class-names="" text:cond-style-name=""><text:span text:style-name="a547" text:class-names="">To automate manual record-keeping processes.</text:span><text:span text:style-name="a548" text:class-names=""/></text:p>
              </text:list-item>
            </text:list>
            <text:list text:style-name="a554">
              <text:list-item>
                <text:p text:style-name="a553" text:class-names="" text:cond-style-name=""><text:span text:style-name="a551" text:class-names="">To provide data analytics and reporting capabilities.</text:span><text:span text:style-name="a552" text:class-names=""/></text:p>
              </text:list-item>
            </text:list>
            <text:list text:style-name="a557">
              <text:list-item>
                <text:p text:style-name="a556" text:class-names="" text:cond-style-name=""><text:span text:style-name="a555" text:class-names=""/></text:p>
              </text:list-item>
            </text:list>
          </draw:text-box>
          <svg:title/>
          <svg:desc/>
        </draw:frame>
      </draw:page>
      <draw:page draw:name="Slide5" draw:style-name="a560" draw:master-page-name="Master1-Layout6-titleOnly-Title-Only" presentation:presentation-page-layout-name="Master1-PPL6" draw:id="Slide-260">
        <draw:frame draw:id="id109" presentation:style-name="a563" draw:name="Title 1" svg:x="1.24826in" svg:y="0.66667in" svg:width="10.83333in" svg:height="2.08333in" presentation:class="title" presentation:placeholder="false">
          <draw:text-box>
            <text:p text:style-name="a562" text:class-names="" text:cond-style-name=""><text:span text:style-name="a561" text:class-names="">Thank you</text:span></text:p>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1.91493in" svg:y="0.66667in" svg:width="9.48843in" svg:height="3.5in"/>
      <presentation:placeholder presentation:object="subtitle" svg:x="1.91493in" svg:y="4.25in" svg:width="9.48843in" svg:height="2.08333in"/>
      <presentation:placeholder presentation:object="date-time" svg:x="9.66493in" svg:y="6.43403in" svg:width="1.75in" svg:height="0.39931in"/>
      <presentation:placeholder presentation:object="footer" svg:x="1.24826in" svg:y="6.43403in" svg:width="8.25in" svg:height="0.39931in"/>
      <presentation:placeholder presentation:object="page-number" svg:x="11.49826in" svg:y="6.43403in" svg:width="0.60276in" svg:height="0.39931in"/>
    </style:presentation-page-layout>
    <style:presentation-page-layout style:name="Master1-PPL2" style:display-name="Title and Content">
      <presentation:placeholder presentation:object="title" svg:x="1.24826in" svg:y="0.66667in" svg:width="10.83333in" svg:height="2.08333in"/>
      <presentation:placeholder presentation:object="object" svg:x="1.24826in" svg:y="2.91667in" svg:width="10.83333in" svg:height="3.41667in"/>
      <presentation:placeholder presentation:object="date-time" svg:x="9.66493in" svg:y="6.43403in" svg:width="1.75in" svg:height="0.39931in"/>
      <presentation:placeholder presentation:object="footer" svg:x="1.24826in" svg:y="6.43403in" svg:width="8.25in" svg:height="0.39931in"/>
      <presentation:placeholder presentation:object="page-number" svg:x="11.49826in" svg:y="6.43403in" svg:width="0.60276in" svg:height="0.39931in"/>
    </style:presentation-page-layout>
    <style:presentation-page-layout style:name="Master1-PPL3" style:display-name="Section Header">
      <presentation:placeholder presentation:object="title" svg:x="1.91493in" svg:y="3.61831in" svg:width="9.5in" svg:height="1.6063in"/>
      <presentation:placeholder presentation:object="outline" svg:x="1.91493in" svg:y="5.22461in" svg:width="9.5in" svg:height="0.94094in"/>
      <presentation:placeholder presentation:object="date-time" svg:x="9.66493in" svg:y="6.43403in" svg:width="1.75in" svg:height="0.39931in"/>
      <presentation:placeholder presentation:object="footer" svg:x="1.24826in" svg:y="6.43403in" svg:width="8.25in" svg:height="0.39931in"/>
      <presentation:placeholder presentation:object="page-number" svg:x="11.49826in" svg:y="6.43403in" svg:width="0.60276in" svg:height="0.39931in"/>
    </style:presentation-page-layout>
    <style:presentation-page-layout style:name="Master1-PPL4" style:display-name="Two Content">
      <presentation:placeholder presentation:object="title" svg:x="1.24826in" svg:y="0.66667in" svg:width="10.83333in" svg:height="2.08333in"/>
      <presentation:placeholder presentation:object="object" svg:x="1.24826in" svg:y="2.91667in" svg:width="5.33333in" svg:height="3.41667in"/>
      <presentation:placeholder presentation:object="object" svg:x="6.74826in" svg:y="2.91667in" svg:width="5.33333in" svg:height="3.41667in"/>
      <presentation:placeholder presentation:object="date-time" svg:x="9.66493in" svg:y="6.43403in" svg:width="1.75in" svg:height="0.39931in"/>
      <presentation:placeholder presentation:object="footer" svg:x="1.24826in" svg:y="6.43403in" svg:width="8.25in" svg:height="0.39931in"/>
      <presentation:placeholder presentation:object="page-number" svg:x="11.49826in" svg:y="6.43403in" svg:width="0.60276in" svg:height="0.39931in"/>
    </style:presentation-page-layout>
    <style:presentation-page-layout style:name="Master1-PPL5" style:display-name="Comparison">
      <presentation:placeholder presentation:object="title" svg:x="1.24826in" svg:y="0.66667in" svg:width="10.83333in" svg:height="2.08333in"/>
      <presentation:placeholder presentation:object="outline" svg:x="1.56308in" svg:y="2.90741in" svg:width="5.01852in" svg:height="0.63021in"/>
      <presentation:placeholder presentation:object="object" svg:x="1.24826in" svg:y="3.54687in" svg:width="5.33333in" svg:height="2.78646in"/>
      <presentation:placeholder presentation:object="outline" svg:x="7.0463in" svg:y="2.91667in" svg:width="5.0353in" svg:height="0.63021in"/>
      <presentation:placeholder presentation:object="object" svg:x="6.74826in" svg:y="3.54687in" svg:width="5.33333in" svg:height="2.78646in"/>
      <presentation:placeholder presentation:object="date-time" svg:x="9.66493in" svg:y="6.43403in" svg:width="1.75in" svg:height="0.39931in"/>
      <presentation:placeholder presentation:object="footer" svg:x="1.24826in" svg:y="6.43403in" svg:width="8.25in" svg:height="0.39931in"/>
      <presentation:placeholder presentation:object="page-number" svg:x="11.49826in" svg:y="6.43403in" svg:width="0.60276in" svg:height="0.39931in"/>
    </style:presentation-page-layout>
    <style:presentation-page-layout style:name="Master1-PPL6" style:display-name="Title Only">
      <presentation:placeholder presentation:object="title" svg:x="1.24826in" svg:y="0.66667in" svg:width="10.83333in" svg:height="2.08333in"/>
      <presentation:placeholder presentation:object="date-time" svg:x="9.66493in" svg:y="6.43403in" svg:width="1.75in" svg:height="0.39931in"/>
      <presentation:placeholder presentation:object="footer" svg:x="1.24826in" svg:y="6.43403in" svg:width="8.25in" svg:height="0.39931in"/>
      <presentation:placeholder presentation:object="page-number" svg:x="11.49826in" svg:y="6.43403in" svg:width="0.60276in" svg:height="0.39931in"/>
    </style:presentation-page-layout>
    <style:presentation-page-layout style:name="Master1-PPL7" style:display-name="Blank">
      <presentation:placeholder presentation:object="date-time" svg:x="9.66493in" svg:y="6.43403in" svg:width="1.75in" svg:height="0.39931in"/>
      <presentation:placeholder presentation:object="footer" svg:x="1.24826in" svg:y="6.43403in" svg:width="8.25in" svg:height="0.39931in"/>
      <presentation:placeholder presentation:object="page-number" svg:x="11.49826in" svg:y="6.43403in" svg:width="0.60276in" svg:height="0.39931in"/>
    </style:presentation-page-layout>
    <style:presentation-page-layout style:name="Master1-PPL8" style:display-name="Content with Caption">
      <presentation:placeholder presentation:object="title" svg:x="1.24826in" svg:y="1.75in" svg:width="3.88137in" svg:height="1.5in"/>
      <presentation:placeholder presentation:object="object" svg:x="5.5816in" svg:y="0.66667in" svg:width="6.5in" svg:height="5.66667in"/>
      <presentation:placeholder presentation:object="outline" svg:x="1.24826in" svg:y="3.25in" svg:width="3.88137in" svg:height="2in"/>
      <presentation:placeholder presentation:object="date-time" svg:x="9.66493in" svg:y="6.43403in" svg:width="1.75in" svg:height="0.39931in"/>
      <presentation:placeholder presentation:object="footer" svg:x="1.24826in" svg:y="6.43403in" svg:width="8.25in" svg:height="0.39931in"/>
      <presentation:placeholder presentation:object="page-number" svg:x="11.49826in" svg:y="6.43403in" svg:width="0.60276in" svg:height="0.39931in"/>
    </style:presentation-page-layout>
    <style:presentation-page-layout style:name="Master1-PPL9" style:display-name="Picture with Caption">
      <presentation:placeholder presentation:object="title" svg:x="1.24826in" svg:y="1.75in" svg:width="5.83333in" svg:height="1.5in"/>
      <presentation:placeholder presentation:object="graphic" svg:x="8.12963in" svg:y="-0.02in" svg:width="3.58333in" svg:height="7.55in"/>
      <presentation:placeholder presentation:object="outline" svg:x="1.24826in" svg:y="3.25in" svg:width="5.83333in" svg:height="2in"/>
      <presentation:placeholder presentation:object="date-time" svg:x="6.99826in" svg:y="6.43403in" svg:width="1in" svg:height="0.39931in"/>
      <presentation:placeholder presentation:object="footer" svg:x="1.24826in" svg:y="6.43403in" svg:width="5.58333in" svg:height="0.39931in"/>
      <presentation:placeholder presentation:object="page-number" svg:x="11.74826in" svg:y="6.43403in" svg:width="0.35276in" svg:height="0.39931in"/>
    </style:presentation-page-layout>
    <style:presentation-page-layout style:name="Master1-PPL10" style:display-name="Panoramic Picture with Caption">
      <presentation:placeholder presentation:object="title" svg:x="1.24826in" svg:y="5.17592in" svg:width="10.83333in" svg:height="0.61979in"/>
      <presentation:placeholder presentation:object="graphic" svg:x="2.16493in" svg:y="1.01937in" svg:width="8.996in" svg:height="3.46126in"/>
      <presentation:placeholder presentation:object="outline" svg:x="1.24826in" svg:y="5.79572in" svg:width="10.83333in" svg:height="0.53993in"/>
      <presentation:placeholder presentation:object="date-time" svg:x="9.66493in" svg:y="6.43403in" svg:width="1.75in" svg:height="0.39931in"/>
      <presentation:placeholder presentation:object="footer" svg:x="1.24826in" svg:y="6.43403in" svg:width="8.25in" svg:height="0.39931in"/>
      <presentation:placeholder presentation:object="page-number" svg:x="11.49826in" svg:y="6.43403in" svg:width="0.60276in" svg:height="0.39931in"/>
    </style:presentation-page-layout>
    <style:presentation-page-layout style:name="Master1-PPL11" style:display-name="Title and Caption">
      <presentation:placeholder presentation:object="title" svg:x="1.24826in" svg:y="0.66667in" svg:width="10.83333in" svg:height="3.41667in"/>
      <presentation:placeholder presentation:object="outline" svg:x="1.24826in" svg:y="4.75in" svg:width="10.83333in" svg:height="1.58333in"/>
      <presentation:placeholder presentation:object="date-time" svg:x="9.66493in" svg:y="6.43403in" svg:width="1.75in" svg:height="0.39931in"/>
      <presentation:placeholder presentation:object="footer" svg:x="1.24826in" svg:y="6.43403in" svg:width="8.25in" svg:height="0.39931in"/>
      <presentation:placeholder presentation:object="page-number" svg:x="11.49826in" svg:y="6.43403in" svg:width="0.60276in" svg:height="0.39931in"/>
    </style:presentation-page-layout>
    <style:presentation-page-layout style:name="Master1-PPL12" style:display-name="Quote with Caption">
      <presentation:placeholder presentation:object="title" svg:x="1.5816in" svg:y="0.66667in" svg:width="10.16666in" svg:height="3in"/>
      <presentation:placeholder presentation:object="outline" svg:x="1.8316in" svg:y="3.66667in" svg:width="9.66667in" svg:height="0.41667in"/>
      <presentation:placeholder presentation:object="outline" svg:x="1.24826in" svg:y="4.75in" svg:width="10.83333in" svg:height="1.58333in"/>
      <presentation:placeholder presentation:object="date-time" svg:x="9.66493in" svg:y="6.43403in" svg:width="1.75in" svg:height="0.39931in"/>
      <presentation:placeholder presentation:object="footer" svg:x="1.24826in" svg:y="6.43403in" svg:width="8.25in" svg:height="0.39931in"/>
      <presentation:placeholder presentation:object="page-number" svg:x="11.49826in" svg:y="6.43403in" svg:width="0.60276in" svg:height="0.39931in"/>
    </style:presentation-page-layout>
    <style:presentation-page-layout style:name="Master1-PPL13" style:display-name="Name Card">
      <presentation:placeholder presentation:object="title" svg:x="1.24826in" svg:y="3.61831in" svg:width="10.83333in" svg:height="1.6063in"/>
      <presentation:placeholder presentation:object="outline" svg:x="1.24826in" svg:y="5.22461in" svg:width="10.83333in" svg:height="0.94094in"/>
      <presentation:placeholder presentation:object="date-time" svg:x="9.66493in" svg:y="6.43403in" svg:width="1.75in" svg:height="0.39931in"/>
      <presentation:placeholder presentation:object="footer" svg:x="1.24826in" svg:y="6.43403in" svg:width="8.25in" svg:height="0.39931in"/>
      <presentation:placeholder presentation:object="page-number" svg:x="11.49826in" svg:y="6.43403in" svg:width="0.60276in" svg:height="0.39931in"/>
    </style:presentation-page-layout>
    <style:presentation-page-layout style:name="Master1-PPL14" style:display-name="Quote Name Card">
      <presentation:placeholder presentation:object="title" svg:x="1.5816in" svg:y="0.66667in" svg:width="10.16666in" svg:height="3in"/>
      <presentation:placeholder presentation:object="outline" svg:x="1.24826in" svg:y="4.25in" svg:width="10.83333in" svg:height="0.97222in"/>
      <presentation:placeholder presentation:object="outline" svg:x="1.24826in" svg:y="5.22222in" svg:width="10.83333in" svg:height="1.11111in"/>
      <presentation:placeholder presentation:object="date-time" svg:x="9.66493in" svg:y="6.43403in" svg:width="1.75in" svg:height="0.39931in"/>
      <presentation:placeholder presentation:object="footer" svg:x="1.24826in" svg:y="6.43403in" svg:width="8.25in" svg:height="0.39931in"/>
      <presentation:placeholder presentation:object="page-number" svg:x="11.49826in" svg:y="6.43403in" svg:width="0.60276in" svg:height="0.39931in"/>
    </style:presentation-page-layout>
    <style:presentation-page-layout style:name="Master1-PPL15" style:display-name="True or False">
      <presentation:placeholder presentation:object="title" svg:x="1.24826in" svg:y="0.66667in" svg:width="10.83333in" svg:height="3in"/>
      <presentation:placeholder presentation:object="outline" svg:x="1.24826in" svg:y="3.83333in" svg:width="10.83333in" svg:height="0.91667in"/>
      <presentation:placeholder presentation:object="outline" svg:x="1.24826in" svg:y="4.75in" svg:width="10.83333in" svg:height="1.58333in"/>
      <presentation:placeholder presentation:object="date-time" svg:x="9.66493in" svg:y="6.43403in" svg:width="1.75in" svg:height="0.39931in"/>
      <presentation:placeholder presentation:object="footer" svg:x="1.24826in" svg:y="6.43403in" svg:width="8.25in" svg:height="0.39931in"/>
      <presentation:placeholder presentation:object="page-number" svg:x="11.49826in" svg:y="6.43403in" svg:width="0.60276in" svg:height="0.39931in"/>
    </style:presentation-page-layout>
    <style:presentation-page-layout style:name="Master1-PPL16" style:display-name="Title and Vertical Text">
      <presentation:placeholder presentation:object="title" svg:x="1.24826in" svg:y="0.66667in" svg:width="10.83333in" svg:height="2.08333in"/>
      <presentation:placeholder presentation:object="outline" svg:x="1.24826in" svg:y="2.91667in" svg:width="10.83333in" svg:height="3.41667in"/>
      <presentation:placeholder presentation:object="date-time" svg:x="9.66493in" svg:y="6.43403in" svg:width="1.75in" svg:height="0.39931in"/>
      <presentation:placeholder presentation:object="footer" svg:x="1.24826in" svg:y="6.43403in" svg:width="8.25in" svg:height="0.39931in"/>
      <presentation:placeholder presentation:object="page-number" svg:x="11.49826in" svg:y="6.43403in" svg:width="0.60276in" svg:height="0.39931in"/>
    </style:presentation-page-layout>
    <style:presentation-page-layout style:name="Master1-PPL17" style:display-name="Vertical Title and Text">
      <presentation:placeholder presentation:object="title" svg:x="9.66415in" svg:y="0.66667in" svg:width="2.41745in" svg:height="5.66667in"/>
      <presentation:placeholder presentation:object="outline" svg:x="1.24826in" svg:y="0.66667in" svg:width="8.25in" svg:height="5.66667in"/>
      <presentation:placeholder presentation:object="date-time" svg:x="9.66493in" svg:y="6.43403in" svg:width="1.75in" svg:height="0.39931in"/>
      <presentation:placeholder presentation:object="footer" svg:x="1.24826in" svg:y="6.43403in" svg:width="8.25in" svg:height="0.39931in"/>
      <presentation:placeholder presentation:object="page-number" svg:x="11.49826in" svg:y="6.43403in" svg:width="0.60276in" svg:height="0.39931in"/>
    </style:presentation-page-layout>
    <style:default-style style:family="graphic">
      <style:graphic-properties draw:fill="solid" draw:fill-color="#4472c4" draw:opacity="100%" draw:stroke="solid" svg:stroke-width="0.01389in" svg:stroke-color="#172c51" svg:stroke-opacity="100%" draw:stroke-linejoin="miter" svg:stroke-linecap="butt"/>
    </style:default-style>
    <draw:fill-image draw:name="a524" xlink:href="media/image1.png" xlink:show="embed" xlink:actuate="onLoad"/>
    <draw:fill-image draw:name="a457" xlink:href="media/image1.png" xlink:show="embed" xlink:actuate="onLoad"/>
    <draw:fill-image draw:name="a263" xlink:href="media/image1.png" xlink:show="embed" xlink:actuate="onLoad"/>
    <draw:fill-image draw:name="a403" xlink:href="media/image1.png" xlink:show="embed" xlink:actuate="onLoad"/>
    <draw:fill-image draw:name="a228" xlink:href="media/image1.png" xlink:show="embed" xlink:actuate="onLoad"/>
    <draw:fill-image draw:name="a374" xlink:href="media/image1.png" xlink:show="embed" xlink:actuate="onLoad"/>
    <draw:fill-image draw:name="a513" xlink:href="media/image1.png" xlink:show="embed" xlink:actuate="onLoad"/>
    <draw:fill-image draw:name="a146" xlink:href="media/image1.png" xlink:show="embed" xlink:actuate="onLoad"/>
    <draw:fill-image draw:name="a216" xlink:href="media/image1.png" xlink:show="embed" xlink:actuate="onLoad"/>
    <draw:fill-image draw:name="a488" xlink:href="media/image1.png" xlink:show="embed" xlink:actuate="onLoad"/>
    <draw:fill-image draw:name="a500" xlink:href="media/image1.png" xlink:show="embed" xlink:actuate="onLoad"/>
    <draw:fill-image draw:name="a326" xlink:href="media/image1.png" xlink:show="embed" xlink:actuate="onLoad"/>
    <draw:fill-image draw:name="a201" xlink:href="media/image1.png" xlink:show="embed" xlink:actuate="onLoad"/>
    <draw:fill-image draw:name="a559" xlink:href="media/image1.png" xlink:show="embed" xlink:actuate="onLoad"/>
    <draw:fill-image draw:name="a0" xlink:href="media/image1.png" xlink:show="embed" xlink:actuate="onLoad"/>
    <draw:fill-image draw:name="a99" xlink:href="media/image1.png" xlink:show="embed" xlink:actuate="onLoad"/>
    <draw:fill-image draw:name="a285" xlink:href="media/image1.png" xlink:show="embed" xlink:actuate="onLoad"/>
    <draw:fill-image draw:name="a80" xlink:href="media/image1.png" xlink:show="embed" xlink:actuate="onLoad"/>
    <draw:fill-image draw:name="a355" xlink:href="media/image1.png" xlink:show="embed" xlink:actuate="onLoad"/>
    <draw:fill-image draw:name="a426" xlink:href="media/image1.png" xlink:show="embed" xlink:actuate="onLoad"/>
    <draw:fill-image draw:name="a49" xlink:href="media/image1.png" xlink:show="embed" xlink:actuate="onLoad"/>
    <draw:fill-image draw:name="a31" xlink:href="media/image1.png" xlink:show="embed" xlink:actuate="onLoad"/>
    <draw:fill-image draw:name="a307" xlink:href="media/image1.png" xlink:show="embed" xlink:actuate="onLoad"/>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presentation" style:name="a41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7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7">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0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02">
      <style:drawing-page-properties draw:fill="bitmap" draw:fill-image-name="a201"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3">
      <style:text-properties fo:text-transform="uppercase" fo:color="#000000"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fo:text-shadow="-0.02449in -0.0337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06">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1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12">
      <style:text-properties fo:font-variant="small-caps"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3">
      <style:paragraph-properties fo:line-height="100%" fo:text-align="left"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16">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20">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1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42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23">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2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81">
      <style:drawing-page-properties draw:fill="bitmap" draw:fill-image-name="a80"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2">
      <style:text-properties fo:text-transform="uppercase" fo:color="#000000"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fo:text-shadow="-0.02449in -0.0337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27">
      <style:drawing-page-properties draw:fill="bitmap" draw:fill-image-name="a426"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8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8">
      <style:text-properties fo:text-transform="uppercase" fo:color="#000000"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fo:text-shadow="-0.02449in -0.0337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drawing-page" style:name="a100">
      <style:drawing-page-properties draw:fill="bitmap" draw:fill-image-name="a99"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5">
      <style:text-properties fo:font-variant="small-caps"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
      <style:text-properties fo:text-transform="uppercase" fo:color="#000000"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fo:text-shadow="-0.02449in -0.0337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
      <style:paragraph-properties fo:line-height="100%" fo:text-align="right"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8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4">
      <style:text-properties fo:font-variant="small-caps"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5">
      <style:paragraph-properties fo:line-height="100%" fo:text-align="left" style:tab-stop-distance="0.5in" fo:margin-left="0.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
      <style:text-properties fo:font-variant="small-caps" fo:color="#00000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0">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8">
      <style:paragraph-properties fo:line-height="100%" fo:text-align="left" style:tab-stop-distance="0.5in" fo:margin-left="0.8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13">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1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17">
      <style:drawing-page-properties draw:fill="bitmap" draw:fill-image-name="a216"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18">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20">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2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23">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2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327">
      <style:drawing-page-properties draw:fill="bitmap" draw:fill-image-name="a326"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43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28">
      <style:text-properties fo:text-transform="uppercase" fo:color="#6f6f6f" style:text-line-through-type="none" style:text-line-through-style="none" style:text-line-through-width="auto" style:text-line-through-color="font-color" style:text-position="0% 100%" fo:font-family="Century Gothic" fo:font-size="1.11111in" style:font-size-asian="1.11111in" style:font-size-complex="1.11111in" fo:letter-spacing="0in" fo:language="en" fo:country="US" fo:font-style="normal" style:font-style-asian="normal" style:font-style-complex="normal" fo:text-shadow="-0.02449in -0.0337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1">
      <style:text-properties fo:font-variant="small-caps"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2">
      <style:paragraph-properties fo:line-height="100%" fo:text-align="left" style:tab-stop-distance="0.5in" fo:margin-left="0.3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4">
      <style:text-properties fo:font-variant="small-caps"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5">
      <style:paragraph-properties fo:line-height="100%" fo:text-align="left" style:tab-stop-distance="0.5in" fo:margin-left="0.8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3">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37">
      <style:text-properties fo:font-variant="small-caps" fo:color="#00000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8">
      <style:paragraph-properties fo:line-height="100%" fo:text-align="left" style:tab-stop-distance="0.5in" fo:margin-left="1.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0">
      <style:text-properties fo:font-variant="small-caps" fo:color="#00000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1">
      <style:paragraph-properties fo:line-height="100%" fo:text-align="left" style:tab-stop-distance="0.5in" fo:margin-left="1.3125in" fo:margin-right="0in" fo:text-indent="-0.31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3">
      <style:text-properties fo:font-variant="small-caps" fo:color="#00000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
      <style:paragraph-properties fo:line-height="100%" fo:text-align="left" style:tab-stop-distance="0.5in" fo:margin-left="1.6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
      <style:text-properties fo:font-variant="small-caps" fo:color="#00000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
      <style:paragraph-properties fo:line-height="100%" fo:text-align="left" style:tab-stop-distance="0.5in" fo:margin-left="2.1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1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22">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2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25">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2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33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29">
      <style:drawing-page-properties draw:fill="bitmap" draw:fill-image-name="a228"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31">
      <style:text-properties fo:text-transform="uppercase" fo:color="#6f6f6f" style:text-line-through-type="none" style:text-line-through-style="none" style:text-line-through-width="auto" style:text-line-through-color="font-color" style:text-position="0% 100%" fo:font-family="Century Gothic" fo:font-size="1.11111in" style:font-size-asian="1.11111in" style:font-size-complex="1.11111in" fo:letter-spacing="0in" fo:language="en" fo:country="US" fo:font-style="normal" style:font-style-asian="normal" style:font-style-complex="normal" fo:text-shadow="-0.02449in -0.0337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34">
      <style:text-properties fo:text-transform="uppercase" fo:color="#ffffff"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fo:text-shadow="-0.02449in -0.0337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37">
      <style:text-properties fo:font-variant="small-caps"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8">
      <style:paragraph-properties fo:line-height="100%" fo:text-align="left"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0">
      <style:text-properties fo:font-variant="small-caps" fo:color="#00000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1">
      <style:paragraph-properties fo:line-height="100%" fo:text-align="left" style:tab-stop-distance="0.5in" fo:margin-left="1.6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3">
      <style:text-properties fo:font-variant="small-caps" fo:color="#00000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4">
      <style:paragraph-properties fo:line-height="100%" fo:text-align="left" style:tab-stop-distance="0.5in" fo:margin-left="2.1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6">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447">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0">
      <style:text-properties fo:font-variant="small-caps"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1">
      <style:paragraph-properties fo:line-height="100%" fo:text-align="left" style:tab-stop-distance="0.5in" fo:margin-left="0.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
      <style:text-properties fo:font-variant="small-caps" fo:color="#00000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
      <style:paragraph-properties fo:line-height="100%" fo:text-align="left" style:tab-stop-distance="0.5in" fo:margin-left="0.8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
      <style:text-properties fo:font-variant="small-caps" fo:color="#00000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
      <style:paragraph-properties fo:line-height="100%" fo:text-align="left" style:tab-stop-distance="0.5in" fo:margin-left="1.3125in" fo:margin-right="0in" fo:text-indent="-0.31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0">
      <style:text-properties fo:text-transform="uppercase" fo:color="#000000"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fo:text-shadow="-0.02449in -0.0337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
      <style:text-properties fo:font-variant="small-caps" fo:color="#00000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33">
      <style:text-properties fo:font-variant="small-caps"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4">
      <style:paragraph-properties fo:line-height="100%" fo:text-align="left" style:tab-stop-distance="0.5in" fo:margin-left="0.3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6">
      <style:text-properties fo:font-variant="small-caps"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7">
      <style:paragraph-properties fo:line-height="100%" fo:text-align="left" style:tab-stop-distance="0.5in" fo:margin-left="0.8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41">
      <style:text-properties fo:font-variant="small-caps"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9">
      <style:text-properties fo:font-variant="small-caps" fo:color="#00000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2">
      <style:paragraph-properties fo:line-height="100%" fo:text-align="left"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45">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4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45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49">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51">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5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54">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5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458">
      <style:drawing-page-properties draw:fill="bitmap" draw:fill-image-name="a457"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30">
      <style:paragraph-properties fo:line-height="100%" fo:text-align="left" style:tab-stop-distance="0.5in" fo:margin-left="1.6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9">
      <style:text-properties fo:text-transform="uppercase" fo:color="#000000"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fo:text-shadow="-0.02449in -0.0337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
      <style:text-properties fo:font-variant="small-caps" fo:color="#00000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
      <style:paragraph-properties fo:line-height="100%" fo:text-align="left" style:tab-stop-distance="0.5in" fo:margin-left="2.1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36">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40">
      <style:paragraph-properties fo:line-height="100%" fo:text-align="left" style:tab-stop-distance="0.5in" fo:margin-left="1.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2">
      <style:text-properties fo:font-variant="small-caps" fo:color="#00000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3">
      <style:paragraph-properties fo:line-height="100%" fo:text-align="left" style:tab-stop-distance="0.5in" fo:margin-left="1.6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5">
      <style:text-properties fo:font-variant="small-caps" fo:color="#00000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6">
      <style:paragraph-properties fo:line-height="100%" fo:text-align="left" style:tab-stop-distance="0.5in" fo:margin-left="2.1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35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9">
      <style:text-properties fo:font-variant="small-caps" fo:color="#00000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2">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5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356">
      <style:drawing-page-properties draw:fill="bitmap" draw:fill-image-name="a355"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57">
      <style:text-properties fo:text-transform="uppercase" fo:color="#000000"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fo:text-shadow="-0.02449in -0.0337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461">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text" style:name="a462">
      <style:text-properties fo:font-variant="small-caps"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3">
      <style:paragraph-properties fo:line-height="100%" fo:text-align="left" style:tab-stop-distance="0.5in" fo:margin-left="0.3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5">
      <style:text-properties fo:font-variant="small-caps"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6">
      <style:paragraph-properties fo:line-height="100%" fo:text-align="left" style:tab-stop-distance="0.5in" fo:margin-left="0.8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8">
      <style:text-properties fo:font-variant="small-caps" fo:color="#00000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69">
      <style:paragraph-properties fo:line-height="100%" fo:text-align="left" style:tab-stop-distance="0.5in" fo:margin-left="1.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3">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47">
      <style:drawing-page-properties draw:fill="bitmap" draw:fill-image-name="a146"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50">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
      <style:text-properties fo:text-transform="uppercase" fo:color="#000000"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fo:text-shadow="-0.02449in -0.0337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53">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5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57">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60">
      <style:text-properties fo:font-variant="small-caps"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1">
      <style:paragraph-properties fo:line-height="100%" fo:text-align="left"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6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64">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6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68">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6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1">
      <style:text-properties fo:font-variant="small-caps" fo:color="#00000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2">
      <style:paragraph-properties fo:line-height="100%" fo:text-align="left" style:tab-stop-distance="0.5in" fo:margin-left="1.6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4">
      <style:text-properties fo:font-variant="small-caps" fo:color="#00000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5">
      <style:paragraph-properties fo:line-height="100%" fo:text-align="left" style:tab-stop-distance="0.5in" fo:margin-left="2.1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7">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478">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5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51">
      <style:text-properties fo:font-variant="small-caps" fo:color="#000000"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
      <style:paragraph-properties fo:line-height="100%" fo:text-align="left" style:tab-stop-distance="0.5in" fo:margin-left="0in" fo:margin-right="0in" fo:text-indent="0in" fo:margin-top="0.09722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55">
      <style:text-properties fo:font-variant="small-caps"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
      <style:paragraph-properties fo:line-height="100%" fo:text-align="left" style:tab-stop-distance="0.5in" fo:margin-left="0.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0">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8">
      <style:text-properties fo:font-variant="small-caps" fo:color="#00000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9">
      <style:paragraph-properties fo:line-height="100%" fo:text-align="left" style:tab-stop-distance="0.5in" fo:margin-left="0.8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64">
      <style:drawing-page-properties draw:fill="bitmap" draw:fill-image-name="a263"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65">
      <style:text-properties fo:text-transform="uppercase" fo:color="#000000"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fo:text-shadow="-0.02449in -0.0337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37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68">
      <style:text-properties fo:font-variant="small-caps" fo:color="#00000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1">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69">
      <style:paragraph-properties fo:line-height="100%" fo:text-align="center"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375">
      <style:drawing-page-properties draw:fill="bitmap" draw:fill-image-name="a374"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76">
      <style:text-properties fo:text-transform="uppercase" fo:color="#6f6f6f" style:text-line-through-type="none" style:text-line-through-style="none" style:text-line-through-width="auto" style:text-line-through-color="font-color" style:text-position="0% 100%" fo:font-family="Century Gothic" fo:font-size="1.11111in" style:font-size-asian="1.11111in" style:font-size-complex="1.11111in" fo:letter-spacing="0in" fo:language="en" fo:country="US" fo:font-style="normal" style:font-style-asian="normal" style:font-style-complex="normal" fo:text-shadow="-0.02449in -0.0337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7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8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9">
      <style:text-properties fo:text-transform="uppercase" fo:color="#6f6f6f" style:text-line-through-type="none" style:text-line-through-style="none" style:text-line-through-width="auto" style:text-line-through-color="font-color" style:text-position="0% 100%" fo:font-family="Century Gothic" fo:font-size="1.11111in" style:font-size-asian="1.11111in" style:font-size-complex="1.11111in" fo:letter-spacing="0in" fo:language="en" fo:country="US" fo:font-style="normal" style:font-style-asian="normal" style:font-style-complex="normal" fo:text-shadow="-0.02449in -0.0337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8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82">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8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85">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8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1">
      <style:text-properties fo:font-variant="small-caps" fo:color="#00000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
      <style:paragraph-properties fo:line-height="100%" fo:text-align="left" style:tab-stop-distance="0.5in" fo:margin-left="1.3125in" fo:margin-right="0in" fo:text-indent="-0.31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
      <style:text-properties fo:font-variant="small-caps" fo:color="#00000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
      <style:paragraph-properties fo:line-height="100%" fo:text-align="left" style:tab-stop-distance="0.5in" fo:margin-left="1.6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7">
      <style:text-properties fo:font-variant="small-caps" fo:color="#00000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70">
      <style:graphic-properties fo:wrap-option="wrap" fo:padding-top="0.05in" fo:padding-bottom="0.05in" fo:padding-left="0.1in" fo:padding-right="0.1in" draw:textarea-vertical-align="top" draw:textarea-horizontal-align="center" draw:fill="none" draw:stroke="solid" svg:stroke-width="0.04167in" svg:stroke-color="#363d46" svg:stroke-opacity="100%" draw:auto-grow-width="false" draw:auto-grow-height="false" style:shrink-to-fit="true"/>
      <style:paragraph-properties style:font-independent-line-spacing="true" style:writing-mode="lr-tb"/>
    </style:style>
    <style:style style:family="paragraph" style:name="a168">
      <style:paragraph-properties fo:line-height="100%" fo:text-align="left" style:tab-stop-distance="0.5in" fo:margin-left="2.1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1">
      <style:text-properties fo:font-variant="small-caps"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2">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75">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7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38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79">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82">
      <style:text-properties fo:text-transform="uppercase" fo:color="#000000"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fo:text-shadow="-0.02449in -0.0337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85">
      <style:text-properties fo:text-transform="uppercase" fo:color="#000000"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fo:text-shadow="-0.02449in -0.0337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6">
      <style:paragraph-properties fo:line-height="100%" fo:text-align="left" style:tab-stop-distance="0.5in" fo:margin-left="0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89">
      <style:text-properties fo:font-variant="small-caps"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71">
      <style:text-properties fo:font-variant="small-caps" fo:color="#000000"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
      <style:paragraph-properties fo:line-height="100%" fo:text-align="left" style:tab-stop-distance="0.5in" fo:margin-left="0in" fo:margin-right="0in" fo:text-indent="0in" fo:margin-top="0.09722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75">
      <style:text-properties fo:font-variant="small-caps"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
      <style:paragraph-properties fo:line-height="100%" fo:text-align="left" style:tab-stop-distance="0.5in" fo:margin-left="0.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8">
      <style:text-properties fo:font-variant="small-caps" fo:color="#00000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
      <style:paragraph-properties fo:line-height="100%" fo:text-align="left" style:tab-stop-distance="0.5in" fo:margin-left="0.8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2">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8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86">
      <style:drawing-page-properties draw:fill="bitmap" draw:fill-image-name="a285"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87">
      <style:text-properties fo:text-transform="uppercase" fo:color="#000000"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fo:text-shadow="-0.02449in -0.0337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0">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39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93">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9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97">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9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81">
      <style:text-properties fo:font-variant="small-caps" fo:color="#00000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
      <style:paragraph-properties fo:line-height="100%" fo:text-align="left" style:tab-stop-distance="0.5in" fo:margin-left="1.3125in" fo:margin-right="0in" fo:text-indent="-0.31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
      <style:text-properties fo:font-variant="small-caps" fo:color="#00000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
      <style:paragraph-properties fo:line-height="100%" fo:text-align="left" style:tab-stop-distance="0.5in" fo:margin-left="1.6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7">
      <style:text-properties fo:font-variant="small-caps" fo:color="#00000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
      <style:paragraph-properties fo:line-height="100%" fo:text-align="left" style:tab-stop-distance="0.5in" fo:margin-left="2.1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0">
      <style:text-properties fo:font-variant="small-caps" fo:color="#00000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1">
      <style:paragraph-properties fo:line-height="100%" fo:text-align="center"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2">
      <style:graphic-properties fo:wrap-option="wrap" fo:padding-top="0.05in" fo:padding-bottom="0.05in" fo:padding-left="0.1in" fo:padding-right="0.1in" draw:textarea-vertical-align="top" draw:textarea-horizontal-align="center" draw:fill="none" draw:stroke="solid" svg:stroke-width="0.04167in" svg:stroke-color="#363d46" svg:stroke-opacity="100%" draw:auto-grow-width="false" draw:auto-grow-height="false" style:shrink-to-fit="true"/>
      <style:paragraph-properties style:font-independent-line-spacing="true" style:writing-mode="lr-tb"/>
    </style:style>
    <style:style style:family="text" style:name="a293">
      <style:text-properties fo:font-variant="small-caps" fo:color="#00000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4">
      <style:paragraph-properties fo:line-height="100%" fo:text-align="left" style:tab-stop-distance="0.5in" fo:margin-left="0in" fo:margin-right="0in" fo:text-indent="0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97">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9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91">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95">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98">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
      <style:text-properties fo:font-variant="small-caps" fo:color="#00000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
      <style:paragraph-properties fo:line-height="100%" fo:text-align="left" style:tab-stop-distance="0.5in" fo:margin-left="1.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
      <style:text-properties fo:font-variant="small-caps" fo:color="#00000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
      <style:paragraph-properties fo:line-height="100%" fo:text-align="left" style:tab-stop-distance="0.5in" fo:margin-left="1.6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
      <style:text-properties fo:font-variant="small-caps" fo:color="#00000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
      <style:paragraph-properties fo:line-height="100%" fo:text-align="left" style:tab-stop-distance="0.5in" fo:margin-left="2.1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1">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5">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32">
      <style:drawing-page-properties draw:fill="bitmap" draw:fill-image-name="a31"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3">
      <style:text-properties fo:text-transform="uppercase" fo:color="#000000" style:text-line-through-type="none" style:text-line-through-style="none" style:text-line-through-width="auto" style:text-line-through-color="font-color" style:text-position="0% 100%" fo:font-family="Century Gothic" fo:font-size="0.66667in" style:font-size-asian="0.66667in" style:font-size-complex="0.66667in" fo:letter-spacing="0in" fo:language="en" fo:country="US" fo:font-style="normal" style:font-style-asian="normal" style:font-style-complex="normal" fo:text-shadow="-0.0266in -0.02232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36">
      <style:text-properties fo:font-variant="small-caps" fo:color="#000000" style:text-line-through-type="none" style:text-line-through-style="none" style:text-line-through-width="auto" style:text-line-through-color="font-color" style:text-position="0% 100%" fo:font-family="Century Gothic" fo:font-size="0.29167in" style:font-size-asian="0.29167in" style:font-size-complex="0.29167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
      <style:paragraph-properties fo:line-height="100%" fo:text-align="center"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39">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3">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6">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
      <style:drawing-page-properties draw:fill="bitmap" draw:fill-image-name="a0" style:repeat="stretch"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2">
      <style:text-properties fo:text-transform="uppercase" fo:color="#000000"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fo:text-shadow="-0.02449in -0.0337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
      <style:text-properties fo:font-variant="small-caps"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
      <style:paragraph-properties fo:line-height="100%" fo:text-align="left" style:tab-stop-distance="0.5in" fo:margin-left="0.3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
      <style:text-properties fo:font-variant="small-caps"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
      <style:paragraph-properties fo:line-height="100%" fo:text-align="left" style:tab-stop-distance="0.5in" fo:margin-left="0.8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0">
      <style:drawing-page-properties draw:fill="bitmap" draw:fill-image-name="a49"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1">
      <style:text-properties fo:text-transform="uppercase" fo:color="#000000"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fo:text-shadow="-0.02449in -0.0337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4">
      <style:text-properties fo:font-variant="small-caps"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
      <style:paragraph-properties fo:line-height="100%" fo:text-align="left" style:tab-stop-distance="0.5in" fo:margin-left="0.3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
      <style:text-properties fo:font-variant="small-caps"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
      <style:paragraph-properties fo:line-height="100%" fo:text-align="left" style:tab-stop-distance="0.5in" fo:margin-left="0.8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0">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0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404">
      <style:drawing-page-properties draw:fill="bitmap" draw:fill-image-name="a403"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0">
      <style:text-properties fo:font-variant="small-caps" fo:color="#00000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5">
      <style:text-properties fo:text-transform="uppercase" fo:color="#000000"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fo:text-shadow="-0.02449in -0.0337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
      <style:paragraph-properties fo:line-height="100%" fo:text-align="left" style:tab-stop-distance="0.5in" fo:margin-left="1.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63">
      <style:text-properties fo:font-variant="small-caps" fo:color="#00000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8">
      <style:text-properties fo:text-transform="uppercase" fo:color="#000000"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fo:text-shadow="-0.02449in -0.0337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
      <style:paragraph-properties fo:line-height="100%" fo:text-align="left" style:tab-stop-distance="0.5in" fo:margin-left="1.6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9">
      <style:paragraph-properties fo:line-height="100%" fo:text-align="left" style:tab-stop-distance="0.5in" fo:margin-left="0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
      <style:text-properties fo:font-variant="small-caps" fo:color="#00000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
      <style:paragraph-properties fo:line-height="100%" fo:text-align="left" style:tab-stop-distance="0.5in" fo:margin-left="2.1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30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01">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0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04">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0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308">
      <style:drawing-page-properties draw:fill="bitmap" draw:fill-image-name="a307"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41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09">
      <style:text-properties fo:text-transform="uppercase" fo:color="#000000"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fo:text-shadow="-0.02449in -0.0337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2">
      <style:text-properties fo:font-variant="small-caps"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3">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41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16">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1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text:list-style style:name="a439">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273">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3125in"/>
      </text:list-level-style-number>
      <text:list-level-style-number text:level="4" style:num-format="">
        <style:list-level-properties text:space-before="1.6875in"/>
      </text:list-level-style-number>
      <text:list-level-style-number text:level="5" style:num-format="">
        <style:list-level-properties text:space-before="2.187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10">
      <text:list-level-style-number text:level="1" style:num-format="">
        <style:list-level-properties text:space-before="0in" text:min-label-width="0.3125in"/>
      </text:list-level-style-number>
      <text:list-level-style-number text:level="2" style:num-format="">
        <style:list-level-properties text:space-before="0.5in" text:min-label-width="0.3125in"/>
      </text:list-level-style-number>
      <text:list-level-style-number text:level="3" style:num-format="">
        <style:list-level-properties text:space-before="1in" text:min-label-width="0.3125in"/>
      </text:list-level-style-number>
      <text:list-level-style-number text:level="4" style:num-format="">
        <style:list-level-properties text:space-before="1.375in" text:min-label-width="0.3125in"/>
      </text:list-level-style-number>
      <text:list-level-style-number text:level="5" style:num-format="">
        <style:list-level-properties text:space-before="1.875in" text:min-label-width="0.3125in"/>
      </text:list-level-style-number>
      <text:list-level-style-number text:level="6" style:num-format="">
        <style:list-level-properties text:space-before="2.4375in" text:min-label-width="0.3125in"/>
      </text:list-level-style-number>
      <text:list-level-style-number text:level="7" style:num-format="">
        <style:list-level-properties text:space-before="2.9375in" text:min-label-width="0.3125in"/>
      </text:list-level-style-number>
      <text:list-level-style-number text:level="8" style:num-format="">
        <style:list-level-properties text:space-before="3.4375in" text:min-label-width="0.3125in"/>
      </text:list-level-style-number>
      <text:list-level-style-number text:level="9" style:num-format="">
        <style:list-level-properties text:space-before="3.9375in" text:min-label-width="0.3125in"/>
      </text:list-level-style-number>
    </text:list-style>
    <text:list-style style:name="a414">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3125in"/>
      </text:list-level-style-number>
      <text:list-level-style-number text:level="4" style:num-format="">
        <style:list-level-properties text:space-before="1.6875in"/>
      </text:list-level-style-number>
      <text:list-level-style-number text:level="5" style:num-format="">
        <style:list-level-properties text:space-before="2.187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2">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251">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3125in"/>
      </text:list-level-style-number>
      <text:list-level-style-number text:level="4" style:num-format="">
        <style:list-level-properties text:space-before="1.6875in"/>
      </text:list-level-style-number>
      <text:list-level-style-number text:level="5" style:num-format="">
        <style:list-level-properties text:space-before="2.187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5">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10">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464">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7">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87">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3125in"/>
      </text:list-level-style-number>
      <text:list-level-style-number text:level="4" style:num-format="">
        <style:list-level-properties text:space-before="1.6875in"/>
      </text:list-level-style-number>
      <text:list-level-style-number text:level="5" style:num-format="">
        <style:list-level-properties text:space-before="2.187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8">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339">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3125in"/>
      </text:list-level-style-number>
      <text:list-level-style-number text:level="4" style:num-format="">
        <style:list-level-properties text:space-before="1.6875in"/>
      </text:list-level-style-number>
      <text:list-level-style-number text:level="5" style:num-format="">
        <style:list-level-properties text:space-before="2.187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3">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467">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173">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3125in"/>
      </text:list-level-style-number>
      <text:list-level-style-number text:level="4" style:num-format="">
        <style:list-level-properties text:space-before="1.6875in"/>
      </text:list-level-style-number>
      <text:list-level-style-number text:level="5" style:num-format="">
        <style:list-level-properties text:space-before="2.187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6">
      <text:list-level-style-bullet text:level="1" text:bullet-char="•">
        <style:list-level-properties text:space-before="0.125in" text:min-label-width="0.1875in"/>
        <style:text-properties fo:color="#ffffff" fo:font-family="Arial" fo:font-size="100%"/>
      </text:list-level-style-bullet>
      <text:list-level-style-bullet text:level="2" text:bullet-char="•">
        <style:list-level-properties text:space-before="0.625in" text:min-label-width="0.1875in"/>
        <style:text-properties fo:color="#ffffff" fo:font-family="Arial" fo:font-size="100%"/>
      </text:list-level-style-bullet>
      <text:list-level-style-bullet text:level="3" text:bullet-char="•">
        <style:list-level-properties text:space-before="1.125in" text:min-label-width="0.1875in"/>
        <style:text-properties fo:color="#ffffff" fo:font-family="Arial" fo:font-size="100%"/>
      </text:list-level-style-bullet>
      <text:list-level-style-bullet text:level="4" text:bullet-char="•">
        <style:list-level-properties text:space-before="1.5in" text:min-label-width="0.1875in"/>
        <style:text-properties fo:color="#ffffff" fo:font-family="Arial" fo:font-size="100%"/>
      </text:list-level-style-bullet>
      <text:list-level-style-bullet text:level="5" text:bullet-char="•">
        <style:list-level-properties text:space-before="2in" text:min-label-width="0.1875in"/>
        <style:text-properties fo:color="#ffffff" fo:font-family="Arial" fo:font-size="100%"/>
      </text:list-level-style-bullet>
      <text:list-level-style-bullet text:level="6" text:bullet-char="•">
        <style:list-level-properties text:space-before="2.5625in" text:min-label-width="0.1875in"/>
        <style:text-properties fo:color="#ffffff" fo:font-family="Arial" fo:font-size="100%"/>
      </text:list-level-style-bullet>
      <text:list-level-style-bullet text:level="7" text:bullet-char="•">
        <style:list-level-properties text:space-before="3.0625in" text:min-label-width="0.1875in"/>
        <style:text-properties fo:color="#ffffff" fo:font-family="Arial" fo:font-size="100%"/>
      </text:list-level-style-bullet>
      <text:list-level-style-bullet text:level="8" text:bullet-char="•">
        <style:list-level-properties text:space-before="3.5625in" text:min-label-width="0.1875in"/>
        <style:text-properties fo:color="#ffffff" fo:font-family="Arial" fo:font-size="100%"/>
      </text:list-level-style-bullet>
      <text:list-level-style-bullet text:level="9" text:bullet-char="•">
        <style:list-level-properties text:space-before="4.0625in" text:min-label-width="0.1875in"/>
        <style:text-properties fo:color="#ffffff" fo:font-family="Arial" fo:font-size="100%"/>
      </text:list-level-style-bullet>
    </text:list-style>
    <text:list-style style:name="a387">
      <text:list-level-style-number text:level="1" style:num-format="">
        <style:list-level-properties text:space-before="0in" text:min-label-width="0.3125in"/>
      </text:list-level-style-number>
      <text:list-level-style-number text:level="2" style:num-format="">
        <style:list-level-properties text:space-before="0.5in" text:min-label-width="0.3125in"/>
      </text:list-level-style-number>
      <text:list-level-style-number text:level="3" style:num-format="">
        <style:list-level-properties text:space-before="1in" text:min-label-width="0.3125in"/>
      </text:list-level-style-number>
      <text:list-level-style-number text:level="4" style:num-format="">
        <style:list-level-properties text:space-before="1.375in" text:min-label-width="0.3125in"/>
      </text:list-level-style-number>
      <text:list-level-style-number text:level="5" style:num-format="">
        <style:list-level-properties text:space-before="1.875in" text:min-label-width="0.3125in"/>
      </text:list-level-style-number>
      <text:list-level-style-number text:level="6" style:num-format="">
        <style:list-level-properties text:space-before="2.4375in" text:min-label-width="0.3125in"/>
      </text:list-level-style-number>
      <text:list-level-style-number text:level="7" style:num-format="">
        <style:list-level-properties text:space-before="2.9375in" text:min-label-width="0.3125in"/>
      </text:list-level-style-number>
      <text:list-level-style-number text:level="8" style:num-format="">
        <style:list-level-properties text:space-before="3.4375in" text:min-label-width="0.3125in"/>
      </text:list-level-style-number>
      <text:list-level-style-number text:level="9" style:num-format="">
        <style:list-level-properties text:space-before="3.9375in" text:min-label-width="0.3125in"/>
      </text:list-level-style-number>
    </text:list-style>
    <text:list-style style:name="a177">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62">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19">
      <text:list-level-style-bullet text:level="1" text:bullet-char="•">
        <style:list-level-properties text:space-before="0.125in" text:min-label-width="0.1875in"/>
        <style:text-properties fo:color="#ffffff" fo:font-family="Arial" fo:font-size="100%"/>
      </text:list-level-style-bullet>
      <text:list-level-style-bullet text:level="2" text:bullet-char="•">
        <style:list-level-properties text:space-before="0.625in" text:min-label-width="0.1875in"/>
        <style:text-properties fo:color="#ffffff" fo:font-family="Arial" fo:font-size="100%"/>
      </text:list-level-style-bullet>
      <text:list-level-style-bullet text:level="3" text:bullet-char="•">
        <style:list-level-properties text:space-before="1.125in" text:min-label-width="0.1875in"/>
        <style:text-properties fo:color="#ffffff" fo:font-family="Arial" fo:font-size="100%"/>
      </text:list-level-style-bullet>
      <text:list-level-style-bullet text:level="4" text:bullet-char="•">
        <style:list-level-properties text:space-before="1.5in" text:min-label-width="0.1875in"/>
        <style:text-properties fo:color="#ffffff" fo:font-family="Arial" fo:font-size="100%"/>
      </text:list-level-style-bullet>
      <text:list-level-style-bullet text:level="5" text:bullet-char="•">
        <style:list-level-properties text:space-before="2in" text:min-label-width="0.1875in"/>
        <style:text-properties fo:color="#ffffff" fo:font-family="Arial" fo:font-size="100%"/>
      </text:list-level-style-bullet>
      <text:list-level-style-bullet text:level="6" text:bullet-char="•">
        <style:list-level-properties text:space-before="2.5625in" text:min-label-width="0.1875in"/>
        <style:text-properties fo:color="#ffffff" fo:font-family="Arial" fo:font-size="100%"/>
      </text:list-level-style-bullet>
      <text:list-level-style-bullet text:level="7" text:bullet-char="•">
        <style:list-level-properties text:space-before="3.0625in" text:min-label-width="0.1875in"/>
        <style:text-properties fo:color="#ffffff" fo:font-family="Arial" fo:font-size="100%"/>
      </text:list-level-style-bullet>
      <text:list-level-style-bullet text:level="8" text:bullet-char="•">
        <style:list-level-properties text:space-before="3.5625in" text:min-label-width="0.1875in"/>
        <style:text-properties fo:color="#ffffff" fo:font-family="Arial" fo:font-size="100%"/>
      </text:list-level-style-bullet>
      <text:list-level-style-bullet text:level="9" text:bullet-char="•">
        <style:list-level-properties text:space-before="4.0625in" text:min-label-width="0.1875in"/>
        <style:text-properties fo:color="#ffffff" fo:font-family="Arial" fo:font-size="100%"/>
      </text:list-level-style-bullet>
    </text:list-style>
    <text:list-style style:name="a314">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3125in"/>
      </text:list-level-style-number>
      <text:list-level-style-number text:level="4" style:num-format="">
        <style:list-level-properties text:space-before="1.6875in"/>
      </text:list-level-style-number>
      <text:list-level-style-number text:level="5" style:num-format="">
        <style:list-level-properties text:space-before="2.187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42">
      <text:list-level-style-bullet text:level="1" text:bullet-char="•">
        <style:list-level-properties text:space-before="0.125in" text:min-label-width="0.1875in"/>
        <style:text-properties fo:color="#ffffff" fo:font-family="Arial" fo:font-size="100%"/>
      </text:list-level-style-bullet>
      <text:list-level-style-bullet text:level="2" text:bullet-char="•">
        <style:list-level-properties text:space-before="0.625in" text:min-label-width="0.1875in"/>
        <style:text-properties fo:color="#ffffff" fo:font-family="Arial" fo:font-size="100%"/>
      </text:list-level-style-bullet>
      <text:list-level-style-bullet text:level="3" text:bullet-char="•">
        <style:list-level-properties text:space-before="1.125in" text:min-label-width="0.1875in"/>
        <style:text-properties fo:color="#ffffff" fo:font-family="Arial" fo:font-size="100%"/>
      </text:list-level-style-bullet>
      <text:list-level-style-bullet text:level="4" text:bullet-char="•">
        <style:list-level-properties text:space-before="1.5in" text:min-label-width="0.1875in"/>
        <style:text-properties fo:color="#ffffff" fo:font-family="Arial" fo:font-size="100%"/>
      </text:list-level-style-bullet>
      <text:list-level-style-bullet text:level="5" text:bullet-char="•">
        <style:list-level-properties text:space-before="2in" text:min-label-width="0.1875in"/>
        <style:text-properties fo:color="#ffffff" fo:font-family="Arial" fo:font-size="100%"/>
      </text:list-level-style-bullet>
      <text:list-level-style-bullet text:level="6" text:bullet-char="•">
        <style:list-level-properties text:space-before="2.5625in" text:min-label-width="0.1875in"/>
        <style:text-properties fo:color="#ffffff" fo:font-family="Arial" fo:font-size="100%"/>
      </text:list-level-style-bullet>
      <text:list-level-style-bullet text:level="7" text:bullet-char="•">
        <style:list-level-properties text:space-before="3.0625in" text:min-label-width="0.1875in"/>
        <style:text-properties fo:color="#ffffff" fo:font-family="Arial" fo:font-size="100%"/>
      </text:list-level-style-bullet>
      <text:list-level-style-bullet text:level="8" text:bullet-char="•">
        <style:list-level-properties text:space-before="3.5625in" text:min-label-width="0.1875in"/>
        <style:text-properties fo:color="#ffffff" fo:font-family="Arial" fo:font-size="100%"/>
      </text:list-level-style-bullet>
      <text:list-level-style-bullet text:level="9" text:bullet-char="•">
        <style:list-level-properties text:space-before="4.0625in" text:min-label-width="0.1875in"/>
        <style:text-properties fo:color="#ffffff" fo:font-family="Arial" fo:font-size="100%"/>
      </text:list-level-style-bullet>
    </text:list-style>
    <text:list-style style:name="a65">
      <text:list-level-style-bullet text:level="1" text:bullet-char="•">
        <style:list-level-properties text:space-before="0.125in" text:min-label-width="0.1875in"/>
        <style:text-properties fo:color="#ffffff" fo:font-family="Arial" fo:font-size="100%"/>
      </text:list-level-style-bullet>
      <text:list-level-style-bullet text:level="2" text:bullet-char="•">
        <style:list-level-properties text:space-before="0.625in" text:min-label-width="0.1875in"/>
        <style:text-properties fo:color="#ffffff" fo:font-family="Arial" fo:font-size="100%"/>
      </text:list-level-style-bullet>
      <text:list-level-style-bullet text:level="3" text:bullet-char="•">
        <style:list-level-properties text:space-before="1.125in" text:min-label-width="0.1875in"/>
        <style:text-properties fo:color="#ffffff" fo:font-family="Arial" fo:font-size="100%"/>
      </text:list-level-style-bullet>
      <text:list-level-style-bullet text:level="4" text:bullet-char="•">
        <style:list-level-properties text:space-before="1.5in" text:min-label-width="0.1875in"/>
        <style:text-properties fo:color="#ffffff" fo:font-family="Arial" fo:font-size="100%"/>
      </text:list-level-style-bullet>
      <text:list-level-style-bullet text:level="5" text:bullet-char="•">
        <style:list-level-properties text:space-before="2in" text:min-label-width="0.1875in"/>
        <style:text-properties fo:color="#ffffff" fo:font-family="Arial" fo:font-size="100%"/>
      </text:list-level-style-bullet>
      <text:list-level-style-bullet text:level="6" text:bullet-char="•">
        <style:list-level-properties text:space-before="2.5625in" text:min-label-width="0.1875in"/>
        <style:text-properties fo:color="#ffffff" fo:font-family="Arial" fo:font-size="100%"/>
      </text:list-level-style-bullet>
      <text:list-level-style-bullet text:level="7" text:bullet-char="•">
        <style:list-level-properties text:space-before="3.0625in" text:min-label-width="0.1875in"/>
        <style:text-properties fo:color="#ffffff" fo:font-family="Arial" fo:font-size="100%"/>
      </text:list-level-style-bullet>
      <text:list-level-style-bullet text:level="8" text:bullet-char="•">
        <style:list-level-properties text:space-before="3.5625in" text:min-label-width="0.1875in"/>
        <style:text-properties fo:color="#ffffff" fo:font-family="Arial" fo:font-size="100%"/>
      </text:list-level-style-bullet>
      <text:list-level-style-bullet text:level="9" text:bullet-char="•">
        <style:list-level-properties text:space-before="4.0625in" text:min-label-width="0.1875in"/>
        <style:text-properties fo:color="#ffffff" fo:font-family="Arial" fo:font-size="100%"/>
      </text:list-level-style-bullet>
    </text:list-style>
    <text:list-style style:name="a106">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445">
      <text:list-level-style-bullet text:level="1" text:bullet-char="•">
        <style:list-level-properties text:space-before="0.125in" text:min-label-width="0.1875in"/>
        <style:text-properties fo:color="#ffffff" fo:font-family="Arial" fo:font-size="100%"/>
      </text:list-level-style-bullet>
      <text:list-level-style-bullet text:level="2" text:bullet-char="•">
        <style:list-level-properties text:space-before="0.625in" text:min-label-width="0.1875in"/>
        <style:text-properties fo:color="#ffffff" fo:font-family="Arial" fo:font-size="100%"/>
      </text:list-level-style-bullet>
      <text:list-level-style-bullet text:level="3" text:bullet-char="•">
        <style:list-level-properties text:space-before="1.125in" text:min-label-width="0.1875in"/>
        <style:text-properties fo:color="#ffffff" fo:font-family="Arial" fo:font-size="100%"/>
      </text:list-level-style-bullet>
      <text:list-level-style-bullet text:level="4" text:bullet-char="•">
        <style:list-level-properties text:space-before="1.5in" text:min-label-width="0.1875in"/>
        <style:text-properties fo:color="#ffffff" fo:font-family="Arial" fo:font-size="100%"/>
      </text:list-level-style-bullet>
      <text:list-level-style-bullet text:level="5" text:bullet-char="•">
        <style:list-level-properties text:space-before="2in" text:min-label-width="0.1875in"/>
        <style:text-properties fo:color="#ffffff" fo:font-family="Arial" fo:font-size="100%"/>
      </text:list-level-style-bullet>
      <text:list-level-style-bullet text:level="6" text:bullet-char="•">
        <style:list-level-properties text:space-before="2.5625in" text:min-label-width="0.1875in"/>
        <style:text-properties fo:color="#ffffff" fo:font-family="Arial" fo:font-size="100%"/>
      </text:list-level-style-bullet>
      <text:list-level-style-bullet text:level="7" text:bullet-char="•">
        <style:list-level-properties text:space-before="3.0625in" text:min-label-width="0.1875in"/>
        <style:text-properties fo:color="#ffffff" fo:font-family="Arial" fo:font-size="100%"/>
      </text:list-level-style-bullet>
      <text:list-level-style-bullet text:level="8" text:bullet-char="•">
        <style:list-level-properties text:space-before="3.5625in" text:min-label-width="0.1875in"/>
        <style:text-properties fo:color="#ffffff" fo:font-family="Arial" fo:font-size="100%"/>
      </text:list-level-style-bullet>
      <text:list-level-style-bullet text:level="9" text:bullet-char="•">
        <style:list-level-properties text:space-before="4.0625in" text:min-label-width="0.1875in"/>
        <style:text-properties fo:color="#ffffff" fo:font-family="Arial" fo:font-size="100%"/>
      </text:list-level-style-bullet>
    </text:list-style>
    <text:list-style style:name="a235">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362">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3125in"/>
      </text:list-level-style-number>
      <text:list-level-style-number text:level="4" style:num-format="">
        <style:list-level-properties text:space-before="1.6875in"/>
      </text:list-level-style-number>
      <text:list-level-style-number text:level="5" style:num-format="">
        <style:list-level-properties text:space-before="2.187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8">
      <text:list-level-style-bullet text:level="1" text:bullet-char="•">
        <style:list-level-properties text:space-before="0.125in" text:min-label-width="0.1875in"/>
        <style:text-properties fo:color="#ffffff" fo:font-family="Arial" fo:font-size="100%"/>
      </text:list-level-style-bullet>
      <text:list-level-style-bullet text:level="2" text:bullet-char="•">
        <style:list-level-properties text:space-before="0.625in" text:min-label-width="0.1875in"/>
        <style:text-properties fo:color="#ffffff" fo:font-family="Arial" fo:font-size="100%"/>
      </text:list-level-style-bullet>
      <text:list-level-style-bullet text:level="3" text:bullet-char="•">
        <style:list-level-properties text:space-before="1.125in" text:min-label-width="0.1875in"/>
        <style:text-properties fo:color="#ffffff" fo:font-family="Arial" fo:font-size="100%"/>
      </text:list-level-style-bullet>
      <text:list-level-style-bullet text:level="4" text:bullet-char="•">
        <style:list-level-properties text:space-before="1.5in" text:min-label-width="0.1875in"/>
        <style:text-properties fo:color="#ffffff" fo:font-family="Arial" fo:font-size="100%"/>
      </text:list-level-style-bullet>
      <text:list-level-style-bullet text:level="5" text:bullet-char="•">
        <style:list-level-properties text:space-before="2in" text:min-label-width="0.1875in"/>
        <style:text-properties fo:color="#ffffff" fo:font-family="Arial" fo:font-size="100%"/>
      </text:list-level-style-bullet>
      <text:list-level-style-bullet text:level="6" text:bullet-char="•">
        <style:list-level-properties text:space-before="2.5625in" text:min-label-width="0.1875in"/>
        <style:text-properties fo:color="#ffffff" fo:font-family="Arial" fo:font-size="100%"/>
      </text:list-level-style-bullet>
      <text:list-level-style-bullet text:level="7" text:bullet-char="•">
        <style:list-level-properties text:space-before="3.0625in" text:min-label-width="0.1875in"/>
        <style:text-properties fo:color="#ffffff" fo:font-family="Arial" fo:font-size="100%"/>
      </text:list-level-style-bullet>
      <text:list-level-style-bullet text:level="8" text:bullet-char="•">
        <style:list-level-properties text:space-before="3.5625in" text:min-label-width="0.1875in"/>
        <style:text-properties fo:color="#ffffff" fo:font-family="Arial" fo:font-size="100%"/>
      </text:list-level-style-bullet>
      <text:list-level-style-bullet text:level="9" text:bullet-char="•">
        <style:list-level-properties text:space-before="4.0625in" text:min-label-width="0.1875in"/>
        <style:text-properties fo:color="#ffffff" fo:font-family="Arial" fo:font-size="100%"/>
      </text:list-level-style-bullet>
    </text:list-style>
    <text:list-style style:name="a109">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153">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3125in"/>
      </text:list-level-style-number>
      <text:list-level-style-number text:level="4" style:num-format="">
        <style:list-level-properties text:space-before="1.6875in"/>
      </text:list-level-style-number>
      <text:list-level-style-number text:level="5" style:num-format="">
        <style:list-level-properties text:space-before="2.187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38">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157">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131">
      <text:list-level-style-bullet text:level="1" text:bullet-char="•">
        <style:list-level-properties text:space-before="0.125in" text:min-label-width="0.1875in"/>
        <style:text-properties fo:color="#ffffff" fo:font-family="Arial" fo:font-size="100%"/>
      </text:list-level-style-bullet>
      <text:list-level-style-bullet text:level="2" text:bullet-char="•">
        <style:list-level-properties text:space-before="0.625in" text:min-label-width="0.1875in"/>
        <style:text-properties fo:color="#ffffff" fo:font-family="Arial" fo:font-size="100%"/>
      </text:list-level-style-bullet>
      <text:list-level-style-bullet text:level="3" text:bullet-char="•">
        <style:list-level-properties text:space-before="1.125in" text:min-label-width="0.1875in"/>
        <style:text-properties fo:color="#ffffff" fo:font-family="Arial" fo:font-size="100%"/>
      </text:list-level-style-bullet>
      <text:list-level-style-bullet text:level="4" text:bullet-char="•">
        <style:list-level-properties text:space-before="1.5in" text:min-label-width="0.1875in"/>
        <style:text-properties fo:color="#ffffff" fo:font-family="Arial" fo:font-size="100%"/>
      </text:list-level-style-bullet>
      <text:list-level-style-bullet text:level="5" text:bullet-char="•">
        <style:list-level-properties text:space-before="2in" text:min-label-width="0.1875in"/>
        <style:text-properties fo:color="#ffffff" fo:font-family="Arial" fo:font-size="100%"/>
      </text:list-level-style-bullet>
      <text:list-level-style-bullet text:level="6" text:bullet-char="•">
        <style:list-level-properties text:space-before="2.5625in" text:min-label-width="0.1875in"/>
        <style:text-properties fo:color="#ffffff" fo:font-family="Arial" fo:font-size="100%"/>
      </text:list-level-style-bullet>
      <text:list-level-style-bullet text:level="7" text:bullet-char="•">
        <style:list-level-properties text:space-before="3.0625in" text:min-label-width="0.1875in"/>
        <style:text-properties fo:color="#ffffff" fo:font-family="Arial" fo:font-size="100%"/>
      </text:list-level-style-bullet>
      <text:list-level-style-bullet text:level="8" text:bullet-char="•">
        <style:list-level-properties text:space-before="3.5625in" text:min-label-width="0.1875in"/>
        <style:text-properties fo:color="#ffffff" fo:font-family="Arial" fo:font-size="100%"/>
      </text:list-level-style-bullet>
      <text:list-level-style-bullet text:level="9" text:bullet-char="•">
        <style:list-level-properties text:space-before="4.0625in" text:min-label-width="0.1875in"/>
        <style:text-properties fo:color="#ffffff" fo:font-family="Arial" fo:font-size="100%"/>
      </text:list-level-style-bullet>
    </text:list-style>
    <text:list-style style:name="a343">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3125in"/>
      </text:list-level-style-number>
      <text:list-level-style-number text:level="4" style:num-format="">
        <style:list-level-properties text:space-before="1.6875in"/>
      </text:list-level-style-number>
      <text:list-level-style-number text:level="5" style:num-format="">
        <style:list-level-properties text:space-before="2.187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70">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134">
      <text:list-level-style-bullet text:level="1" text:bullet-char="•">
        <style:list-level-properties text:space-before="0.125in" text:min-label-width="0.1875in"/>
        <style:text-properties fo:color="#ffffff" fo:font-family="Arial" fo:font-size="100%"/>
      </text:list-level-style-bullet>
      <text:list-level-style-bullet text:level="2" text:bullet-char="•">
        <style:list-level-properties text:space-before="0.625in" text:min-label-width="0.1875in"/>
        <style:text-properties fo:color="#ffffff" fo:font-family="Arial" fo:font-size="100%"/>
      </text:list-level-style-bullet>
      <text:list-level-style-bullet text:level="3" text:bullet-char="•">
        <style:list-level-properties text:space-before="1.125in" text:min-label-width="0.1875in"/>
        <style:text-properties fo:color="#ffffff" fo:font-family="Arial" fo:font-size="100%"/>
      </text:list-level-style-bullet>
      <text:list-level-style-bullet text:level="4" text:bullet-char="•">
        <style:list-level-properties text:space-before="1.5in" text:min-label-width="0.1875in"/>
        <style:text-properties fo:color="#ffffff" fo:font-family="Arial" fo:font-size="100%"/>
      </text:list-level-style-bullet>
      <text:list-level-style-bullet text:level="5" text:bullet-char="•">
        <style:list-level-properties text:space-before="2in" text:min-label-width="0.1875in"/>
        <style:text-properties fo:color="#ffffff" fo:font-family="Arial" fo:font-size="100%"/>
      </text:list-level-style-bullet>
      <text:list-level-style-bullet text:level="6" text:bullet-char="•">
        <style:list-level-properties text:space-before="2.5625in" text:min-label-width="0.1875in"/>
        <style:text-properties fo:color="#ffffff" fo:font-family="Arial" fo:font-size="100%"/>
      </text:list-level-style-bullet>
      <text:list-level-style-bullet text:level="7" text:bullet-char="•">
        <style:list-level-properties text:space-before="3.0625in" text:min-label-width="0.1875in"/>
        <style:text-properties fo:color="#ffffff" fo:font-family="Arial" fo:font-size="100%"/>
      </text:list-level-style-bullet>
      <text:list-level-style-bullet text:level="8" text:bullet-char="•">
        <style:list-level-properties text:space-before="3.5625in" text:min-label-width="0.1875in"/>
        <style:text-properties fo:color="#ffffff" fo:font-family="Arial" fo:font-size="100%"/>
      </text:list-level-style-bullet>
      <text:list-level-style-bullet text:level="9" text:bullet-char="•">
        <style:list-level-properties text:space-before="4.0625in" text:min-label-width="0.1875in"/>
        <style:text-properties fo:color="#ffffff" fo:font-family="Arial" fo:font-size="100%"/>
      </text:list-level-style-bullet>
    </text:list-style>
    <text:list-style style:name="a473">
      <text:list-level-style-bullet text:level="1" text:bullet-char="•">
        <style:list-level-properties text:space-before="0.125in" text:min-label-width="0.1875in"/>
        <style:text-properties fo:color="#ffffff" fo:font-family="Arial" fo:font-size="100%"/>
      </text:list-level-style-bullet>
      <text:list-level-style-bullet text:level="2" text:bullet-char="•">
        <style:list-level-properties text:space-before="0.625in" text:min-label-width="0.1875in"/>
        <style:text-properties fo:color="#ffffff" fo:font-family="Arial" fo:font-size="100%"/>
      </text:list-level-style-bullet>
      <text:list-level-style-bullet text:level="3" text:bullet-char="•">
        <style:list-level-properties text:space-before="1.125in" text:min-label-width="0.1875in"/>
        <style:text-properties fo:color="#ffffff" fo:font-family="Arial" fo:font-size="100%"/>
      </text:list-level-style-bullet>
      <text:list-level-style-bullet text:level="4" text:bullet-char="•">
        <style:list-level-properties text:space-before="1.5in" text:min-label-width="0.1875in"/>
        <style:text-properties fo:color="#ffffff" fo:font-family="Arial" fo:font-size="100%"/>
      </text:list-level-style-bullet>
      <text:list-level-style-bullet text:level="5" text:bullet-char="•">
        <style:list-level-properties text:space-before="2in" text:min-label-width="0.1875in"/>
        <style:text-properties fo:color="#ffffff" fo:font-family="Arial" fo:font-size="100%"/>
      </text:list-level-style-bullet>
      <text:list-level-style-bullet text:level="6" text:bullet-char="•">
        <style:list-level-properties text:space-before="2.5625in" text:min-label-width="0.1875in"/>
        <style:text-properties fo:color="#ffffff" fo:font-family="Arial" fo:font-size="100%"/>
      </text:list-level-style-bullet>
      <text:list-level-style-bullet text:level="7" text:bullet-char="•">
        <style:list-level-properties text:space-before="3.0625in" text:min-label-width="0.1875in"/>
        <style:text-properties fo:color="#ffffff" fo:font-family="Arial" fo:font-size="100%"/>
      </text:list-level-style-bullet>
      <text:list-level-style-bullet text:level="8" text:bullet-char="•">
        <style:list-level-properties text:space-before="3.5625in" text:min-label-width="0.1875in"/>
        <style:text-properties fo:color="#ffffff" fo:font-family="Arial" fo:font-size="100%"/>
      </text:list-level-style-bullet>
      <text:list-level-style-bullet text:level="9" text:bullet-char="•">
        <style:list-level-properties text:space-before="4.0625in" text:min-label-width="0.1875in"/>
        <style:text-properties fo:color="#ffffff" fo:font-family="Arial" fo:font-size="100%"/>
      </text:list-level-style-bullet>
    </text:list-style>
    <text:list-style style:name="a180">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391">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3125in"/>
      </text:list-level-style-number>
      <text:list-level-style-number text:level="4" style:num-format="">
        <style:list-level-properties text:space-before="1.6875in"/>
      </text:list-level-style-number>
      <text:list-level-style-number text:level="5" style:num-format="">
        <style:list-level-properties text:space-before="2.187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76">
      <text:list-level-style-bullet text:level="1" text:bullet-char="•">
        <style:list-level-properties text:space-before="0.125in" text:min-label-width="0.1875in"/>
        <style:text-properties fo:color="#ffffff" fo:font-family="Arial" fo:font-size="100%"/>
      </text:list-level-style-bullet>
      <text:list-level-style-bullet text:level="2" text:bullet-char="•">
        <style:list-level-properties text:space-before="0.625in" text:min-label-width="0.1875in"/>
        <style:text-properties fo:color="#ffffff" fo:font-family="Arial" fo:font-size="100%"/>
      </text:list-level-style-bullet>
      <text:list-level-style-bullet text:level="3" text:bullet-char="•">
        <style:list-level-properties text:space-before="1.125in" text:min-label-width="0.1875in"/>
        <style:text-properties fo:color="#ffffff" fo:font-family="Arial" fo:font-size="100%"/>
      </text:list-level-style-bullet>
      <text:list-level-style-bullet text:level="4" text:bullet-char="•">
        <style:list-level-properties text:space-before="1.5in" text:min-label-width="0.1875in"/>
        <style:text-properties fo:color="#ffffff" fo:font-family="Arial" fo:font-size="100%"/>
      </text:list-level-style-bullet>
      <text:list-level-style-bullet text:level="5" text:bullet-char="•">
        <style:list-level-properties text:space-before="2in" text:min-label-width="0.1875in"/>
        <style:text-properties fo:color="#ffffff" fo:font-family="Arial" fo:font-size="100%"/>
      </text:list-level-style-bullet>
      <text:list-level-style-bullet text:level="6" text:bullet-char="•">
        <style:list-level-properties text:space-before="2.5625in" text:min-label-width="0.1875in"/>
        <style:text-properties fo:color="#ffffff" fo:font-family="Arial" fo:font-size="100%"/>
      </text:list-level-style-bullet>
      <text:list-level-style-bullet text:level="7" text:bullet-char="•">
        <style:list-level-properties text:space-before="3.0625in" text:min-label-width="0.1875in"/>
        <style:text-properties fo:color="#ffffff" fo:font-family="Arial" fo:font-size="100%"/>
      </text:list-level-style-bullet>
      <text:list-level-style-bullet text:level="8" text:bullet-char="•">
        <style:list-level-properties text:space-before="3.5625in" text:min-label-width="0.1875in"/>
        <style:text-properties fo:color="#ffffff" fo:font-family="Arial" fo:font-size="100%"/>
      </text:list-level-style-bullet>
      <text:list-level-style-bullet text:level="9" text:bullet-char="•">
        <style:list-level-properties text:space-before="4.0625in" text:min-label-width="0.1875in"/>
        <style:text-properties fo:color="#ffffff" fo:font-family="Arial" fo:font-size="100%"/>
      </text:list-level-style-bullet>
    </text:list-style>
    <text:list-style style:name="a183">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186">
      <text:list-level-style-bullet text:level="1" text:bullet-char="•">
        <style:list-level-properties text:space-before="0.125in" text:min-label-width="0.1875in"/>
        <style:text-properties fo:color="#ffffff" fo:font-family="Arial" fo:font-size="100%"/>
      </text:list-level-style-bullet>
      <text:list-level-style-bullet text:level="2" text:bullet-char="•">
        <style:list-level-properties text:space-before="0.625in" text:min-label-width="0.1875in"/>
        <style:text-properties fo:color="#ffffff" fo:font-family="Arial" fo:font-size="100%"/>
      </text:list-level-style-bullet>
      <text:list-level-style-bullet text:level="3" text:bullet-char="•">
        <style:list-level-properties text:space-before="1.125in" text:min-label-width="0.1875in"/>
        <style:text-properties fo:color="#ffffff" fo:font-family="Arial" fo:font-size="100%"/>
      </text:list-level-style-bullet>
      <text:list-level-style-bullet text:level="4" text:bullet-char="•">
        <style:list-level-properties text:space-before="1.5in" text:min-label-width="0.1875in"/>
        <style:text-properties fo:color="#ffffff" fo:font-family="Arial" fo:font-size="100%"/>
      </text:list-level-style-bullet>
      <text:list-level-style-bullet text:level="5" text:bullet-char="•">
        <style:list-level-properties text:space-before="2in" text:min-label-width="0.1875in"/>
        <style:text-properties fo:color="#ffffff" fo:font-family="Arial" fo:font-size="100%"/>
      </text:list-level-style-bullet>
      <text:list-level-style-bullet text:level="6" text:bullet-char="•">
        <style:list-level-properties text:space-before="2.5625in" text:min-label-width="0.1875in"/>
        <style:text-properties fo:color="#ffffff" fo:font-family="Arial" fo:font-size="100%"/>
      </text:list-level-style-bullet>
      <text:list-level-style-bullet text:level="7" text:bullet-char="•">
        <style:list-level-properties text:space-before="3.0625in" text:min-label-width="0.1875in"/>
        <style:text-properties fo:color="#ffffff" fo:font-family="Arial" fo:font-size="100%"/>
      </text:list-level-style-bullet>
      <text:list-level-style-bullet text:level="8" text:bullet-char="•">
        <style:list-level-properties text:space-before="3.5625in" text:min-label-width="0.1875in"/>
        <style:text-properties fo:color="#ffffff" fo:font-family="Arial" fo:font-size="100%"/>
      </text:list-level-style-bullet>
      <text:list-level-style-bullet text:level="9" text:bullet-char="•">
        <style:list-level-properties text:space-before="4.0625in" text:min-label-width="0.1875in"/>
        <style:text-properties fo:color="#ffffff" fo:font-family="Arial" fo:font-size="100%"/>
      </text:list-level-style-bullet>
    </text:list-style>
    <text:list-style style:name="a112">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189">
      <text:list-level-style-bullet text:level="1" text:bullet-char="•">
        <style:list-level-properties text:space-before="0.125in" text:min-label-width="0.1875in"/>
        <style:text-properties fo:color="#ffffff" fo:font-family="Arial" fo:font-size="100%"/>
      </text:list-level-style-bullet>
      <text:list-level-style-bullet text:level="2" text:bullet-char="•">
        <style:list-level-properties text:space-before="0.625in" text:min-label-width="0.1875in"/>
        <style:text-properties fo:color="#ffffff" fo:font-family="Arial" fo:font-size="100%"/>
      </text:list-level-style-bullet>
      <text:list-level-style-bullet text:level="3" text:bullet-char="•">
        <style:list-level-properties text:space-before="1.125in" text:min-label-width="0.1875in"/>
        <style:text-properties fo:color="#ffffff" fo:font-family="Arial" fo:font-size="100%"/>
      </text:list-level-style-bullet>
      <text:list-level-style-bullet text:level="4" text:bullet-char="•">
        <style:list-level-properties text:space-before="1.5in" text:min-label-width="0.1875in"/>
        <style:text-properties fo:color="#ffffff" fo:font-family="Arial" fo:font-size="100%"/>
      </text:list-level-style-bullet>
      <text:list-level-style-bullet text:level="5" text:bullet-char="•">
        <style:list-level-properties text:space-before="2in" text:min-label-width="0.1875in"/>
        <style:text-properties fo:color="#ffffff" fo:font-family="Arial" fo:font-size="100%"/>
      </text:list-level-style-bullet>
      <text:list-level-style-bullet text:level="6" text:bullet-char="•">
        <style:list-level-properties text:space-before="2.5625in" text:min-label-width="0.1875in"/>
        <style:text-properties fo:color="#ffffff" fo:font-family="Arial" fo:font-size="100%"/>
      </text:list-level-style-bullet>
      <text:list-level-style-bullet text:level="7" text:bullet-char="•">
        <style:list-level-properties text:space-before="3.0625in" text:min-label-width="0.1875in"/>
        <style:text-properties fo:color="#ffffff" fo:font-family="Arial" fo:font-size="100%"/>
      </text:list-level-style-bullet>
      <text:list-level-style-bullet text:level="8" text:bullet-char="•">
        <style:list-level-properties text:space-before="3.5625in" text:min-label-width="0.1875in"/>
        <style:text-properties fo:color="#ffffff" fo:font-family="Arial" fo:font-size="100%"/>
      </text:list-level-style-bullet>
      <text:list-level-style-bullet text:level="9" text:bullet-char="•">
        <style:list-level-properties text:space-before="4.0625in" text:min-label-width="0.1875in"/>
        <style:text-properties fo:color="#ffffff" fo:font-family="Arial" fo:font-size="100%"/>
      </text:list-level-style-bullet>
    </text:list-style>
    <text:list-style style:name="a241">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115">
      <text:list-level-style-bullet text:level="1" text:bullet-char="•">
        <style:list-level-properties text:space-before="0.125in" text:min-label-width="0.1875in"/>
        <style:text-properties fo:color="#ffffff" fo:font-family="Arial" fo:font-size="100%"/>
      </text:list-level-style-bullet>
      <text:list-level-style-bullet text:level="2" text:bullet-char="•">
        <style:list-level-properties text:space-before="0.625in" text:min-label-width="0.1875in"/>
        <style:text-properties fo:color="#ffffff" fo:font-family="Arial" fo:font-size="100%"/>
      </text:list-level-style-bullet>
      <text:list-level-style-bullet text:level="3" text:bullet-char="•">
        <style:list-level-properties text:space-before="1.125in" text:min-label-width="0.1875in"/>
        <style:text-properties fo:color="#ffffff" fo:font-family="Arial" fo:font-size="100%"/>
      </text:list-level-style-bullet>
      <text:list-level-style-bullet text:level="4" text:bullet-char="•">
        <style:list-level-properties text:space-before="1.5in" text:min-label-width="0.1875in"/>
        <style:text-properties fo:color="#ffffff" fo:font-family="Arial" fo:font-size="100%"/>
      </text:list-level-style-bullet>
      <text:list-level-style-bullet text:level="5" text:bullet-char="•">
        <style:list-level-properties text:space-before="2in" text:min-label-width="0.1875in"/>
        <style:text-properties fo:color="#ffffff" fo:font-family="Arial" fo:font-size="100%"/>
      </text:list-level-style-bullet>
      <text:list-level-style-bullet text:level="6" text:bullet-char="•">
        <style:list-level-properties text:space-before="2.5625in" text:min-label-width="0.1875in"/>
        <style:text-properties fo:color="#ffffff" fo:font-family="Arial" fo:font-size="100%"/>
      </text:list-level-style-bullet>
      <text:list-level-style-bullet text:level="7" text:bullet-char="•">
        <style:list-level-properties text:space-before="3.0625in" text:min-label-width="0.1875in"/>
        <style:text-properties fo:color="#ffffff" fo:font-family="Arial" fo:font-size="100%"/>
      </text:list-level-style-bullet>
      <text:list-level-style-bullet text:level="8" text:bullet-char="•">
        <style:list-level-properties text:space-before="3.5625in" text:min-label-width="0.1875in"/>
        <style:text-properties fo:color="#ffffff" fo:font-family="Arial" fo:font-size="100%"/>
      </text:list-level-style-bullet>
      <text:list-level-style-bullet text:level="9" text:bullet-char="•">
        <style:list-level-properties text:space-before="4.0625in" text:min-label-width="0.1875in"/>
        <style:text-properties fo:color="#ffffff" fo:font-family="Arial" fo:font-size="100%"/>
      </text:list-level-style-bullet>
    </text:list-style>
    <text:list-style style:name="a244">
      <text:list-level-style-bullet text:level="1" text:bullet-char="•">
        <style:list-level-properties text:space-before="0.125in" text:min-label-width="0.1875in"/>
        <style:text-properties fo:color="#ffffff" fo:font-family="Arial" fo:font-size="100%"/>
      </text:list-level-style-bullet>
      <text:list-level-style-bullet text:level="2" text:bullet-char="•">
        <style:list-level-properties text:space-before="0.625in" text:min-label-width="0.1875in"/>
        <style:text-properties fo:color="#ffffff" fo:font-family="Arial" fo:font-size="100%"/>
      </text:list-level-style-bullet>
      <text:list-level-style-bullet text:level="3" text:bullet-char="•">
        <style:list-level-properties text:space-before="1.125in" text:min-label-width="0.1875in"/>
        <style:text-properties fo:color="#ffffff" fo:font-family="Arial" fo:font-size="100%"/>
      </text:list-level-style-bullet>
      <text:list-level-style-bullet text:level="4" text:bullet-char="•">
        <style:list-level-properties text:space-before="1.5in" text:min-label-width="0.1875in"/>
        <style:text-properties fo:color="#ffffff" fo:font-family="Arial" fo:font-size="100%"/>
      </text:list-level-style-bullet>
      <text:list-level-style-bullet text:level="5" text:bullet-char="•">
        <style:list-level-properties text:space-before="2in" text:min-label-width="0.1875in"/>
        <style:text-properties fo:color="#ffffff" fo:font-family="Arial" fo:font-size="100%"/>
      </text:list-level-style-bullet>
      <text:list-level-style-bullet text:level="6" text:bullet-char="•">
        <style:list-level-properties text:space-before="2.5625in" text:min-label-width="0.1875in"/>
        <style:text-properties fo:color="#ffffff" fo:font-family="Arial" fo:font-size="100%"/>
      </text:list-level-style-bullet>
      <text:list-level-style-bullet text:level="7" text:bullet-char="•">
        <style:list-level-properties text:space-before="3.0625in" text:min-label-width="0.1875in"/>
        <style:text-properties fo:color="#ffffff" fo:font-family="Arial" fo:font-size="100%"/>
      </text:list-level-style-bullet>
      <text:list-level-style-bullet text:level="8" text:bullet-char="•">
        <style:list-level-properties text:space-before="3.5625in" text:min-label-width="0.1875in"/>
        <style:text-properties fo:color="#ffffff" fo:font-family="Arial" fo:font-size="100%"/>
      </text:list-level-style-bullet>
      <text:list-level-style-bullet text:level="9" text:bullet-char="•">
        <style:list-level-properties text:space-before="4.0625in" text:min-label-width="0.1875in"/>
        <style:text-properties fo:color="#ffffff" fo:font-family="Arial" fo:font-size="100%"/>
      </text:list-level-style-bullet>
    </text:list-style>
    <text:list-style style:name="a160">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118">
      <text:list-level-style-bullet text:level="1" text:bullet-char="•">
        <style:list-level-properties text:space-before="0.125in" text:min-label-width="0.1875in"/>
        <style:text-properties fo:color="#ffffff" fo:font-family="Arial" fo:font-size="100%"/>
      </text:list-level-style-bullet>
      <text:list-level-style-bullet text:level="2" text:bullet-char="•">
        <style:list-level-properties text:space-before="0.625in" text:min-label-width="0.1875in"/>
        <style:text-properties fo:color="#ffffff" fo:font-family="Arial" fo:font-size="100%"/>
      </text:list-level-style-bullet>
      <text:list-level-style-bullet text:level="3" text:bullet-char="•">
        <style:list-level-properties text:space-before="1.125in" text:min-label-width="0.1875in"/>
        <style:text-properties fo:color="#ffffff" fo:font-family="Arial" fo:font-size="100%"/>
      </text:list-level-style-bullet>
      <text:list-level-style-bullet text:level="4" text:bullet-char="•">
        <style:list-level-properties text:space-before="1.5in" text:min-label-width="0.1875in"/>
        <style:text-properties fo:color="#ffffff" fo:font-family="Arial" fo:font-size="100%"/>
      </text:list-level-style-bullet>
      <text:list-level-style-bullet text:level="5" text:bullet-char="•">
        <style:list-level-properties text:space-before="2in" text:min-label-width="0.1875in"/>
        <style:text-properties fo:color="#ffffff" fo:font-family="Arial" fo:font-size="100%"/>
      </text:list-level-style-bullet>
      <text:list-level-style-bullet text:level="6" text:bullet-char="•">
        <style:list-level-properties text:space-before="2.5625in" text:min-label-width="0.1875in"/>
        <style:text-properties fo:color="#ffffff" fo:font-family="Arial" fo:font-size="100%"/>
      </text:list-level-style-bullet>
      <text:list-level-style-bullet text:level="7" text:bullet-char="•">
        <style:list-level-properties text:space-before="3.0625in" text:min-label-width="0.1875in"/>
        <style:text-properties fo:color="#ffffff" fo:font-family="Arial" fo:font-size="100%"/>
      </text:list-level-style-bullet>
      <text:list-level-style-bullet text:level="8" text:bullet-char="•">
        <style:list-level-properties text:space-before="3.5625in" text:min-label-width="0.1875in"/>
        <style:text-properties fo:color="#ffffff" fo:font-family="Arial" fo:font-size="100%"/>
      </text:list-level-style-bullet>
      <text:list-level-style-bullet text:level="9" text:bullet-char="•">
        <style:list-level-properties text:space-before="4.0625in" text:min-label-width="0.1875in"/>
        <style:text-properties fo:color="#ffffff" fo:font-family="Arial" fo:font-size="100%"/>
      </text:list-level-style-bullet>
    </text:list-style>
    <text:list-style style:name="a247">
      <text:list-level-style-bullet text:level="1" text:bullet-char="•">
        <style:list-level-properties text:space-before="0.125in" text:min-label-width="0.1875in"/>
        <style:text-properties fo:color="#ffffff" fo:font-family="Arial" fo:font-size="100%"/>
      </text:list-level-style-bullet>
      <text:list-level-style-bullet text:level="2" text:bullet-char="•">
        <style:list-level-properties text:space-before="0.625in" text:min-label-width="0.1875in"/>
        <style:text-properties fo:color="#ffffff" fo:font-family="Arial" fo:font-size="100%"/>
      </text:list-level-style-bullet>
      <text:list-level-style-bullet text:level="3" text:bullet-char="•">
        <style:list-level-properties text:space-before="1.125in" text:min-label-width="0.1875in"/>
        <style:text-properties fo:color="#ffffff" fo:font-family="Arial" fo:font-size="100%"/>
      </text:list-level-style-bullet>
      <text:list-level-style-bullet text:level="4" text:bullet-char="•">
        <style:list-level-properties text:space-before="1.5in" text:min-label-width="0.1875in"/>
        <style:text-properties fo:color="#ffffff" fo:font-family="Arial" fo:font-size="100%"/>
      </text:list-level-style-bullet>
      <text:list-level-style-bullet text:level="5" text:bullet-char="•">
        <style:list-level-properties text:space-before="2in" text:min-label-width="0.1875in"/>
        <style:text-properties fo:color="#ffffff" fo:font-family="Arial" fo:font-size="100%"/>
      </text:list-level-style-bullet>
      <text:list-level-style-bullet text:level="6" text:bullet-char="•">
        <style:list-level-properties text:space-before="2.5625in" text:min-label-width="0.1875in"/>
        <style:text-properties fo:color="#ffffff" fo:font-family="Arial" fo:font-size="100%"/>
      </text:list-level-style-bullet>
      <text:list-level-style-bullet text:level="7" text:bullet-char="•">
        <style:list-level-properties text:space-before="3.0625in" text:min-label-width="0.1875in"/>
        <style:text-properties fo:color="#ffffff" fo:font-family="Arial" fo:font-size="100%"/>
      </text:list-level-style-bullet>
      <text:list-level-style-bullet text:level="8" text:bullet-char="•">
        <style:list-level-properties text:space-before="3.5625in" text:min-label-width="0.1875in"/>
        <style:text-properties fo:color="#ffffff" fo:font-family="Arial" fo:font-size="100%"/>
      </text:list-level-style-bullet>
      <text:list-level-style-bullet text:level="9" text:bullet-char="•">
        <style:list-level-properties text:space-before="4.0625in" text:min-label-width="0.1875in"/>
        <style:text-properties fo:color="#ffffff" fo:font-family="Arial" fo:font-size="100%"/>
      </text:list-level-style-bullet>
    </text:list-style>
    <text:list-style style:name="a163">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166">
      <text:list-level-style-bullet text:level="1" text:bullet-char="•">
        <style:list-level-properties text:space-before="0.125in" text:min-label-width="0.1875in"/>
        <style:text-properties fo:color="#ffffff" fo:font-family="Arial" fo:font-size="100%"/>
      </text:list-level-style-bullet>
      <text:list-level-style-bullet text:level="2" text:bullet-char="•">
        <style:list-level-properties text:space-before="0.625in" text:min-label-width="0.1875in"/>
        <style:text-properties fo:color="#ffffff" fo:font-family="Arial" fo:font-size="100%"/>
      </text:list-level-style-bullet>
      <text:list-level-style-bullet text:level="3" text:bullet-char="•">
        <style:list-level-properties text:space-before="1.125in" text:min-label-width="0.1875in"/>
        <style:text-properties fo:color="#ffffff" fo:font-family="Arial" fo:font-size="100%"/>
      </text:list-level-style-bullet>
      <text:list-level-style-bullet text:level="4" text:bullet-char="•">
        <style:list-level-properties text:space-before="1.5in" text:min-label-width="0.1875in"/>
        <style:text-properties fo:color="#ffffff" fo:font-family="Arial" fo:font-size="100%"/>
      </text:list-level-style-bullet>
      <text:list-level-style-bullet text:level="5" text:bullet-char="•">
        <style:list-level-properties text:space-before="2in" text:min-label-width="0.1875in"/>
        <style:text-properties fo:color="#ffffff" fo:font-family="Arial" fo:font-size="100%"/>
      </text:list-level-style-bullet>
      <text:list-level-style-bullet text:level="6" text:bullet-char="•">
        <style:list-level-properties text:space-before="2.5625in" text:min-label-width="0.1875in"/>
        <style:text-properties fo:color="#ffffff" fo:font-family="Arial" fo:font-size="100%"/>
      </text:list-level-style-bullet>
      <text:list-level-style-bullet text:level="7" text:bullet-char="•">
        <style:list-level-properties text:space-before="3.0625in" text:min-label-width="0.1875in"/>
        <style:text-properties fo:color="#ffffff" fo:font-family="Arial" fo:font-size="100%"/>
      </text:list-level-style-bullet>
      <text:list-level-style-bullet text:level="8" text:bullet-char="•">
        <style:list-level-properties text:space-before="3.5625in" text:min-label-width="0.1875in"/>
        <style:text-properties fo:color="#ffffff" fo:font-family="Arial" fo:font-size="100%"/>
      </text:list-level-style-bullet>
      <text:list-level-style-bullet text:level="9" text:bullet-char="•">
        <style:list-level-properties text:space-before="4.0625in" text:min-label-width="0.1875in"/>
        <style:text-properties fo:color="#ffffff" fo:font-family="Arial" fo:font-size="100%"/>
      </text:list-level-style-bullet>
    </text:list-style>
    <text:list-style style:name="a295">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3125in"/>
      </text:list-level-style-number>
      <text:list-level-style-number text:level="4" style:num-format="">
        <style:list-level-properties text:space-before="1.6875in"/>
      </text:list-level-style-number>
      <text:list-level-style-number text:level="5" style:num-format="">
        <style:list-level-properties text:space-before="2.187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69">
      <text:list-level-style-bullet text:level="1" text:bullet-char="•">
        <style:list-level-properties text:space-before="0.125in" text:min-label-width="0.1875in"/>
        <style:text-properties fo:color="#ffffff" fo:font-family="Arial" fo:font-size="100%"/>
      </text:list-level-style-bullet>
      <text:list-level-style-bullet text:level="2" text:bullet-char="•">
        <style:list-level-properties text:space-before="0.625in" text:min-label-width="0.1875in"/>
        <style:text-properties fo:color="#ffffff" fo:font-family="Arial" fo:font-size="100%"/>
      </text:list-level-style-bullet>
      <text:list-level-style-bullet text:level="3" text:bullet-char="•">
        <style:list-level-properties text:space-before="1.125in" text:min-label-width="0.1875in"/>
        <style:text-properties fo:color="#ffffff" fo:font-family="Arial" fo:font-size="100%"/>
      </text:list-level-style-bullet>
      <text:list-level-style-bullet text:level="4" text:bullet-char="•">
        <style:list-level-properties text:space-before="1.5in" text:min-label-width="0.1875in"/>
        <style:text-properties fo:color="#ffffff" fo:font-family="Arial" fo:font-size="100%"/>
      </text:list-level-style-bullet>
      <text:list-level-style-bullet text:level="5" text:bullet-char="•">
        <style:list-level-properties text:space-before="2in" text:min-label-width="0.1875in"/>
        <style:text-properties fo:color="#ffffff" fo:font-family="Arial" fo:font-size="100%"/>
      </text:list-level-style-bullet>
      <text:list-level-style-bullet text:level="6" text:bullet-char="•">
        <style:list-level-properties text:space-before="2.5625in" text:min-label-width="0.1875in"/>
        <style:text-properties fo:color="#ffffff" fo:font-family="Arial" fo:font-size="100%"/>
      </text:list-level-style-bullet>
      <text:list-level-style-bullet text:level="7" text:bullet-char="•">
        <style:list-level-properties text:space-before="3.0625in" text:min-label-width="0.1875in"/>
        <style:text-properties fo:color="#ffffff" fo:font-family="Arial" fo:font-size="100%"/>
      </text:list-level-style-bullet>
      <text:list-level-style-bullet text:level="8" text:bullet-char="•">
        <style:list-level-properties text:space-before="3.5625in" text:min-label-width="0.1875in"/>
        <style:text-properties fo:color="#ffffff" fo:font-family="Arial" fo:font-size="100%"/>
      </text:list-level-style-bullet>
      <text:list-level-style-bullet text:level="9" text:bullet-char="•">
        <style:list-level-properties text:space-before="4.0625in" text:min-label-width="0.1875in"/>
        <style:text-properties fo:color="#ffffff" fo:font-family="Arial" fo:font-size="100%"/>
      </text:list-level-style-bullet>
    </text:list-style>
    <text:list-style style:name="a433">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56">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436">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59">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number:date-style xmlns:number="urn:oasis:names:tc:opendocument:xmlns:datastyle:1.0" style:name="a9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3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7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0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4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7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1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1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9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6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9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5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1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4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94"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Mesh" style:page-layout-name="pageLayout1" draw:style-name="a1">
      <draw:frame draw:id="id0" presentation:style-name="a4" draw:name="Title Placeholder 1" svg:x="1.24826in" svg:y="0.66667in" svg:width="10.83333in" svg:height="2.08333in" presentation:class="title" presentation:placeholder="false">
        <draw:text-box>
          <text:p text:style-name="a3" text:class-names="" text:cond-style-name=""><text:span text:style-name="a2" text:class-names="">Click to edit Master title style</text:span></text:p>
        </draw:text-box>
        <svg:title/>
        <svg:desc/>
      </draw:frame>
      <draw:frame draw:id="id1" presentation:style-name="a20" draw:name="Text Placeholder 2" svg:x="1.24826in" svg:y="2.91667in" svg:width="10.83333in" svg:height="3.41667in" presentation:class="outline" presentation:placeholder="false">
        <draw:text-box>
          <text:list text:style-name="a7">
            <text:list-item>
              <text:p text:style-name="a6" text:class-names="" text:cond-style-name=""><text:span text:style-name="a5" text:class-names="">Click to edit Master text styles</text:span></text:p>
            </text:list-item>
          </text:list>
          <text:list text:style-name="a10">
            <text:list-item>
              <text:list text:style-name="a10">
                <text:list-item>
                  <text:p text:style-name="a9" text:class-names="" text:cond-style-name=""><text:span text:style-name="a8" text:class-names="">Second level</text:span></text:p>
                </text:list-item>
              </text:list>
            </text:list-item>
          </text:list>
          <text:list text:style-name="a13">
            <text:list-item>
              <text:list text:style-name="a13">
                <text:list-item>
                  <text:list text:style-name="a13">
                    <text:list-item>
                      <text:p text:style-name="a12" text:class-names="" text:cond-style-name=""><text:span text:style-name="a11" text:class-names="">Third level</text:span></text:p>
                    </text:list-item>
                  </text:list>
                </text:list-item>
              </text:list>
            </text:list-item>
          </text:list>
          <text:list text:style-name="a16">
            <text:list-item>
              <text:list text:style-name="a16">
                <text:list-item>
                  <text:list text:style-name="a16">
                    <text:list-item>
                      <text:list text:style-name="a16">
                        <text:list-item>
                          <text:p text:style-name="a15" text:class-names="" text:cond-style-name=""><text:span text:style-name="a14" text:class-names="">Fourth level</text:span></text:p>
                        </text:list-item>
                      </text:list>
                    </text:list-item>
                  </text:list>
                </text:list-item>
              </text:list>
            </text:list-item>
          </text:list>
          <text:list text:style-name="a19">
            <text:list-item>
              <text:list text:style-name="a19">
                <text:list-item>
                  <text:list text:style-name="a19">
                    <text:list-item>
                      <text:list text:style-name="a19">
                        <text:list-item>
                          <text:list text:style-name="a19">
                            <text:list-item>
                              <text:p text:style-name="a18" text:class-names="" text:cond-style-name=""><text:span text:style-name="a17" text:class-names="">Fifth level</text:span></text:p>
                            </text:list-item>
                          </text:list>
                        </text:list-item>
                      </text:list>
                    </text:list-item>
                  </text:list>
                </text:list-item>
              </text:list>
            </text:list-item>
          </text:list>
        </draw:text-box>
        <svg:title/>
        <svg:desc/>
      </draw:frame>
      <draw:frame draw:id="id2" presentation:style-name="a24" draw:name="Date Placeholder 3" svg:x="9.66493in" svg:y="6.43403in" svg:width="1.75in" svg:height="0.39931in" presentation:class="date-time" presentation:placeholder="false">
        <draw:text-box>
          <text:p text:style-name="a23" text:class-names="" text:cond-style-name=""><text:span text:style-name="a21" text:class-names=""><text:date text:fixed="false" style:data-style-name="a22">6/12/2023</text:date></text:span></text:p>
        </draw:text-box>
        <svg:title/>
        <svg:desc/>
      </draw:frame>
      <draw:frame draw:id="id3" presentation:style-name="a27" draw:name="Footer Placeholder 4" svg:x="1.24826in" svg:y="6.43403in" svg:width="8.25in" svg:height="0.39931in" presentation:class="footer" presentation:placeholder="false">
        <draw:text-box>
          <text:p text:style-name="a26" text:class-names="" text:cond-style-name=""><text:span text:style-name="a25" text:class-names=""/></text:p>
        </draw:text-box>
        <svg:title/>
        <svg:desc/>
      </draw:frame>
      <draw:frame draw:id="id4" presentation:style-name="a30" draw:name="Slide Number Placeholder 5" svg:x="11.49826in" svg:y="6.43403in" svg:width="0.60276in" svg:height="0.39931in" presentation:class="page-number" presentation:placeholder="false">
        <draw:text-box>
          <text:p text:style-name="a29" text:class-names="" text:cond-style-name=""><text:span text:style-name="a28" text:class-names=""><text:page-number style:num-format="1" text:fixed="false"/></text:span></text:p>
        </draw:text-box>
        <svg:title/>
        <svg:desc/>
      </draw:frame>
    </style:master-page>
    <style:master-page style:name="Master1-Layout1-title-Title-Slide" style:page-layout-name="pageLayout1" draw:style-name="a32">
      <draw:frame draw:id="id5" presentation:style-name="a35" draw:name="Title 1" svg:x="1.91493in" svg:y="0.66667in" svg:width="9.48843in" svg:height="3.5in" presentation:class="title" presentation:placeholder="false">
        <draw:text-box>
          <text:p text:style-name="a34" text:class-names="" text:cond-style-name=""><text:span text:style-name="a33" text:class-names="">Click to edit Master title style</text:span></text:p>
        </draw:text-box>
        <svg:title/>
        <svg:desc/>
      </draw:frame>
      <draw:frame draw:id="id6" presentation:style-name="a38" draw:name="Subtitle 2" svg:x="1.91493in" svg:y="4.25in" svg:width="9.48843in" svg:height="2.08333in" presentation:class="subtitle" presentation:placeholder="false">
        <draw:text-box>
          <text:p text:style-name="a37" text:class-names="" text:cond-style-name=""><text:span text:style-name="a36" text:class-names="">Click to edit Master subtitle style</text:span></text:p>
        </draw:text-box>
        <svg:title/>
        <svg:desc/>
      </draw:frame>
      <draw:frame draw:id="id7" presentation:style-name="a42" draw:name="Date Placeholder 3" svg:x="9.66493in" svg:y="6.43403in" svg:width="1.75in" svg:height="0.39931in" presentation:class="date-time" presentation:placeholder="false">
        <draw:text-box>
          <text:p text:style-name="a41" text:class-names="" text:cond-style-name=""><text:span text:style-name="a39" text:class-names=""><text:date text:fixed="false" style:data-style-name="a40">6/12/2023</text:date></text:span></text:p>
        </draw:text-box>
        <svg:title/>
        <svg:desc/>
      </draw:frame>
      <draw:frame draw:id="id8" presentation:style-name="a45" draw:name="Footer Placeholder 4" svg:x="1.24826in" svg:y="6.43403in" svg:width="8.25in" svg:height="0.39931in" presentation:class="footer" presentation:placeholder="false">
        <draw:text-box>
          <text:p text:style-name="a44" text:class-names="" text:cond-style-name=""><text:span text:style-name="a43" text:class-names=""/></text:p>
        </draw:text-box>
        <svg:title/>
        <svg:desc/>
      </draw:frame>
      <draw:frame draw:id="id9" presentation:style-name="a48" draw:name="Slide Number Placeholder 5" svg:x="11.49826in" svg:y="6.43403in" svg:width="0.60276in" svg:height="0.39931in" presentation:class="page-number" presentation:placeholder="false">
        <draw:text-box>
          <text:p text:style-name="a47" text:class-names="" text:cond-style-name=""><text:span text:style-name="a46" text:class-names=""><text:page-number style:num-format="1" text:fixed="false"/></text:span></text:p>
        </draw:text-box>
        <svg:title/>
        <svg:desc/>
      </draw:frame>
    </style:master-page>
    <style:master-page style:name="Master1-Layout2-obj-Title-and-Content" style:page-layout-name="pageLayout1" draw:style-name="a50">
      <draw:frame draw:id="id10" presentation:style-name="a53" draw:name="Title 1" svg:x="1.24826in" svg:y="0.66667in" svg:width="10.83333in" svg:height="2.08333in" presentation:class="title" presentation:placeholder="false">
        <draw:text-box>
          <text:p text:style-name="a52" text:class-names="" text:cond-style-name=""><text:span text:style-name="a51" text:class-names="">Click to edit Master title style</text:span></text:p>
        </draw:text-box>
        <svg:title/>
        <svg:desc/>
      </draw:frame>
      <draw:frame draw:id="id11" presentation:style-name="a69" draw:name="Content Placeholder 2" svg:x="1.24826in" svg:y="2.91667in" svg:width="10.83333in" svg:height="3.41667in" presentation:class="object" presentation:placeholder="false">
        <draw:text-box>
          <text:list text:style-name="a56">
            <text:list-item>
              <text:p text:style-name="a55" text:class-names="" text:cond-style-name=""><text:span text:style-name="a54" text:class-names="">Click to edit Master text styles</text:span></text:p>
            </text:list-item>
          </text:list>
          <text:list text:style-name="a59">
            <text:list-item>
              <text:list text:style-name="a59">
                <text:list-item>
                  <text:p text:style-name="a58" text:class-names="" text:cond-style-name=""><text:span text:style-name="a57" text:class-names="">Second level</text:span></text:p>
                </text:list-item>
              </text:list>
            </text:list-item>
          </text:list>
          <text:list text:style-name="a62">
            <text:list-item>
              <text:list text:style-name="a62">
                <text:list-item>
                  <text:list text:style-name="a62">
                    <text:list-item>
                      <text:p text:style-name="a61" text:class-names="" text:cond-style-name=""><text:span text:style-name="a60" text:class-names="">Third level</text:span></text:p>
                    </text:list-item>
                  </text:list>
                </text:list-item>
              </text:list>
            </text:list-item>
          </text:list>
          <text:list text:style-name="a65">
            <text:list-item>
              <text:list text:style-name="a65">
                <text:list-item>
                  <text:list text:style-name="a65">
                    <text:list-item>
                      <text:list text:style-name="a65">
                        <text:list-item>
                          <text:p text:style-name="a64" text:class-names="" text:cond-style-name=""><text:span text:style-name="a63" text:class-names="">Fourth level</text:span></text:p>
                        </text:list-item>
                      </text:list>
                    </text:list-item>
                  </text:list>
                </text:list-item>
              </text:list>
            </text:list-item>
          </text:list>
          <text:list text:style-name="a68">
            <text:list-item>
              <text:list text:style-name="a68">
                <text:list-item>
                  <text:list text:style-name="a68">
                    <text:list-item>
                      <text:list text:style-name="a68">
                        <text:list-item>
                          <text:list text:style-name="a68">
                            <text:list-item>
                              <text:p text:style-name="a67" text:class-names="" text:cond-style-name=""><text:span text:style-name="a66" text:class-names="">Fifth level</text:span></text:p>
                            </text:list-item>
                          </text:list>
                        </text:list-item>
                      </text:list>
                    </text:list-item>
                  </text:list>
                </text:list-item>
              </text:list>
            </text:list-item>
          </text:list>
        </draw:text-box>
        <svg:title/>
        <svg:desc/>
      </draw:frame>
      <draw:frame draw:id="id12" presentation:style-name="a73" draw:name="Date Placeholder 3" svg:x="9.66493in" svg:y="6.43403in" svg:width="1.75in" svg:height="0.39931in" presentation:class="date-time" presentation:placeholder="false">
        <draw:text-box>
          <text:p text:style-name="a72" text:class-names="" text:cond-style-name=""><text:span text:style-name="a70" text:class-names=""><text:date text:fixed="false" style:data-style-name="a71">6/12/2023</text:date></text:span></text:p>
        </draw:text-box>
        <svg:title/>
        <svg:desc/>
      </draw:frame>
      <draw:frame draw:id="id13" presentation:style-name="a76" draw:name="Footer Placeholder 4" svg:x="1.24826in" svg:y="6.43403in" svg:width="8.25in" svg:height="0.39931in" presentation:class="footer" presentation:placeholder="false">
        <draw:text-box>
          <text:p text:style-name="a75" text:class-names="" text:cond-style-name=""><text:span text:style-name="a74" text:class-names=""/></text:p>
        </draw:text-box>
        <svg:title/>
        <svg:desc/>
      </draw:frame>
      <draw:frame draw:id="id14" presentation:style-name="a79" draw:name="Slide Number Placeholder 5" svg:x="11.49826in" svg:y="6.43403in" svg:width="0.60276in" svg:height="0.39931in" presentation:class="page-number" presentation:placeholder="false">
        <draw:text-box>
          <text:p text:style-name="a78" text:class-names="" text:cond-style-name=""><text:span text:style-name="a77" text:class-names=""><text:page-number style:num-format="1" text:fixed="false"/></text:span></text:p>
        </draw:text-box>
        <svg:title/>
        <svg:desc/>
      </draw:frame>
    </style:master-page>
    <style:master-page style:name="Master1-Layout3-secHead-Section-Header" style:page-layout-name="pageLayout1" draw:style-name="a81">
      <draw:frame draw:id="id15" presentation:style-name="a84" draw:name="Title 1" svg:x="1.91493in" svg:y="3.61831in" svg:width="9.5in" svg:height="1.6063in" presentation:class="title" presentation:placeholder="false">
        <draw:text-box>
          <text:p text:style-name="a83" text:class-names="" text:cond-style-name=""><text:span text:style-name="a82" text:class-names="">Click to edit Master title style</text:span></text:p>
        </draw:text-box>
        <svg:title/>
        <svg:desc/>
      </draw:frame>
      <draw:frame draw:id="id16" presentation:style-name="a88" draw:name="Text Placeholder 2" svg:x="1.91493in" svg:y="5.22461in" svg:width="9.5in" svg:height="0.94094in" presentation:class="outline" presentation:placeholder="false">
        <draw:text-box>
          <text:list text:style-name="a87">
            <text:list-item>
              <text:p text:style-name="a86" text:class-names="" text:cond-style-name=""><text:span text:style-name="a85" text:class-names="">Click to edit Master text styles</text:span></text:p>
            </text:list-item>
          </text:list>
        </draw:text-box>
        <svg:title/>
        <svg:desc/>
      </draw:frame>
      <draw:frame draw:id="id17" presentation:style-name="a92" draw:name="Date Placeholder 3" svg:x="9.66493in" svg:y="6.43403in" svg:width="1.75in" svg:height="0.39931in" presentation:class="date-time" presentation:placeholder="false">
        <draw:text-box>
          <text:p text:style-name="a91" text:class-names="" text:cond-style-name=""><text:span text:style-name="a89" text:class-names=""><text:date text:fixed="false" style:data-style-name="a90">6/12/2023</text:date></text:span></text:p>
        </draw:text-box>
        <svg:title/>
        <svg:desc/>
      </draw:frame>
      <draw:frame draw:id="id18" presentation:style-name="a95" draw:name="Footer Placeholder 4" svg:x="1.24826in" svg:y="6.43403in" svg:width="8.25in" svg:height="0.39931in" presentation:class="footer" presentation:placeholder="false">
        <draw:text-box>
          <text:p text:style-name="a94" text:class-names="" text:cond-style-name=""><text:span text:style-name="a93" text:class-names=""/></text:p>
        </draw:text-box>
        <svg:title/>
        <svg:desc/>
      </draw:frame>
      <draw:frame draw:id="id19" presentation:style-name="a98" draw:name="Slide Number Placeholder 5" svg:x="11.49826in" svg:y="6.43403in" svg:width="0.60276in" svg:height="0.39931in" presentation:class="page-number" presentation:placeholder="false">
        <draw:text-box>
          <text:p text:style-name="a97" text:class-names="" text:cond-style-name=""><text:span text:style-name="a96" text:class-names=""><text:page-number style:num-format="1" text:fixed="false"/></text:span></text:p>
        </draw:text-box>
        <svg:title/>
        <svg:desc/>
      </draw:frame>
    </style:master-page>
    <style:master-page style:name="Master1-Layout4-twoObj-Two-Content" style:page-layout-name="pageLayout1" draw:style-name="a100">
      <draw:frame draw:id="id20" presentation:style-name="a103" draw:name="Title 1" svg:x="1.24826in" svg:y="0.66667in" svg:width="10.83333in" svg:height="2.08333in" presentation:class="title" presentation:placeholder="false">
        <draw:text-box>
          <text:p text:style-name="a102" text:class-names="" text:cond-style-name=""><text:span text:style-name="a101" text:class-names="">Click to edit Master title style</text:span></text:p>
        </draw:text-box>
        <svg:title/>
        <svg:desc/>
      </draw:frame>
      <draw:frame draw:id="id21" presentation:style-name="a119" draw:name="Content Placeholder 2" svg:x="1.24826in" svg:y="2.91667in" svg:width="5.33333in" svg:height="3.41667in" presentation:class="object" presentation:placeholder="false">
        <draw:text-box>
          <text:list text:style-name="a106">
            <text:list-item>
              <text:p text:style-name="a105" text:class-names="" text:cond-style-name=""><text:span text:style-name="a104" text:class-names="">Click to edit Master text styles</text:span></text:p>
            </text:list-item>
          </text:list>
          <text:list text:style-name="a109">
            <text:list-item>
              <text:list text:style-name="a109">
                <text:list-item>
                  <text:p text:style-name="a108" text:class-names="" text:cond-style-name=""><text:span text:style-name="a107" text:class-names="">Second level</text:span></text:p>
                </text:list-item>
              </text:list>
            </text:list-item>
          </text:list>
          <text:list text:style-name="a112">
            <text:list-item>
              <text:list text:style-name="a112">
                <text:list-item>
                  <text:list text:style-name="a112">
                    <text:list-item>
                      <text:p text:style-name="a111" text:class-names="" text:cond-style-name=""><text:span text:style-name="a110" text:class-names="">Third level</text:span></text:p>
                    </text:list-item>
                  </text:list>
                </text:list-item>
              </text:list>
            </text:list-item>
          </text:list>
          <text:list text:style-name="a115">
            <text:list-item>
              <text:list text:style-name="a115">
                <text:list-item>
                  <text:list text:style-name="a115">
                    <text:list-item>
                      <text:list text:style-name="a115">
                        <text:list-item>
                          <text:p text:style-name="a114" text:class-names="" text:cond-style-name=""><text:span text:style-name="a113" text:class-names="">Fourth level</text:span></text:p>
                        </text:list-item>
                      </text:list>
                    </text:list-item>
                  </text:list>
                </text:list-item>
              </text:list>
            </text:list-item>
          </text:list>
          <text:list text:style-name="a118">
            <text:list-item>
              <text:list text:style-name="a118">
                <text:list-item>
                  <text:list text:style-name="a118">
                    <text:list-item>
                      <text:list text:style-name="a118">
                        <text:list-item>
                          <text:list text:style-name="a118">
                            <text:list-item>
                              <text:p text:style-name="a117" text:class-names="" text:cond-style-name=""><text:span text:style-name="a116" text:class-names="">Fifth level</text:span></text:p>
                            </text:list-item>
                          </text:list>
                        </text:list-item>
                      </text:list>
                    </text:list-item>
                  </text:list>
                </text:list-item>
              </text:list>
            </text:list-item>
          </text:list>
        </draw:text-box>
        <svg:title/>
        <svg:desc/>
      </draw:frame>
      <draw:frame draw:id="id22" presentation:style-name="a135" draw:name="Content Placeholder 3" svg:x="6.74826in" svg:y="2.91667in" svg:width="5.33333in" svg:height="3.41667in" presentation:class="object" presentation:placeholder="false">
        <draw:text-box>
          <text:list text:style-name="a122">
            <text:list-item>
              <text:p text:style-name="a121" text:class-names="" text:cond-style-name=""><text:span text:style-name="a120" text:class-names="">Click to edit Master text styles</text:span></text:p>
            </text:list-item>
          </text:list>
          <text:list text:style-name="a125">
            <text:list-item>
              <text:list text:style-name="a125">
                <text:list-item>
                  <text:p text:style-name="a124" text:class-names="" text:cond-style-name=""><text:span text:style-name="a123" text:class-names="">Second level</text:span></text:p>
                </text:list-item>
              </text:list>
            </text:list-item>
          </text:list>
          <text:list text:style-name="a128">
            <text:list-item>
              <text:list text:style-name="a128">
                <text:list-item>
                  <text:list text:style-name="a128">
                    <text:list-item>
                      <text:p text:style-name="a127" text:class-names="" text:cond-style-name=""><text:span text:style-name="a126" text:class-names="">Third level</text:span></text:p>
                    </text:list-item>
                  </text:list>
                </text:list-item>
              </text:list>
            </text:list-item>
          </text:list>
          <text:list text:style-name="a131">
            <text:list-item>
              <text:list text:style-name="a131">
                <text:list-item>
                  <text:list text:style-name="a131">
                    <text:list-item>
                      <text:list text:style-name="a131">
                        <text:list-item>
                          <text:p text:style-name="a130" text:class-names="" text:cond-style-name=""><text:span text:style-name="a129" text:class-names="">Fourth level</text:span></text:p>
                        </text:list-item>
                      </text:list>
                    </text:list-item>
                  </text:list>
                </text:list-item>
              </text:list>
            </text:list-item>
          </text:list>
          <text:list text:style-name="a134">
            <text:list-item>
              <text:list text:style-name="a134">
                <text:list-item>
                  <text:list text:style-name="a134">
                    <text:list-item>
                      <text:list text:style-name="a134">
                        <text:list-item>
                          <text:list text:style-name="a134">
                            <text:list-item>
                              <text:p text:style-name="a133" text:class-names="" text:cond-style-name=""><text:span text:style-name="a132" text:class-names="">Fifth level</text:span></text:p>
                            </text:list-item>
                          </text:list>
                        </text:list-item>
                      </text:list>
                    </text:list-item>
                  </text:list>
                </text:list-item>
              </text:list>
            </text:list-item>
          </text:list>
        </draw:text-box>
        <svg:title/>
        <svg:desc/>
      </draw:frame>
      <draw:frame draw:id="id23" presentation:style-name="a139" draw:name="Date Placeholder 4" svg:x="9.66493in" svg:y="6.43403in" svg:width="1.75in" svg:height="0.39931in" presentation:class="date-time" presentation:placeholder="false">
        <draw:text-box>
          <text:p text:style-name="a138" text:class-names="" text:cond-style-name=""><text:span text:style-name="a136" text:class-names=""><text:date text:fixed="false" style:data-style-name="a137">6/12/2023</text:date></text:span></text:p>
        </draw:text-box>
        <svg:title/>
        <svg:desc/>
      </draw:frame>
      <draw:frame draw:id="id24" presentation:style-name="a142" draw:name="Footer Placeholder 5" svg:x="1.24826in" svg:y="6.43403in" svg:width="8.25in" svg:height="0.39931in" presentation:class="footer" presentation:placeholder="false">
        <draw:text-box>
          <text:p text:style-name="a141" text:class-names="" text:cond-style-name=""><text:span text:style-name="a140" text:class-names=""/></text:p>
        </draw:text-box>
        <svg:title/>
        <svg:desc/>
      </draw:frame>
      <draw:frame draw:id="id25" presentation:style-name="a145" draw:name="Slide Number Placeholder 6" svg:x="11.49826in" svg:y="6.43403in" svg:width="0.60276in" svg:height="0.39931in" presentation:class="page-number" presentation:placeholder="false">
        <draw:text-box>
          <text:p text:style-name="a144" text:class-names="" text:cond-style-name=""><text:span text:style-name="a143" text:class-names=""><text:page-number style:num-format="1" text:fixed="false"/></text:span></text:p>
        </draw:text-box>
        <svg:title/>
        <svg:desc/>
      </draw:frame>
    </style:master-page>
    <style:master-page style:name="Master1-Layout5-twoTxTwoObj-Comparison" style:page-layout-name="pageLayout1" draw:style-name="a147">
      <draw:frame draw:id="id26" presentation:style-name="a150" draw:name="Title 1" svg:x="1.24826in" svg:y="0.66667in" svg:width="10.83333in" svg:height="2.08333in" presentation:class="title" presentation:placeholder="false">
        <draw:text-box>
          <text:p text:style-name="a149" text:class-names="" text:cond-style-name=""><text:span text:style-name="a148" text:class-names="">Click to edit Master title style</text:span></text:p>
        </draw:text-box>
        <svg:title/>
        <svg:desc/>
      </draw:frame>
      <draw:frame draw:id="id27" presentation:style-name="a154" draw:name="Text Placeholder 2" svg:x="1.56308in" svg:y="2.90741in" svg:width="5.01852in" svg:height="0.63021in" presentation:class="outline" presentation:placeholder="false">
        <draw:text-box>
          <text:list text:style-name="a153">
            <text:list-item>
              <text:p text:style-name="a152" text:class-names="" text:cond-style-name=""><text:span text:style-name="a151" text:class-names="">Click to edit Master text styles</text:span></text:p>
            </text:list-item>
          </text:list>
        </draw:text-box>
        <svg:title/>
        <svg:desc/>
      </draw:frame>
      <draw:frame draw:id="id28" presentation:style-name="a170" draw:name="Content Placeholder 3" svg:x="1.24826in" svg:y="3.54687in" svg:width="5.33333in" svg:height="2.78646in" presentation:class="object" presentation:placeholder="false">
        <draw:text-box>
          <text:list text:style-name="a157">
            <text:list-item>
              <text:p text:style-name="a156" text:class-names="" text:cond-style-name=""><text:span text:style-name="a155" text:class-names="">Click to edit Master text styles</text:span></text:p>
            </text:list-item>
          </text:list>
          <text:list text:style-name="a160">
            <text:list-item>
              <text:list text:style-name="a160">
                <text:list-item>
                  <text:p text:style-name="a159" text:class-names="" text:cond-style-name=""><text:span text:style-name="a158" text:class-names="">Second level</text:span></text:p>
                </text:list-item>
              </text:list>
            </text:list-item>
          </text:list>
          <text:list text:style-name="a163">
            <text:list-item>
              <text:list text:style-name="a163">
                <text:list-item>
                  <text:list text:style-name="a163">
                    <text:list-item>
                      <text:p text:style-name="a162" text:class-names="" text:cond-style-name=""><text:span text:style-name="a161" text:class-names="">Third level</text:span></text:p>
                    </text:list-item>
                  </text:list>
                </text:list-item>
              </text:list>
            </text:list-item>
          </text:list>
          <text:list text:style-name="a166">
            <text:list-item>
              <text:list text:style-name="a166">
                <text:list-item>
                  <text:list text:style-name="a166">
                    <text:list-item>
                      <text:list text:style-name="a166">
                        <text:list-item>
                          <text:p text:style-name="a165" text:class-names="" text:cond-style-name=""><text:span text:style-name="a164" text:class-names="">Fourth level</text:span></text:p>
                        </text:list-item>
                      </text:list>
                    </text:list-item>
                  </text:list>
                </text:list-item>
              </text:list>
            </text:list-item>
          </text:list>
          <text:list text:style-name="a169">
            <text:list-item>
              <text:list text:style-name="a169">
                <text:list-item>
                  <text:list text:style-name="a169">
                    <text:list-item>
                      <text:list text:style-name="a169">
                        <text:list-item>
                          <text:list text:style-name="a169">
                            <text:list-item>
                              <text:p text:style-name="a168" text:class-names="" text:cond-style-name=""><text:span text:style-name="a167" text:class-names="">Fifth level</text:span></text:p>
                            </text:list-item>
                          </text:list>
                        </text:list-item>
                      </text:list>
                    </text:list-item>
                  </text:list>
                </text:list-item>
              </text:list>
            </text:list-item>
          </text:list>
        </draw:text-box>
        <svg:title/>
        <svg:desc/>
      </draw:frame>
      <draw:frame draw:id="id29" presentation:style-name="a174" draw:name="Text Placeholder 4" svg:x="7.0463in" svg:y="2.91667in" svg:width="5.0353in" svg:height="0.63021in" presentation:class="outline" presentation:placeholder="false">
        <draw:text-box>
          <text:list text:style-name="a173">
            <text:list-item>
              <text:p text:style-name="a172" text:class-names="" text:cond-style-name=""><text:span text:style-name="a171" text:class-names="">Click to edit Master text styles</text:span></text:p>
            </text:list-item>
          </text:list>
        </draw:text-box>
        <svg:title/>
        <svg:desc/>
      </draw:frame>
      <draw:frame draw:id="id30" presentation:style-name="a190" draw:name="Content Placeholder 5" svg:x="6.74826in" svg:y="3.54687in" svg:width="5.33333in" svg:height="2.78646in" presentation:class="object" presentation:placeholder="false">
        <draw:text-box>
          <text:list text:style-name="a177">
            <text:list-item>
              <text:p text:style-name="a176" text:class-names="" text:cond-style-name=""><text:span text:style-name="a175" text:class-names="">Click to edit Master text styles</text:span></text:p>
            </text:list-item>
          </text:list>
          <text:list text:style-name="a180">
            <text:list-item>
              <text:list text:style-name="a180">
                <text:list-item>
                  <text:p text:style-name="a179" text:class-names="" text:cond-style-name=""><text:span text:style-name="a178" text:class-names="">Second level</text:span></text:p>
                </text:list-item>
              </text:list>
            </text:list-item>
          </text:list>
          <text:list text:style-name="a183">
            <text:list-item>
              <text:list text:style-name="a183">
                <text:list-item>
                  <text:list text:style-name="a183">
                    <text:list-item>
                      <text:p text:style-name="a182" text:class-names="" text:cond-style-name=""><text:span text:style-name="a181" text:class-names="">Third level</text:span></text:p>
                    </text:list-item>
                  </text:list>
                </text:list-item>
              </text:list>
            </text:list-item>
          </text:list>
          <text:list text:style-name="a186">
            <text:list-item>
              <text:list text:style-name="a186">
                <text:list-item>
                  <text:list text:style-name="a186">
                    <text:list-item>
                      <text:list text:style-name="a186">
                        <text:list-item>
                          <text:p text:style-name="a185" text:class-names="" text:cond-style-name=""><text:span text:style-name="a184" text:class-names="">Fourth level</text:span></text:p>
                        </text:list-item>
                      </text:list>
                    </text:list-item>
                  </text:list>
                </text:list-item>
              </text:list>
            </text:list-item>
          </text:list>
          <text:list text:style-name="a189">
            <text:list-item>
              <text:list text:style-name="a189">
                <text:list-item>
                  <text:list text:style-name="a189">
                    <text:list-item>
                      <text:list text:style-name="a189">
                        <text:list-item>
                          <text:list text:style-name="a189">
                            <text:list-item>
                              <text:p text:style-name="a188" text:class-names="" text:cond-style-name=""><text:span text:style-name="a187" text:class-names="">Fifth level</text:span></text:p>
                            </text:list-item>
                          </text:list>
                        </text:list-item>
                      </text:list>
                    </text:list-item>
                  </text:list>
                </text:list-item>
              </text:list>
            </text:list-item>
          </text:list>
        </draw:text-box>
        <svg:title/>
        <svg:desc/>
      </draw:frame>
      <draw:frame draw:id="id31" presentation:style-name="a194" draw:name="Date Placeholder 6" svg:x="9.66493in" svg:y="6.43403in" svg:width="1.75in" svg:height="0.39931in" presentation:class="date-time" presentation:placeholder="false">
        <draw:text-box>
          <text:p text:style-name="a193" text:class-names="" text:cond-style-name=""><text:span text:style-name="a191" text:class-names=""><text:date text:fixed="false" style:data-style-name="a192">6/12/2023</text:date></text:span></text:p>
        </draw:text-box>
        <svg:title/>
        <svg:desc/>
      </draw:frame>
      <draw:frame draw:id="id32" presentation:style-name="a197" draw:name="Footer Placeholder 7" svg:x="1.24826in" svg:y="6.43403in" svg:width="8.25in" svg:height="0.39931in" presentation:class="footer" presentation:placeholder="false">
        <draw:text-box>
          <text:p text:style-name="a196" text:class-names="" text:cond-style-name=""><text:span text:style-name="a195" text:class-names=""/></text:p>
        </draw:text-box>
        <svg:title/>
        <svg:desc/>
      </draw:frame>
      <draw:frame draw:id="id33" presentation:style-name="a200" draw:name="Slide Number Placeholder 8" svg:x="11.49826in" svg:y="6.43403in" svg:width="0.60276in" svg:height="0.39931in" presentation:class="page-number" presentation:placeholder="false">
        <draw:text-box>
          <text:p text:style-name="a199" text:class-names="" text:cond-style-name=""><text:span text:style-name="a198" text:class-names=""><text:page-number style:num-format="1" text:fixed="false"/></text:span></text:p>
        </draw:text-box>
        <svg:title/>
        <svg:desc/>
      </draw:frame>
    </style:master-page>
    <style:master-page style:name="Master1-Layout6-titleOnly-Title-Only" style:page-layout-name="pageLayout1" draw:style-name="a202">
      <draw:frame draw:id="id34" presentation:style-name="a205" draw:name="Title 1" svg:x="1.24826in" svg:y="0.66667in" svg:width="10.83333in" svg:height="2.08333in" presentation:class="title" presentation:placeholder="false">
        <draw:text-box>
          <text:p text:style-name="a204" text:class-names="" text:cond-style-name=""><text:span text:style-name="a203" text:class-names="">Click to edit Master title style</text:span></text:p>
        </draw:text-box>
        <svg:title/>
        <svg:desc/>
      </draw:frame>
      <draw:frame draw:id="id35" presentation:style-name="a209" draw:name="Date Placeholder 2" svg:x="9.66493in" svg:y="6.43403in" svg:width="1.75in" svg:height="0.39931in" presentation:class="date-time" presentation:placeholder="false">
        <draw:text-box>
          <text:p text:style-name="a208" text:class-names="" text:cond-style-name=""><text:span text:style-name="a206" text:class-names=""><text:date text:fixed="false" style:data-style-name="a207">6/12/2023</text:date></text:span></text:p>
        </draw:text-box>
        <svg:title/>
        <svg:desc/>
      </draw:frame>
      <draw:frame draw:id="id36" presentation:style-name="a212" draw:name="Footer Placeholder 3" svg:x="1.24826in" svg:y="6.43403in" svg:width="8.25in" svg:height="0.39931in" presentation:class="footer" presentation:placeholder="false">
        <draw:text-box>
          <text:p text:style-name="a211" text:class-names="" text:cond-style-name=""><text:span text:style-name="a210" text:class-names=""/></text:p>
        </draw:text-box>
        <svg:title/>
        <svg:desc/>
      </draw:frame>
      <draw:frame draw:id="id37" presentation:style-name="a215" draw:name="Slide Number Placeholder 4" svg:x="11.49826in" svg:y="6.43403in" svg:width="0.60276in" svg:height="0.39931in" presentation:class="page-number" presentation:placeholder="false">
        <draw:text-box>
          <text:p text:style-name="a214" text:class-names="" text:cond-style-name=""><text:span text:style-name="a213" text:class-names=""><text:page-number style:num-format="1" text:fixed="false"/></text:span></text:p>
        </draw:text-box>
        <svg:title/>
        <svg:desc/>
      </draw:frame>
    </style:master-page>
    <style:master-page style:name="Master1-Layout7-blank-Blank" style:page-layout-name="pageLayout1" draw:style-name="a217">
      <draw:frame draw:id="id38" presentation:style-name="a221" draw:name="Date Placeholder 1" svg:x="9.66493in" svg:y="6.43403in" svg:width="1.75in" svg:height="0.39931in" presentation:class="date-time" presentation:placeholder="false">
        <draw:text-box>
          <text:p text:style-name="a220" text:class-names="" text:cond-style-name=""><text:span text:style-name="a218" text:class-names=""><text:date text:fixed="false" style:data-style-name="a219">6/12/2023</text:date></text:span></text:p>
        </draw:text-box>
        <svg:title/>
        <svg:desc/>
      </draw:frame>
      <draw:frame draw:id="id39" presentation:style-name="a224" draw:name="Footer Placeholder 2" svg:x="1.24826in" svg:y="6.43403in" svg:width="8.25in" svg:height="0.39931in" presentation:class="footer" presentation:placeholder="false">
        <draw:text-box>
          <text:p text:style-name="a223" text:class-names="" text:cond-style-name=""><text:span text:style-name="a222" text:class-names=""/></text:p>
        </draw:text-box>
        <svg:title/>
        <svg:desc/>
      </draw:frame>
      <draw:frame draw:id="id40" presentation:style-name="a227" draw:name="Slide Number Placeholder 3" svg:x="11.49826in" svg:y="6.43403in" svg:width="0.60276in" svg:height="0.39931in" presentation:class="page-number" presentation:placeholder="false">
        <draw:text-box>
          <text:p text:style-name="a226" text:class-names="" text:cond-style-name=""><text:span text:style-name="a225" text:class-names=""><text:page-number style:num-format="1" text:fixed="false"/></text:span></text:p>
        </draw:text-box>
        <svg:title/>
        <svg:desc/>
      </draw:frame>
    </style:master-page>
    <style:master-page style:name="Master1-Layout8-objTx-Content-with-Caption" style:page-layout-name="pageLayout1" draw:style-name="a229">
      <draw:frame draw:id="id41" presentation:style-name="a232" draw:name="Title 1" svg:x="1.24826in" svg:y="1.75in" svg:width="3.88137in" svg:height="1.5in" presentation:class="title" presentation:placeholder="false">
        <draw:text-box>
          <text:p text:style-name="a231" text:class-names="" text:cond-style-name=""><text:span text:style-name="a230" text:class-names="">Click to edit Master title style</text:span></text:p>
        </draw:text-box>
        <svg:title/>
        <svg:desc/>
      </draw:frame>
      <draw:frame draw:id="id42" presentation:style-name="a248" draw:name="Content Placeholder 2" svg:x="5.5816in" svg:y="0.66667in" svg:width="6.5in" svg:height="5.66667in" presentation:class="object" presentation:placeholder="false">
        <draw:text-box>
          <text:list text:style-name="a235">
            <text:list-item>
              <text:p text:style-name="a234" text:class-names="" text:cond-style-name=""><text:span text:style-name="a233" text:class-names="">Click to edit Master text styles</text:span></text:p>
            </text:list-item>
          </text:list>
          <text:list text:style-name="a238">
            <text:list-item>
              <text:list text:style-name="a238">
                <text:list-item>
                  <text:p text:style-name="a237" text:class-names="" text:cond-style-name=""><text:span text:style-name="a236" text:class-names="">Second level</text:span></text:p>
                </text:list-item>
              </text:list>
            </text:list-item>
          </text:list>
          <text:list text:style-name="a241">
            <text:list-item>
              <text:list text:style-name="a241">
                <text:list-item>
                  <text:list text:style-name="a241">
                    <text:list-item>
                      <text:p text:style-name="a240" text:class-names="" text:cond-style-name=""><text:span text:style-name="a239" text:class-names="">Third level</text:span></text:p>
                    </text:list-item>
                  </text:list>
                </text:list-item>
              </text:list>
            </text:list-item>
          </text:list>
          <text:list text:style-name="a244">
            <text:list-item>
              <text:list text:style-name="a244">
                <text:list-item>
                  <text:list text:style-name="a244">
                    <text:list-item>
                      <text:list text:style-name="a244">
                        <text:list-item>
                          <text:p text:style-name="a243" text:class-names="" text:cond-style-name=""><text:span text:style-name="a242" text:class-names="">Fourth level</text:span></text:p>
                        </text:list-item>
                      </text:list>
                    </text:list-item>
                  </text:list>
                </text:list-item>
              </text:list>
            </text:list-item>
          </text:list>
          <text:list text:style-name="a247">
            <text:list-item>
              <text:list text:style-name="a247">
                <text:list-item>
                  <text:list text:style-name="a247">
                    <text:list-item>
                      <text:list text:style-name="a247">
                        <text:list-item>
                          <text:list text:style-name="a247">
                            <text:list-item>
                              <text:p text:style-name="a246" text:class-names="" text:cond-style-name=""><text:span text:style-name="a245" text:class-names="">Fifth level</text:span></text:p>
                            </text:list-item>
                          </text:list>
                        </text:list-item>
                      </text:list>
                    </text:list-item>
                  </text:list>
                </text:list-item>
              </text:list>
            </text:list-item>
          </text:list>
        </draw:text-box>
        <svg:title/>
        <svg:desc/>
      </draw:frame>
      <draw:frame draw:id="id43" presentation:style-name="a252" draw:name="Text Placeholder 3" svg:x="1.24826in" svg:y="3.25in" svg:width="3.88137in" svg:height="2in" presentation:class="outline" presentation:placeholder="false">
        <draw:text-box>
          <text:list text:style-name="a251">
            <text:list-item>
              <text:p text:style-name="a250" text:class-names="" text:cond-style-name=""><text:span text:style-name="a249" text:class-names="">Click to edit Master text styles</text:span></text:p>
            </text:list-item>
          </text:list>
        </draw:text-box>
        <svg:title/>
        <svg:desc/>
      </draw:frame>
      <draw:frame draw:id="id44" presentation:style-name="a256" draw:name="Date Placeholder 4" svg:x="9.66493in" svg:y="6.43403in" svg:width="1.75in" svg:height="0.39931in" presentation:class="date-time" presentation:placeholder="false">
        <draw:text-box>
          <text:p text:style-name="a255" text:class-names="" text:cond-style-name=""><text:span text:style-name="a253" text:class-names=""><text:date text:fixed="false" style:data-style-name="a254">6/12/2023</text:date></text:span></text:p>
        </draw:text-box>
        <svg:title/>
        <svg:desc/>
      </draw:frame>
      <draw:frame draw:id="id45" presentation:style-name="a259" draw:name="Footer Placeholder 5" svg:x="1.24826in" svg:y="6.43403in" svg:width="8.25in" svg:height="0.39931in" presentation:class="footer" presentation:placeholder="false">
        <draw:text-box>
          <text:p text:style-name="a258" text:class-names="" text:cond-style-name=""><text:span text:style-name="a257" text:class-names=""/></text:p>
        </draw:text-box>
        <svg:title/>
        <svg:desc/>
      </draw:frame>
      <draw:frame draw:id="id46" presentation:style-name="a262" draw:name="Slide Number Placeholder 6" svg:x="11.49826in" svg:y="6.43403in" svg:width="0.60276in" svg:height="0.39931in" presentation:class="page-number" presentation:placeholder="false">
        <draw:text-box>
          <text:p text:style-name="a261" text:class-names="" text:cond-style-name=""><text:span text:style-name="a260" text:class-names=""><text:page-number style:num-format="1" text:fixed="false"/></text:span></text:p>
        </draw:text-box>
        <svg:title/>
        <svg:desc/>
      </draw:frame>
    </style:master-page>
    <style:master-page style:name="Master1-Layout9-picTx-Picture-with-Caption" style:page-layout-name="pageLayout1" draw:style-name="a264">
      <draw:frame draw:id="id47" presentation:style-name="a267" draw:name="Title 1" svg:x="1.24826in" svg:y="1.75in" svg:width="5.83333in" svg:height="1.5in" presentation:class="title" presentation:placeholder="false">
        <draw:text-box>
          <text:p text:style-name="a266" text:class-names="" text:cond-style-name=""><text:span text:style-name="a265" text:class-names="">Click to edit Master title style</text:span></text:p>
        </draw:text-box>
        <svg:title/>
        <svg:desc/>
      </draw:frame>
      <draw:frame draw:id="id48" presentation:style-name="a270" draw:name="Picture Placeholder 2" svg:x="8.12963in" svg:y="-0.02in" svg:width="3.58333in" svg:height="7.55in" presentation:class="graphic" presentation:placeholder="false">
        <draw:text-box>
          <text:p text:style-name="a269" text:class-names="" text:cond-style-name=""><text:span text:style-name="a268" text:class-names="">Click icon to add picture</text:span></text:p>
        </draw:text-box>
        <svg:title/>
        <svg:desc/>
      </draw:frame>
      <draw:frame draw:id="id49" presentation:style-name="a274" draw:name="Text Placeholder 3" svg:x="1.24826in" svg:y="3.25in" svg:width="5.83333in" svg:height="2in" presentation:class="outline" presentation:placeholder="false">
        <draw:text-box>
          <text:list text:style-name="a273">
            <text:list-item>
              <text:p text:style-name="a272" text:class-names="" text:cond-style-name=""><text:span text:style-name="a271" text:class-names="">Click to edit Master text styles</text:span></text:p>
            </text:list-item>
          </text:list>
        </draw:text-box>
        <svg:title/>
        <svg:desc/>
      </draw:frame>
      <draw:frame draw:id="id50" presentation:style-name="a278" draw:name="Date Placeholder 4" svg:x="6.99826in" svg:y="6.43403in" svg:width="1in" svg:height="0.39931in" presentation:class="date-time" presentation:placeholder="false">
        <draw:text-box>
          <text:p text:style-name="a277" text:class-names="" text:cond-style-name=""><text:span text:style-name="a275" text:class-names=""><text:date text:fixed="false" style:data-style-name="a276">6/12/2023</text:date></text:span></text:p>
        </draw:text-box>
        <svg:title/>
        <svg:desc/>
      </draw:frame>
      <draw:frame draw:id="id51" presentation:style-name="a281" draw:name="Footer Placeholder 5" svg:x="1.24826in" svg:y="6.43403in" svg:width="5.58333in" svg:height="0.39931in" presentation:class="footer" presentation:placeholder="false">
        <draw:text-box>
          <text:p text:style-name="a280" text:class-names="" text:cond-style-name=""><text:span text:style-name="a279" text:class-names=""/></text:p>
        </draw:text-box>
        <svg:title/>
        <svg:desc/>
      </draw:frame>
      <draw:frame draw:id="id52" presentation:style-name="a284" draw:name="Slide Number Placeholder 6" svg:x="11.74826in" svg:y="6.43403in" svg:width="0.35276in" svg:height="0.39931in" presentation:class="page-number" presentation:placeholder="false">
        <draw:text-box>
          <text:p text:style-name="a283" text:class-names="" text:cond-style-name=""><text:span text:style-name="a282" text:class-names=""><text:page-number style:num-format="1" text:fixed="false"/></text:span></text:p>
        </draw:text-box>
        <svg:title/>
        <svg:desc/>
      </draw:frame>
    </style:master-page>
    <style:master-page style:name="Master1-Layout10-cust-Panoramic-Picture-with-Caption" style:page-layout-name="pageLayout1" draw:style-name="a286">
      <draw:frame draw:id="id53" presentation:style-name="a289" draw:name="Title 1" svg:x="1.24826in" svg:y="5.17592in" svg:width="10.83333in" svg:height="0.61979in" presentation:class="title" presentation:placeholder="false">
        <draw:text-box>
          <text:p text:style-name="a288" text:class-names="" text:cond-style-name=""><text:span text:style-name="a287" text:class-names="">Click to edit Master title style</text:span></text:p>
        </draw:text-box>
        <svg:title/>
        <svg:desc/>
      </draw:frame>
      <draw:frame draw:id="id54" presentation:style-name="a292" draw:name="Picture Placeholder 2" svg:x="2.16493in" svg:y="1.01937in" svg:width="8.996in" svg:height="3.46126in" presentation:class="graphic" presentation:placeholder="false">
        <draw:text-box>
          <text:p text:style-name="a291" text:class-names="" text:cond-style-name=""><text:span text:style-name="a290" text:class-names="">Click icon to add picture</text:span></text:p>
        </draw:text-box>
        <svg:title/>
        <svg:desc/>
      </draw:frame>
      <draw:frame draw:id="id55" presentation:style-name="a296" draw:name="Text Placeholder 3" svg:x="1.24826in" svg:y="5.79572in" svg:width="10.83333in" svg:height="0.53993in" presentation:class="outline" presentation:placeholder="false">
        <draw:text-box>
          <text:list text:style-name="a295">
            <text:list-item>
              <text:p text:style-name="a294" text:class-names="" text:cond-style-name=""><text:span text:style-name="a293" text:class-names="">Click to edit Master text styles</text:span></text:p>
            </text:list-item>
          </text:list>
        </draw:text-box>
        <svg:title/>
        <svg:desc/>
      </draw:frame>
      <draw:frame draw:id="id56" presentation:style-name="a300" draw:name="Date Placeholder 4" svg:x="9.66493in" svg:y="6.43403in" svg:width="1.75in" svg:height="0.39931in" presentation:class="date-time" presentation:placeholder="false">
        <draw:text-box>
          <text:p text:style-name="a299" text:class-names="" text:cond-style-name=""><text:span text:style-name="a297" text:class-names=""><text:date text:fixed="false" style:data-style-name="a298">6/12/2023</text:date></text:span></text:p>
        </draw:text-box>
        <svg:title/>
        <svg:desc/>
      </draw:frame>
      <draw:frame draw:id="id57" presentation:style-name="a303" draw:name="Footer Placeholder 5" svg:x="1.24826in" svg:y="6.43403in" svg:width="8.25in" svg:height="0.39931in" presentation:class="footer" presentation:placeholder="false">
        <draw:text-box>
          <text:p text:style-name="a302" text:class-names="" text:cond-style-name=""><text:span text:style-name="a301" text:class-names=""/></text:p>
        </draw:text-box>
        <svg:title/>
        <svg:desc/>
      </draw:frame>
      <draw:frame draw:id="id58" presentation:style-name="a306" draw:name="Slide Number Placeholder 6" svg:x="11.49826in" svg:y="6.43403in" svg:width="0.60276in" svg:height="0.39931in" presentation:class="page-number" presentation:placeholder="false">
        <draw:text-box>
          <text:p text:style-name="a305" text:class-names="" text:cond-style-name=""><text:span text:style-name="a304" text:class-names=""><text:page-number style:num-format="1" text:fixed="false"/></text:span></text:p>
        </draw:text-box>
        <svg:title/>
        <svg:desc/>
      </draw:frame>
    </style:master-page>
    <style:master-page style:name="Master1-Layout11-cust-Title-and-Caption" style:page-layout-name="pageLayout1" draw:style-name="a308">
      <draw:frame draw:id="id59" presentation:style-name="a311" draw:name="Title 1" svg:x="1.24826in" svg:y="0.66667in" svg:width="10.83333in" svg:height="3.41667in" presentation:class="title" presentation:placeholder="false">
        <draw:text-box>
          <text:p text:style-name="a310" text:class-names="" text:cond-style-name=""><text:span text:style-name="a309" text:class-names="">Click to edit Master title style</text:span></text:p>
        </draw:text-box>
        <svg:title/>
        <svg:desc/>
      </draw:frame>
      <draw:frame draw:id="id60" presentation:style-name="a315" draw:name="Text Placeholder 2" svg:x="1.24826in" svg:y="4.75in" svg:width="10.83333in" svg:height="1.58333in" presentation:class="outline" presentation:placeholder="false">
        <draw:text-box>
          <text:list text:style-name="a314">
            <text:list-item>
              <text:p text:style-name="a313" text:class-names="" text:cond-style-name=""><text:span text:style-name="a312" text:class-names="">Click to edit Master text styles</text:span></text:p>
            </text:list-item>
          </text:list>
        </draw:text-box>
        <svg:title/>
        <svg:desc/>
      </draw:frame>
      <draw:frame draw:id="id61" presentation:style-name="a319" draw:name="Date Placeholder 3" svg:x="9.66493in" svg:y="6.43403in" svg:width="1.75in" svg:height="0.39931in" presentation:class="date-time" presentation:placeholder="false">
        <draw:text-box>
          <text:p text:style-name="a318" text:class-names="" text:cond-style-name=""><text:span text:style-name="a316" text:class-names=""><text:date text:fixed="false" style:data-style-name="a317">6/12/2023</text:date></text:span></text:p>
        </draw:text-box>
        <svg:title/>
        <svg:desc/>
      </draw:frame>
      <draw:frame draw:id="id62" presentation:style-name="a322" draw:name="Footer Placeholder 4" svg:x="1.24826in" svg:y="6.43403in" svg:width="8.25in" svg:height="0.39931in" presentation:class="footer" presentation:placeholder="false">
        <draw:text-box>
          <text:p text:style-name="a321" text:class-names="" text:cond-style-name=""><text:span text:style-name="a320" text:class-names=""/></text:p>
        </draw:text-box>
        <svg:title/>
        <svg:desc/>
      </draw:frame>
      <draw:frame draw:id="id63" presentation:style-name="a325" draw:name="Slide Number Placeholder 5" svg:x="11.49826in" svg:y="6.43403in" svg:width="0.60276in" svg:height="0.39931in" presentation:class="page-number" presentation:placeholder="false">
        <draw:text-box>
          <text:p text:style-name="a324" text:class-names="" text:cond-style-name=""><text:span text:style-name="a323" text:class-names=""><text:page-number style:num-format="1" text:fixed="false"/></text:span></text:p>
        </draw:text-box>
        <svg:title/>
        <svg:desc/>
      </draw:frame>
    </style:master-page>
    <style:master-page style:name="Master1-Layout12-cust-Quote-with-Caption" style:page-layout-name="pageLayout1" draw:style-name="a327">
      <draw:frame draw:id="id64" draw:style-name="a330" draw:name="TextBox 13" svg:x="0.91493in" svg:y="0.86048in" svg:width="0.66667in" svg:height="0.63952in">
        <draw:text-box>
          <text:p text:style-name="a329" text:class-names="" text:cond-style-name=""><text:span text:style-name="a328" text:class-names="">“</text:span></text:p>
        </draw:text-box>
        <svg:title/>
        <svg:desc/>
      </draw:frame>
      <draw:frame draw:id="id65" draw:style-name="a333" draw:name="TextBox 14" svg:x="11.41493in" svg:y="3in" svg:width="0.66667in" svg:height="0.63952in">
        <draw:text-box>
          <text:p text:style-name="a332" text:class-names="" text:cond-style-name=""><text:span text:style-name="a331" text:class-names="">”</text:span></text:p>
        </draw:text-box>
        <svg:title/>
        <svg:desc/>
      </draw:frame>
      <draw:frame draw:id="id66" presentation:style-name="a336" draw:name="Title 1" svg:x="1.5816in" svg:y="0.66667in" svg:width="10.16666in" svg:height="3in" presentation:class="title" presentation:placeholder="false">
        <draw:text-box>
          <text:p text:style-name="a335" text:class-names="" text:cond-style-name=""><text:span text:style-name="a334" text:class-names="">Click to edit Master title style</text:span></text:p>
        </draw:text-box>
        <svg:title/>
        <svg:desc/>
      </draw:frame>
      <draw:frame draw:id="id67" presentation:style-name="a340" draw:name="Text Placeholder 9" svg:x="1.8316in" svg:y="3.66667in" svg:width="9.66667in" svg:height="0.41667in" presentation:class="outline" presentation:placeholder="false">
        <draw:text-box>
          <text:list text:style-name="a339">
            <text:list-item>
              <text:p text:style-name="a338" text:class-names="" text:cond-style-name=""><text:span text:style-name="a337" text:class-names="">Click to edit Master text styles</text:span></text:p>
            </text:list-item>
          </text:list>
        </draw:text-box>
        <svg:title/>
        <svg:desc/>
      </draw:frame>
      <draw:frame draw:id="id68" presentation:style-name="a344" draw:name="Text Placeholder 2" svg:x="1.24826in" svg:y="4.75in" svg:width="10.83333in" svg:height="1.58333in" presentation:class="outline" presentation:placeholder="false">
        <draw:text-box>
          <text:list text:style-name="a343">
            <text:list-item>
              <text:p text:style-name="a342" text:class-names="" text:cond-style-name=""><text:span text:style-name="a341" text:class-names="">Click to edit Master text styles</text:span></text:p>
            </text:list-item>
          </text:list>
        </draw:text-box>
        <svg:title/>
        <svg:desc/>
      </draw:frame>
      <draw:frame draw:id="id69" presentation:style-name="a348" draw:name="Date Placeholder 3" svg:x="9.66493in" svg:y="6.43403in" svg:width="1.75in" svg:height="0.39931in" presentation:class="date-time" presentation:placeholder="false">
        <draw:text-box>
          <text:p text:style-name="a347" text:class-names="" text:cond-style-name=""><text:span text:style-name="a345" text:class-names=""><text:date text:fixed="false" style:data-style-name="a346">6/12/2023</text:date></text:span></text:p>
        </draw:text-box>
        <svg:title/>
        <svg:desc/>
      </draw:frame>
      <draw:frame draw:id="id70" presentation:style-name="a351" draw:name="Footer Placeholder 4" svg:x="1.24826in" svg:y="6.43403in" svg:width="8.25in" svg:height="0.39931in" presentation:class="footer" presentation:placeholder="false">
        <draw:text-box>
          <text:p text:style-name="a350" text:class-names="" text:cond-style-name=""><text:span text:style-name="a349" text:class-names=""/></text:p>
        </draw:text-box>
        <svg:title/>
        <svg:desc/>
      </draw:frame>
      <draw:frame draw:id="id71" presentation:style-name="a354" draw:name="Slide Number Placeholder 5" svg:x="11.49826in" svg:y="6.43403in" svg:width="0.60276in" svg:height="0.39931in" presentation:class="page-number" presentation:placeholder="false">
        <draw:text-box>
          <text:p text:style-name="a353" text:class-names="" text:cond-style-name=""><text:span text:style-name="a352" text:class-names=""><text:page-number style:num-format="1" text:fixed="false"/></text:span></text:p>
        </draw:text-box>
        <svg:title/>
        <svg:desc/>
      </draw:frame>
    </style:master-page>
    <style:master-page style:name="Master1-Layout13-cust-Name-Card" style:page-layout-name="pageLayout1" draw:style-name="a356">
      <draw:frame draw:id="id72" presentation:style-name="a359" draw:name="Title 1" svg:x="1.24826in" svg:y="3.61831in" svg:width="10.83333in" svg:height="1.6063in" presentation:class="title" presentation:placeholder="false">
        <draw:text-box>
          <text:p text:style-name="a358" text:class-names="" text:cond-style-name=""><text:span text:style-name="a357" text:class-names="">Click to edit Master title style</text:span></text:p>
        </draw:text-box>
        <svg:title/>
        <svg:desc/>
      </draw:frame>
      <draw:frame draw:id="id73" presentation:style-name="a363" draw:name="Text Placeholder 2" svg:x="1.24826in" svg:y="5.22461in" svg:width="10.83333in" svg:height="0.94094in" presentation:class="outline" presentation:placeholder="false">
        <draw:text-box>
          <text:list text:style-name="a362">
            <text:list-item>
              <text:p text:style-name="a361" text:class-names="" text:cond-style-name=""><text:span text:style-name="a360" text:class-names="">Click to edit Master text styles</text:span></text:p>
            </text:list-item>
          </text:list>
        </draw:text-box>
        <svg:title/>
        <svg:desc/>
      </draw:frame>
      <draw:frame draw:id="id74" presentation:style-name="a367" draw:name="Date Placeholder 3" svg:x="9.66493in" svg:y="6.43403in" svg:width="1.75in" svg:height="0.39931in" presentation:class="date-time" presentation:placeholder="false">
        <draw:text-box>
          <text:p text:style-name="a366" text:class-names="" text:cond-style-name=""><text:span text:style-name="a364" text:class-names=""><text:date text:fixed="false" style:data-style-name="a365">6/12/2023</text:date></text:span></text:p>
        </draw:text-box>
        <svg:title/>
        <svg:desc/>
      </draw:frame>
      <draw:frame draw:id="id75" presentation:style-name="a370" draw:name="Footer Placeholder 4" svg:x="1.24826in" svg:y="6.43403in" svg:width="8.25in" svg:height="0.39931in" presentation:class="footer" presentation:placeholder="false">
        <draw:text-box>
          <text:p text:style-name="a369" text:class-names="" text:cond-style-name=""><text:span text:style-name="a368" text:class-names=""/></text:p>
        </draw:text-box>
        <svg:title/>
        <svg:desc/>
      </draw:frame>
      <draw:frame draw:id="id76" presentation:style-name="a373" draw:name="Slide Number Placeholder 5" svg:x="11.49826in" svg:y="6.43403in" svg:width="0.60276in" svg:height="0.39931in" presentation:class="page-number" presentation:placeholder="false">
        <draw:text-box>
          <text:p text:style-name="a372" text:class-names="" text:cond-style-name=""><text:span text:style-name="a371" text:class-names=""><text:page-number style:num-format="1" text:fixed="false"/></text:span></text:p>
        </draw:text-box>
        <svg:title/>
        <svg:desc/>
      </draw:frame>
    </style:master-page>
    <style:master-page style:name="Master1-Layout14-cust-Quote-Name-Card" style:page-layout-name="pageLayout1" draw:style-name="a375">
      <draw:frame draw:id="id77" draw:style-name="a378" draw:name="TextBox 13" svg:x="0.91493in" svg:y="0.86048in" svg:width="0.66667in" svg:height="0.63952in">
        <draw:text-box>
          <text:p text:style-name="a377" text:class-names="" text:cond-style-name=""><text:span text:style-name="a376" text:class-names="">“</text:span></text:p>
        </draw:text-box>
        <svg:title/>
        <svg:desc/>
      </draw:frame>
      <draw:frame draw:id="id78" draw:style-name="a381" draw:name="TextBox 14" svg:x="11.41493in" svg:y="3in" svg:width="0.66667in" svg:height="0.63952in">
        <draw:text-box>
          <text:p text:style-name="a380" text:class-names="" text:cond-style-name=""><text:span text:style-name="a379" text:class-names="">”</text:span></text:p>
        </draw:text-box>
        <svg:title/>
        <svg:desc/>
      </draw:frame>
      <draw:frame draw:id="id79" presentation:style-name="a384" draw:name="Title 1" svg:x="1.5816in" svg:y="0.66667in" svg:width="10.16666in" svg:height="3in" presentation:class="title" presentation:placeholder="false">
        <draw:text-box>
          <text:p text:style-name="a383" text:class-names="" text:cond-style-name=""><text:span text:style-name="a382" text:class-names="">Click to edit Master title style</text:span></text:p>
        </draw:text-box>
        <svg:title/>
        <svg:desc/>
      </draw:frame>
      <draw:frame draw:id="id80" presentation:style-name="a388" draw:name="Text Placeholder 9" svg:x="1.24826in" svg:y="4.25in" svg:width="10.83333in" svg:height="0.97222in" presentation:class="outline" presentation:placeholder="false">
        <draw:text-box>
          <text:list text:style-name="a387">
            <text:list-item>
              <text:p text:style-name="a386" text:class-names="" text:cond-style-name=""><text:span text:style-name="a385" text:class-names="">Click to edit Master text styles</text:span></text:p>
            </text:list-item>
          </text:list>
        </draw:text-box>
        <svg:title/>
        <svg:desc/>
      </draw:frame>
      <draw:frame draw:id="id81" presentation:style-name="a392" draw:name="Text Placeholder 2" svg:x="1.24826in" svg:y="5.22222in" svg:width="10.83333in" svg:height="1.11111in" presentation:class="outline" presentation:placeholder="false">
        <draw:text-box>
          <text:list text:style-name="a391">
            <text:list-item>
              <text:p text:style-name="a390" text:class-names="" text:cond-style-name=""><text:span text:style-name="a389" text:class-names="">Click to edit Master text styles</text:span></text:p>
            </text:list-item>
          </text:list>
        </draw:text-box>
        <svg:title/>
        <svg:desc/>
      </draw:frame>
      <draw:frame draw:id="id82" presentation:style-name="a396" draw:name="Date Placeholder 3" svg:x="9.66493in" svg:y="6.43403in" svg:width="1.75in" svg:height="0.39931in" presentation:class="date-time" presentation:placeholder="false">
        <draw:text-box>
          <text:p text:style-name="a395" text:class-names="" text:cond-style-name=""><text:span text:style-name="a393" text:class-names=""><text:date text:fixed="false" style:data-style-name="a394">6/12/2023</text:date></text:span></text:p>
        </draw:text-box>
        <svg:title/>
        <svg:desc/>
      </draw:frame>
      <draw:frame draw:id="id83" presentation:style-name="a399" draw:name="Footer Placeholder 4" svg:x="1.24826in" svg:y="6.43403in" svg:width="8.25in" svg:height="0.39931in" presentation:class="footer" presentation:placeholder="false">
        <draw:text-box>
          <text:p text:style-name="a398" text:class-names="" text:cond-style-name=""><text:span text:style-name="a397" text:class-names=""/></text:p>
        </draw:text-box>
        <svg:title/>
        <svg:desc/>
      </draw:frame>
      <draw:frame draw:id="id84" presentation:style-name="a402" draw:name="Slide Number Placeholder 5" svg:x="11.49826in" svg:y="6.43403in" svg:width="0.60276in" svg:height="0.39931in" presentation:class="page-number" presentation:placeholder="false">
        <draw:text-box>
          <text:p text:style-name="a401" text:class-names="" text:cond-style-name=""><text:span text:style-name="a400" text:class-names=""><text:page-number style:num-format="1" text:fixed="false"/></text:span></text:p>
        </draw:text-box>
        <svg:title/>
        <svg:desc/>
      </draw:frame>
    </style:master-page>
    <style:master-page style:name="Master1-Layout15-cust-True-or-False" style:page-layout-name="pageLayout1" draw:style-name="a404">
      <draw:frame draw:id="id85" presentation:style-name="a407" draw:name="Title 1" svg:x="1.24826in" svg:y="0.66667in" svg:width="10.83333in" svg:height="3in" presentation:class="title" presentation:placeholder="false">
        <draw:text-box>
          <text:p text:style-name="a406" text:class-names="" text:cond-style-name=""><text:span text:style-name="a405" text:class-names="">Click to edit Master title style</text:span></text:p>
        </draw:text-box>
        <svg:title/>
        <svg:desc/>
      </draw:frame>
      <draw:frame draw:id="id86" presentation:style-name="a411" draw:name="Text Placeholder 9" svg:x="1.24826in" svg:y="3.83333in" svg:width="10.83333in" svg:height="0.91667in" presentation:class="outline" presentation:placeholder="false">
        <draw:text-box>
          <text:list text:style-name="a410">
            <text:list-item>
              <text:p text:style-name="a409" text:class-names="" text:cond-style-name=""><text:span text:style-name="a408" text:class-names="">Click to edit Master text styles</text:span></text:p>
            </text:list-item>
          </text:list>
        </draw:text-box>
        <svg:title/>
        <svg:desc/>
      </draw:frame>
      <draw:frame draw:id="id87" presentation:style-name="a415" draw:name="Text Placeholder 2" svg:x="1.24826in" svg:y="4.75in" svg:width="10.83333in" svg:height="1.58333in" presentation:class="outline" presentation:placeholder="false">
        <draw:text-box>
          <text:list text:style-name="a414">
            <text:list-item>
              <text:p text:style-name="a413" text:class-names="" text:cond-style-name=""><text:span text:style-name="a412" text:class-names="">Click to edit Master text styles</text:span></text:p>
            </text:list-item>
          </text:list>
        </draw:text-box>
        <svg:title/>
        <svg:desc/>
      </draw:frame>
      <draw:frame draw:id="id88" presentation:style-name="a419" draw:name="Date Placeholder 3" svg:x="9.66493in" svg:y="6.43403in" svg:width="1.75in" svg:height="0.39931in" presentation:class="date-time" presentation:placeholder="false">
        <draw:text-box>
          <text:p text:style-name="a418" text:class-names="" text:cond-style-name=""><text:span text:style-name="a416" text:class-names=""><text:date text:fixed="false" style:data-style-name="a417">6/12/2023</text:date></text:span></text:p>
        </draw:text-box>
        <svg:title/>
        <svg:desc/>
      </draw:frame>
      <draw:frame draw:id="id89" presentation:style-name="a422" draw:name="Footer Placeholder 4" svg:x="1.24826in" svg:y="6.43403in" svg:width="8.25in" svg:height="0.39931in" presentation:class="footer" presentation:placeholder="false">
        <draw:text-box>
          <text:p text:style-name="a421" text:class-names="" text:cond-style-name=""><text:span text:style-name="a420" text:class-names=""/></text:p>
        </draw:text-box>
        <svg:title/>
        <svg:desc/>
      </draw:frame>
      <draw:frame draw:id="id90" presentation:style-name="a425" draw:name="Slide Number Placeholder 5" svg:x="11.49826in" svg:y="6.43403in" svg:width="0.60276in" svg:height="0.39931in" presentation:class="page-number" presentation:placeholder="false">
        <draw:text-box>
          <text:p text:style-name="a424" text:class-names="" text:cond-style-name=""><text:span text:style-name="a423" text:class-names=""><text:page-number style:num-format="1" text:fixed="false"/></text:span></text:p>
        </draw:text-box>
        <svg:title/>
        <svg:desc/>
      </draw:frame>
    </style:master-page>
    <style:master-page style:name="Master1-Layout16-vertTx-Title-and-Vertical-Text" style:page-layout-name="pageLayout1" draw:style-name="a427">
      <draw:frame draw:id="id91" presentation:style-name="a430" draw:name="Title 1" svg:x="1.24826in" svg:y="0.66667in" svg:width="10.83333in" svg:height="2.08333in" presentation:class="title" presentation:placeholder="false">
        <draw:text-box>
          <text:p text:style-name="a429" text:class-names="" text:cond-style-name=""><text:span text:style-name="a428" text:class-names="">Click to edit Master title style</text:span></text:p>
        </draw:text-box>
        <svg:title/>
        <svg:desc/>
      </draw:frame>
      <draw:frame draw:id="id92" presentation:style-name="a446" draw:name="Vertical Text Placeholder 2" svg:x="1.24826in" svg:y="2.91667in" svg:width="10.83333in" svg:height="3.41667in" presentation:class="outline" presentation:placeholder="false">
        <draw:text-box>
          <text:list text:style-name="a433">
            <text:list-item>
              <text:p text:style-name="a432" text:class-names="" text:cond-style-name=""><text:span text:style-name="a431" text:class-names="">Click to edit Master text styles</text:span></text:p>
            </text:list-item>
          </text:list>
          <text:list text:style-name="a436">
            <text:list-item>
              <text:list text:style-name="a436">
                <text:list-item>
                  <text:p text:style-name="a435" text:class-names="" text:cond-style-name=""><text:span text:style-name="a434" text:class-names="">Second level</text:span></text:p>
                </text:list-item>
              </text:list>
            </text:list-item>
          </text:list>
          <text:list text:style-name="a439">
            <text:list-item>
              <text:list text:style-name="a439">
                <text:list-item>
                  <text:list text:style-name="a439">
                    <text:list-item>
                      <text:p text:style-name="a438" text:class-names="" text:cond-style-name=""><text:span text:style-name="a437" text:class-names="">Third level</text:span></text:p>
                    </text:list-item>
                  </text:list>
                </text:list-item>
              </text:list>
            </text:list-item>
          </text:list>
          <text:list text:style-name="a442">
            <text:list-item>
              <text:list text:style-name="a442">
                <text:list-item>
                  <text:list text:style-name="a442">
                    <text:list-item>
                      <text:list text:style-name="a442">
                        <text:list-item>
                          <text:p text:style-name="a441" text:class-names="" text:cond-style-name=""><text:span text:style-name="a440" text:class-names="">Fourth level</text:span></text:p>
                        </text:list-item>
                      </text:list>
                    </text:list-item>
                  </text:list>
                </text:list-item>
              </text:list>
            </text:list-item>
          </text:list>
          <text:list text:style-name="a445">
            <text:list-item>
              <text:list text:style-name="a445">
                <text:list-item>
                  <text:list text:style-name="a445">
                    <text:list-item>
                      <text:list text:style-name="a445">
                        <text:list-item>
                          <text:list text:style-name="a445">
                            <text:list-item>
                              <text:p text:style-name="a444" text:class-names="" text:cond-style-name=""><text:span text:style-name="a443" text:class-names="">Fifth level</text:span></text:p>
                            </text:list-item>
                          </text:list>
                        </text:list-item>
                      </text:list>
                    </text:list-item>
                  </text:list>
                </text:list-item>
              </text:list>
            </text:list-item>
          </text:list>
        </draw:text-box>
        <svg:title/>
        <svg:desc/>
      </draw:frame>
      <draw:frame draw:id="id93" presentation:style-name="a450" draw:name="Date Placeholder 3" svg:x="9.66493in" svg:y="6.43403in" svg:width="1.75in" svg:height="0.39931in" presentation:class="date-time" presentation:placeholder="false">
        <draw:text-box>
          <text:p text:style-name="a449" text:class-names="" text:cond-style-name=""><text:span text:style-name="a447" text:class-names=""><text:date text:fixed="false" style:data-style-name="a448">6/12/2023</text:date></text:span></text:p>
        </draw:text-box>
        <svg:title/>
        <svg:desc/>
      </draw:frame>
      <draw:frame draw:id="id94" presentation:style-name="a453" draw:name="Footer Placeholder 4" svg:x="1.24826in" svg:y="6.43403in" svg:width="8.25in" svg:height="0.39931in" presentation:class="footer" presentation:placeholder="false">
        <draw:text-box>
          <text:p text:style-name="a452" text:class-names="" text:cond-style-name=""><text:span text:style-name="a451" text:class-names=""/></text:p>
        </draw:text-box>
        <svg:title/>
        <svg:desc/>
      </draw:frame>
      <draw:frame draw:id="id95" presentation:style-name="a456" draw:name="Slide Number Placeholder 5" svg:x="11.49826in" svg:y="6.43403in" svg:width="0.60276in" svg:height="0.39931in" presentation:class="page-number" presentation:placeholder="false">
        <draw:text-box>
          <text:p text:style-name="a455" text:class-names="" text:cond-style-name=""><text:span text:style-name="a454" text:class-names=""><text:page-number style:num-format="1" text:fixed="false"/></text:span></text:p>
        </draw:text-box>
        <svg:title/>
        <svg:desc/>
      </draw:frame>
    </style:master-page>
    <style:master-page style:name="Master1-Layout17-vertTitleAndTx-Vertical-Title-and-Text" style:page-layout-name="pageLayout1" draw:style-name="a458">
      <draw:frame draw:id="id96" presentation:style-name="a461" draw:name="Vertical Title 1" svg:x="9.66415in" svg:y="0.66667in" svg:width="2.41745in" svg:height="5.66667in" presentation:class="title" presentation:placeholder="false">
        <draw:text-box>
          <text:p text:style-name="a460" text:class-names="" text:cond-style-name=""><text:span text:style-name="a459" text:class-names="">Click to edit Master title style</text:span></text:p>
        </draw:text-box>
        <svg:title/>
        <svg:desc/>
      </draw:frame>
      <draw:frame draw:id="id97" presentation:style-name="a477" draw:name="Vertical Text Placeholder 2" svg:x="1.24826in" svg:y="0.66667in" svg:width="8.25in" svg:height="5.66667in" presentation:class="outline" presentation:placeholder="false">
        <draw:text-box>
          <text:list text:style-name="a464">
            <text:list-item>
              <text:p text:style-name="a463" text:class-names="" text:cond-style-name=""><text:span text:style-name="a462" text:class-names="">Click to edit Master text styles</text:span></text:p>
            </text:list-item>
          </text:list>
          <text:list text:style-name="a467">
            <text:list-item>
              <text:list text:style-name="a467">
                <text:list-item>
                  <text:p text:style-name="a466" text:class-names="" text:cond-style-name=""><text:span text:style-name="a465" text:class-names="">Second level</text:span></text:p>
                </text:list-item>
              </text:list>
            </text:list-item>
          </text:list>
          <text:list text:style-name="a470">
            <text:list-item>
              <text:list text:style-name="a470">
                <text:list-item>
                  <text:list text:style-name="a470">
                    <text:list-item>
                      <text:p text:style-name="a469" text:class-names="" text:cond-style-name=""><text:span text:style-name="a468" text:class-names="">Third level</text:span></text:p>
                    </text:list-item>
                  </text:list>
                </text:list-item>
              </text:list>
            </text:list-item>
          </text:list>
          <text:list text:style-name="a473">
            <text:list-item>
              <text:list text:style-name="a473">
                <text:list-item>
                  <text:list text:style-name="a473">
                    <text:list-item>
                      <text:list text:style-name="a473">
                        <text:list-item>
                          <text:p text:style-name="a472" text:class-names="" text:cond-style-name=""><text:span text:style-name="a471" text:class-names="">Fourth level</text:span></text:p>
                        </text:list-item>
                      </text:list>
                    </text:list-item>
                  </text:list>
                </text:list-item>
              </text:list>
            </text:list-item>
          </text:list>
          <text:list text:style-name="a476">
            <text:list-item>
              <text:list text:style-name="a476">
                <text:list-item>
                  <text:list text:style-name="a476">
                    <text:list-item>
                      <text:list text:style-name="a476">
                        <text:list-item>
                          <text:list text:style-name="a476">
                            <text:list-item>
                              <text:p text:style-name="a475" text:class-names="" text:cond-style-name=""><text:span text:style-name="a474" text:class-names="">Fifth level</text:span></text:p>
                            </text:list-item>
                          </text:list>
                        </text:list-item>
                      </text:list>
                    </text:list-item>
                  </text:list>
                </text:list-item>
              </text:list>
            </text:list-item>
          </text:list>
        </draw:text-box>
        <svg:title/>
        <svg:desc/>
      </draw:frame>
      <draw:frame draw:id="id98" presentation:style-name="a481" draw:name="Date Placeholder 3" svg:x="9.66493in" svg:y="6.43403in" svg:width="1.75in" svg:height="0.39931in" presentation:class="date-time" presentation:placeholder="false">
        <draw:text-box>
          <text:p text:style-name="a480" text:class-names="" text:cond-style-name=""><text:span text:style-name="a478" text:class-names=""><text:date text:fixed="false" style:data-style-name="a479">6/12/2023</text:date></text:span></text:p>
        </draw:text-box>
        <svg:title/>
        <svg:desc/>
      </draw:frame>
      <draw:frame draw:id="id99" presentation:style-name="a484" draw:name="Footer Placeholder 4" svg:x="1.24826in" svg:y="6.43403in" svg:width="8.25in" svg:height="0.39931in" presentation:class="footer" presentation:placeholder="false">
        <draw:text-box>
          <text:p text:style-name="a483" text:class-names="" text:cond-style-name=""><text:span text:style-name="a482" text:class-names=""/></text:p>
        </draw:text-box>
        <svg:title/>
        <svg:desc/>
      </draw:frame>
      <draw:frame draw:id="id100" presentation:style-name="a487" draw:name="Slide Number Placeholder 5" svg:x="11.49826in" svg:y="6.43403in" svg:width="0.60276in" svg:height="0.39931in" presentation:class="page-number" presentation:placeholder="false">
        <draw:text-box>
          <text:p text:style-name="a486" text:class-names="" text:cond-style-name=""><text:span text:style-name="a485" text:class-names=""><text:page-number style:num-format="1" text:fixed="false"/></text:span></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WAREHOUSE MANAGNENT INFORMATION SYSTEM</dc:title>
    <meta:initial-creator>BBICT/2021/78153 i</meta:initial-creator>
    <dc:creator>BBICT/2021/78153 i</dc:creator>
    <meta:creation-date>2023-06-05T03:35:40Z</meta:creation-date>
    <dc:date>2023-06-12T10:03:41Z</dc:date>
    <meta:template xlink:href="TM03457485%5b%5bfn=Mesh%5d%5d" xlink:type="simple"/>
    <meta:editing-cycles>4</meta:editing-cycles>
    <meta:editing-duration>PT130655S</meta:editing-duration>
    <meta:document-statistic meta:paragraph-count="17" meta:word-count="233"/>
  </office:meta>
</office:document-meta>
</file>